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loext:graphic-properties draw:fill="none" draw:fill-color="#ffffff" draw:opacity="100%"/>
      <style:paragraph-properties fo:text-align="center" style:justify-single-word="false" fo:background-color="transparent"/>
      <style:text-properties style:font-name="Tahoma" fo:font-size="10pt" fo:background-color="#ffffff" style:font-size-asian="10pt" style:font-size-complex="10pt"/>
    </style:style>
    <style:style style:name="P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officeooo:rsid="000c50d1" officeooo:paragraph-rsid="000c50d1" style:font-size-asian="8.75pt" style:font-size-complex="10pt" fo:hyphenate="true" fo:hyphenation-remain-char-count="2" fo:hyphenation-push-char-count="2"/>
    </style:style>
    <style:style style:name="P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officeooo:rsid="000c6e59" officeooo:paragraph-rsid="000df794" style:font-size-asian="8.75pt" style:font-size-complex="10pt" fo:hyphenate="true" fo:hyphenation-remain-char-count="2" fo:hyphenation-push-char-count="2"/>
    </style:style>
    <style:style style:name="P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officeooo:rsid="000df794" officeooo:paragraph-rsid="000df794" style:font-size-asian="8.75pt" style:font-size-complex="10pt" fo:hyphenate="true" fo:hyphenation-remain-char-count="2" fo:hyphenation-push-char-count="2"/>
    </style:style>
    <style:style style:name="P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0eb197" officeooo:paragraph-rsid="000eb197" style:font-size-asian="8.75pt" style:font-size-complex="10pt" fo:hyphenate="true" fo:hyphenation-remain-char-count="2" fo:hyphenation-push-char-count="2"/>
    </style:style>
    <style:style style:name="P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0f2cf9" officeooo:paragraph-rsid="000f2cf9" style:font-size-asian="8.75pt" style:font-size-complex="10pt" fo:hyphenate="true" fo:hyphenation-remain-char-count="2" fo:hyphenation-push-char-count="2"/>
    </style:style>
    <style:style style:name="P7"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0f2cf9" officeooo:paragraph-rsid="0012552d" style:font-size-asian="8.75pt" style:font-size-complex="10pt" fo:hyphenate="true" fo:hyphenation-remain-char-count="2" fo:hyphenation-push-char-count="2"/>
    </style:style>
    <style:style style:name="P8"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0f2cf9" officeooo:paragraph-rsid="001a0cf5" style:font-size-asian="8.75pt" style:font-size-complex="10pt" fo:hyphenate="true" fo:hyphenation-remain-char-count="2" fo:hyphenation-push-char-count="2"/>
    </style:style>
    <style:style style:name="P9"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0f2cf9" officeooo:paragraph-rsid="0010552e" style:font-size-asian="8.75pt" style:font-size-complex="10pt" fo:hyphenate="true" fo:hyphenation-remain-char-count="2" fo:hyphenation-push-char-count="2"/>
    </style:style>
    <style:style style:name="P10"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0f2cf9" officeooo:paragraph-rsid="001c5988" style:font-size-asian="8.75pt" style:font-size-complex="10pt" fo:hyphenate="true" fo:hyphenation-remain-char-count="2" fo:hyphenation-push-char-count="2"/>
    </style:style>
    <style:style style:name="P11"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10552e" officeooo:paragraph-rsid="0010552e" style:font-size-asian="8.75pt" style:font-size-complex="10pt" fo:hyphenate="true" fo:hyphenation-remain-char-count="2" fo:hyphenation-push-char-count="2"/>
    </style:style>
    <style:style style:name="P1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113858" officeooo:paragraph-rsid="00113858" style:font-size-asian="8.75pt" style:font-size-complex="10pt" fo:hyphenate="true" fo:hyphenation-remain-char-count="2" fo:hyphenation-push-char-count="2"/>
    </style:style>
    <style:style style:name="P1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12552d" officeooo:paragraph-rsid="0012552d" style:font-size-asian="8.75pt" style:font-size-complex="10pt" fo:hyphenate="true" fo:hyphenation-remain-char-count="2" fo:hyphenation-push-char-count="2"/>
    </style:style>
    <style:style style:name="P1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12ae1f" officeooo:paragraph-rsid="0012ae1f" style:font-size-asian="8.75pt" style:font-size-complex="10pt" fo:hyphenate="true" fo:hyphenation-remain-char-count="2" fo:hyphenation-push-char-count="2"/>
    </style:style>
    <style:style style:name="P1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12ae1f" officeooo:paragraph-rsid="001385e9" style:font-size-asian="8.75pt" style:font-size-complex="10pt" fo:hyphenate="true" fo:hyphenation-remain-char-count="2" fo:hyphenation-push-char-count="2"/>
    </style:style>
    <style:style style:name="P1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146dc0" officeooo:paragraph-rsid="00146dc0" style:font-size-asian="8.75pt" style:font-size-complex="10pt" fo:hyphenate="true" fo:hyphenation-remain-char-count="2" fo:hyphenation-push-char-count="2"/>
    </style:style>
    <style:style style:name="P17"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15362e" officeooo:paragraph-rsid="0015362e" style:font-size-asian="8.75pt" style:font-size-complex="10pt" fo:hyphenate="true" fo:hyphenation-remain-char-count="2" fo:hyphenation-push-char-count="2"/>
    </style:style>
    <style:style style:name="P18"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1af9f1" officeooo:paragraph-rsid="001af9f1" style:font-size-asian="8.75pt" style:font-size-complex="10pt" fo:hyphenate="true" fo:hyphenation-remain-char-count="2" fo:hyphenation-push-char-count="2"/>
    </style:style>
    <style:style style:name="P19"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15673e" officeooo:paragraph-rsid="0015673e" style:font-size-asian="8.75pt" style:font-size-complex="10pt" fo:hyphenate="true" fo:hyphenation-remain-char-count="2" fo:hyphenation-push-char-count="2"/>
    </style:style>
    <style:style style:name="P20"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15673e" officeooo:paragraph-rsid="002215e7" style:font-size-asian="8.75pt" style:font-size-complex="10pt" fo:hyphenate="true" fo:hyphenation-remain-char-count="2" fo:hyphenation-push-char-count="2"/>
    </style:style>
    <style:style style:name="P21"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1f865e" officeooo:paragraph-rsid="001f865e" style:font-size-asian="8.75pt" style:font-size-complex="10pt" fo:hyphenate="true" fo:hyphenation-remain-char-count="2" fo:hyphenation-push-char-count="2"/>
    </style:style>
    <style:style style:name="P2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1f865e" officeooo:paragraph-rsid="002215e7" style:font-size-asian="8.75pt" style:font-size-complex="10pt" fo:hyphenate="true" fo:hyphenation-remain-char-count="2" fo:hyphenation-push-char-count="2"/>
    </style:style>
    <style:style style:name="P2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204598" officeooo:paragraph-rsid="00204598" style:font-size-asian="8.75pt" style:font-size-complex="10pt" fo:hyphenate="true" fo:hyphenation-remain-char-count="2" fo:hyphenation-push-char-count="2"/>
    </style:style>
    <style:style style:name="P2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2215e7" officeooo:paragraph-rsid="002215e7" style:font-size-asian="8.75pt" style:font-size-complex="10pt" fo:hyphenate="true" fo:hyphenation-remain-char-count="2" fo:hyphenation-push-char-count="2"/>
    </style:style>
    <style:style style:name="P2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233cca" officeooo:paragraph-rsid="00233cca" style:font-size-asian="8.75pt" style:font-size-complex="10pt" fo:hyphenate="true" fo:hyphenation-remain-char-count="2" fo:hyphenation-push-char-count="2"/>
    </style:style>
    <style:style style:name="P2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235888" officeooo:paragraph-rsid="0024afc4" style:font-size-asian="8.75pt" style:font-size-complex="10pt" fo:hyphenate="true" fo:hyphenation-remain-char-count="2" fo:hyphenation-push-char-count="2"/>
    </style:style>
    <style:style style:name="P27"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24afc4" officeooo:paragraph-rsid="0024afc4" style:font-size-asian="8.75pt" style:font-size-complex="10pt" fo:hyphenate="true" fo:hyphenation-remain-char-count="2" fo:hyphenation-push-char-count="2"/>
    </style:style>
    <style:style style:name="P28"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25e78d" officeooo:paragraph-rsid="0025e78d" style:font-size-asian="8.75pt" style:font-size-complex="10pt" fo:hyphenate="true" fo:hyphenation-remain-char-count="2" fo:hyphenation-push-char-count="2"/>
    </style:style>
    <style:style style:name="P29"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27e296" officeooo:paragraph-rsid="0027e296" style:font-size-asian="8.75pt" style:font-size-complex="10pt" fo:hyphenate="true" fo:hyphenation-remain-char-count="2" fo:hyphenation-push-char-count="2"/>
    </style:style>
    <style:style style:name="P30"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28e10f" officeooo:paragraph-rsid="0028e10f" style:font-size-asian="8.75pt" style:font-size-complex="10pt" fo:hyphenate="true" fo:hyphenation-remain-char-count="2" fo:hyphenation-push-char-count="2"/>
    </style:style>
    <style:style style:name="P31"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29d7f0" officeooo:paragraph-rsid="0029d7f0" style:font-size-asian="8.75pt" style:font-size-complex="10pt" fo:hyphenate="true" fo:hyphenation-remain-char-count="2" fo:hyphenation-push-char-count="2"/>
    </style:style>
    <style:style style:name="P3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2c116b" officeooo:paragraph-rsid="002c116b" style:font-size-asian="8.75pt" style:font-size-complex="10pt" fo:hyphenate="true" fo:hyphenation-remain-char-count="2" fo:hyphenation-push-char-count="2"/>
    </style:style>
    <style:style style:name="P3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2ec447" officeooo:paragraph-rsid="002ec447" style:font-size-asian="8.75pt" style:font-size-complex="10pt" fo:hyphenate="true" fo:hyphenation-remain-char-count="2" fo:hyphenation-push-char-count="2"/>
    </style:style>
    <style:style style:name="P3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309239" officeooo:paragraph-rsid="00309239" style:font-size-asian="8.75pt" style:font-size-complex="10pt" fo:hyphenate="true" fo:hyphenation-remain-char-count="2" fo:hyphenation-push-char-count="2"/>
    </style:style>
    <style:style style:name="P3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309239" officeooo:paragraph-rsid="0031fe14" style:font-size-asian="8.75pt" style:font-size-complex="10pt" fo:hyphenate="true" fo:hyphenation-remain-char-count="2" fo:hyphenation-push-char-count="2"/>
    </style:style>
    <style:style style:name="P3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309239" officeooo:paragraph-rsid="00347e66" style:font-size-asian="8.75pt" style:font-size-complex="10pt" fo:hyphenate="true" fo:hyphenation-remain-char-count="2" fo:hyphenation-push-char-count="2"/>
    </style:style>
    <style:style style:name="P37"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309239" officeooo:paragraph-rsid="00364178" style:font-size-asian="8.75pt" style:font-size-complex="10pt" fo:hyphenate="true" fo:hyphenation-remain-char-count="2" fo:hyphenation-push-char-count="2"/>
    </style:style>
    <style:style style:name="P38"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3bfada" officeooo:paragraph-rsid="003bfada" style:font-size-asian="8.75pt" style:font-size-complex="10pt" fo:hyphenate="true" fo:hyphenation-remain-char-count="2" fo:hyphenation-push-char-count="2"/>
    </style:style>
    <style:style style:name="P39"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3df719" officeooo:paragraph-rsid="003df719" style:font-size-asian="8.75pt" style:font-size-complex="10pt" fo:hyphenate="true" fo:hyphenation-remain-char-count="2" fo:hyphenation-push-char-count="2"/>
    </style:style>
    <style:style style:name="P40"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3ea332" officeooo:paragraph-rsid="003ea332" style:font-size-asian="8.75pt" style:font-size-complex="10pt" fo:hyphenate="true" fo:hyphenation-remain-char-count="2" fo:hyphenation-push-char-count="2"/>
    </style:style>
    <style:style style:name="P41"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405543" officeooo:paragraph-rsid="00405543" style:font-size-asian="8.75pt" style:font-size-complex="10pt" fo:hyphenate="true" fo:hyphenation-remain-char-count="2" fo:hyphenation-push-char-count="2"/>
    </style:style>
    <style:style style:name="P4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40b6ca" officeooo:paragraph-rsid="0040b6ca" style:font-size-asian="8.75pt" style:font-size-complex="10pt" fo:hyphenate="true" fo:hyphenation-remain-char-count="2" fo:hyphenation-push-char-count="2"/>
    </style:style>
    <style:style style:name="P4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40b6ca" officeooo:paragraph-rsid="005db655" style:font-size-asian="8.75pt" style:font-size-complex="10pt" fo:hyphenate="true" fo:hyphenation-remain-char-count="2" fo:hyphenation-push-char-count="2"/>
    </style:style>
    <style:style style:name="P4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41127a" officeooo:paragraph-rsid="0041127a" style:font-size-asian="8.75pt" style:font-size-complex="10pt" fo:hyphenate="true" fo:hyphenation-remain-char-count="2" fo:hyphenation-push-char-count="2"/>
    </style:style>
    <style:style style:name="P4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31fe14" officeooo:paragraph-rsid="0031fe14" style:font-size-asian="8.75pt" style:font-size-complex="10pt" fo:hyphenate="true" fo:hyphenation-remain-char-count="2" fo:hyphenation-push-char-count="2"/>
    </style:style>
    <style:style style:name="P4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4383a4" officeooo:paragraph-rsid="004383a4" style:font-size-asian="8.75pt" style:font-size-complex="10pt" fo:hyphenate="true" fo:hyphenation-remain-char-count="2" fo:hyphenation-push-char-count="2"/>
    </style:style>
    <style:style style:name="P47"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443d31" officeooo:paragraph-rsid="00443d31" style:font-size-asian="8.75pt" style:font-size-complex="10pt" fo:hyphenate="true" fo:hyphenation-remain-char-count="2" fo:hyphenation-push-char-count="2"/>
    </style:style>
    <style:style style:name="P48"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46d89c" officeooo:paragraph-rsid="0046d89c" style:font-size-asian="8.75pt" style:font-size-complex="10pt" fo:hyphenate="true" fo:hyphenation-remain-char-count="2" fo:hyphenation-push-char-count="2"/>
    </style:style>
    <style:style style:name="P49"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48cda4" officeooo:paragraph-rsid="0048cda4" style:font-size-asian="8.75pt" style:font-size-complex="10pt" fo:hyphenate="true" fo:hyphenation-remain-char-count="2" fo:hyphenation-push-char-count="2"/>
    </style:style>
    <style:style style:name="P50"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4a9b2c" officeooo:paragraph-rsid="004a9b2c" style:font-size-asian="8.75pt" style:font-size-complex="10pt" fo:hyphenate="true" fo:hyphenation-remain-char-count="2" fo:hyphenation-push-char-count="2"/>
    </style:style>
    <style:style style:name="P51"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4d0137" officeooo:paragraph-rsid="004d0137" style:font-size-asian="8.75pt" style:font-size-complex="10pt" fo:hyphenate="true" fo:hyphenation-remain-char-count="2" fo:hyphenation-push-char-count="2"/>
    </style:style>
    <style:style style:name="P5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4e8d11" officeooo:paragraph-rsid="004e8d11" style:font-size-asian="8.75pt" style:font-size-complex="10pt" fo:hyphenate="true" fo:hyphenation-remain-char-count="2" fo:hyphenation-push-char-count="2"/>
    </style:style>
    <style:style style:name="P5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4f6859" officeooo:paragraph-rsid="004f6859" style:font-size-asian="8.75pt" style:font-size-complex="10pt" fo:hyphenate="true" fo:hyphenation-remain-char-count="2" fo:hyphenation-push-char-count="2"/>
    </style:style>
    <style:style style:name="P5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5044d0" officeooo:paragraph-rsid="005044d0" style:font-size-asian="8.75pt" style:font-size-complex="10pt" fo:hyphenate="true" fo:hyphenation-remain-char-count="2" fo:hyphenation-push-char-count="2"/>
    </style:style>
    <style:style style:name="P5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3b48e9" officeooo:paragraph-rsid="00505b1e" style:font-size-asian="8.75pt" style:font-size-complex="10pt" fo:hyphenate="true" fo:hyphenation-remain-char-count="2" fo:hyphenation-push-char-count="2"/>
    </style:style>
    <style:style style:name="P5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3b48e9" officeooo:paragraph-rsid="005db655" style:font-size-asian="8.75pt" style:font-size-complex="10pt" fo:hyphenate="true" fo:hyphenation-remain-char-count="2" fo:hyphenation-push-char-count="2"/>
    </style:style>
    <style:style style:name="P57"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505b1e" officeooo:paragraph-rsid="0057fbf9" style:font-size-asian="8.75pt" style:font-size-complex="10pt" fo:hyphenate="true" fo:hyphenation-remain-char-count="2" fo:hyphenation-push-char-count="2"/>
    </style:style>
    <style:style style:name="P58"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505b1e" officeooo:paragraph-rsid="0061eb25" style:font-size-asian="8.75pt" style:font-size-complex="10pt" fo:hyphenate="true" fo:hyphenation-remain-char-count="2" fo:hyphenation-push-char-count="2"/>
    </style:style>
    <style:style style:name="P59"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5c8525" officeooo:paragraph-rsid="005c8525" style:font-size-asian="8.75pt" style:font-size-complex="10pt" fo:hyphenate="true" fo:hyphenation-remain-char-count="2" fo:hyphenation-push-char-count="2"/>
    </style:style>
    <style:style style:name="P60"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5db655" officeooo:paragraph-rsid="005db655" style:font-size-asian="8.75pt" style:font-size-complex="10pt" fo:hyphenate="true" fo:hyphenation-remain-char-count="2" fo:hyphenation-push-char-count="2"/>
    </style:style>
    <style:style style:name="P61"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61eb25" officeooo:paragraph-rsid="0061eb25" style:font-size-asian="8.75pt" style:font-size-complex="10pt" fo:hyphenate="true" fo:hyphenation-remain-char-count="2" fo:hyphenation-push-char-count="2"/>
    </style:style>
    <style:style style:name="P6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62f1e5" officeooo:paragraph-rsid="0062f1e5" style:font-size-asian="8.75pt" style:font-size-complex="10pt" fo:hyphenate="true" fo:hyphenation-remain-char-count="2" fo:hyphenation-push-char-count="2"/>
    </style:style>
    <style:style style:name="P6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6836d4" officeooo:paragraph-rsid="006836d4" style:font-size-asian="8.75pt" style:font-size-complex="10pt" fo:hyphenate="true" fo:hyphenation-remain-char-count="2" fo:hyphenation-push-char-count="2"/>
    </style:style>
    <style:style style:name="P6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68a964" officeooo:paragraph-rsid="0068a964" style:font-size-asian="8.75pt" style:font-size-complex="10pt" fo:hyphenate="true" fo:hyphenation-remain-char-count="2" fo:hyphenation-push-char-count="2"/>
    </style:style>
    <style:style style:name="P6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6cbe1c" officeooo:paragraph-rsid="006cbe1c" style:font-size-asian="8.75pt" style:font-size-complex="10pt" fo:hyphenate="true" fo:hyphenation-remain-char-count="2" fo:hyphenation-push-char-count="2"/>
    </style:style>
    <style:style style:name="P6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6dab6f" officeooo:paragraph-rsid="006dab6f" style:font-size-asian="8.75pt" style:font-size-complex="10pt" fo:hyphenate="true" fo:hyphenation-remain-char-count="2" fo:hyphenation-push-char-count="2"/>
    </style:style>
    <style:style style:name="P67"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57fbf9" officeooo:paragraph-rsid="0061eb25" style:font-size-asian="8.75pt" style:font-size-complex="10pt" fo:hyphenate="true" fo:hyphenation-remain-char-count="2" fo:hyphenation-push-char-count="2"/>
    </style:style>
    <style:style style:name="P68"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6f07ea" officeooo:paragraph-rsid="006f07ea" style:font-size-asian="8.75pt" style:font-size-complex="10pt" fo:hyphenate="true" fo:hyphenation-remain-char-count="2" fo:hyphenation-push-char-count="2"/>
    </style:style>
    <style:style style:name="P69"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710f71" officeooo:paragraph-rsid="00710f71" style:font-size-asian="8.75pt" style:font-size-complex="10pt" fo:hyphenate="true" fo:hyphenation-remain-char-count="2" fo:hyphenation-push-char-count="2"/>
    </style:style>
    <style:style style:name="P70"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7247ca" officeooo:paragraph-rsid="007247ca" style:font-size-asian="8.75pt" style:font-size-complex="10pt" fo:hyphenate="true" fo:hyphenation-remain-char-count="2" fo:hyphenation-push-char-count="2"/>
    </style:style>
    <style:style style:name="P71"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73b72f" officeooo:paragraph-rsid="0073b72f" style:font-size-asian="8.75pt" style:font-size-complex="10pt" fo:hyphenate="true" fo:hyphenation-remain-char-count="2" fo:hyphenation-push-char-count="2"/>
    </style:style>
    <style:style style:name="P7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751422" officeooo:paragraph-rsid="00751422" style:font-size-asian="8.75pt" style:font-size-complex="10pt" fo:hyphenate="true" fo:hyphenation-remain-char-count="2" fo:hyphenation-push-char-count="2"/>
    </style:style>
    <style:style style:name="P7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75bea8" officeooo:paragraph-rsid="0075bea8" style:font-size-asian="8.75pt" style:font-size-complex="10pt" fo:hyphenate="true" fo:hyphenation-remain-char-count="2" fo:hyphenation-push-char-count="2"/>
    </style:style>
    <style:style style:name="P7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76d0f3" officeooo:paragraph-rsid="0076d0f3" style:font-size-asian="8.75pt" style:font-size-complex="10pt" fo:hyphenate="true" fo:hyphenation-remain-char-count="2" fo:hyphenation-push-char-count="2"/>
    </style:style>
    <style:style style:name="P7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7892ac" officeooo:paragraph-rsid="007892ac" style:font-size-asian="8.75pt" style:font-size-complex="10pt" fo:hyphenate="true" fo:hyphenation-remain-char-count="2" fo:hyphenation-push-char-count="2"/>
    </style:style>
    <style:style style:name="P7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799565" officeooo:paragraph-rsid="00799565" style:font-size-asian="8.75pt" style:font-size-complex="10pt" fo:hyphenate="true" fo:hyphenation-remain-char-count="2" fo:hyphenation-push-char-count="2"/>
    </style:style>
    <style:style style:name="P77"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79f8fd" officeooo:paragraph-rsid="0079f8fd" style:font-size-asian="8.75pt" style:font-size-complex="10pt" fo:hyphenate="true" fo:hyphenation-remain-char-count="2" fo:hyphenation-push-char-count="2"/>
    </style:style>
    <style:style style:name="P78"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7b5882" officeooo:paragraph-rsid="007b5882" style:font-size-asian="8.75pt" style:font-size-complex="10pt" fo:hyphenate="true" fo:hyphenation-remain-char-count="2" fo:hyphenation-push-char-count="2"/>
    </style:style>
    <style:style style:name="P79"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7e1d42" officeooo:paragraph-rsid="007e1d42" style:font-size-asian="8.75pt" style:font-size-complex="10pt" fo:hyphenate="true" fo:hyphenation-remain-char-count="2" fo:hyphenation-push-char-count="2"/>
    </style:style>
    <style:style style:name="P80"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80bcc3" officeooo:paragraph-rsid="0080bcc3" style:font-size-asian="8.75pt" style:font-size-complex="10pt" fo:hyphenate="true" fo:hyphenation-remain-char-count="2" fo:hyphenation-push-char-count="2"/>
    </style:style>
    <style:style style:name="P81"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8155c5" officeooo:paragraph-rsid="008155c5" style:font-size-asian="8.75pt" style:font-size-complex="10pt" fo:hyphenate="true" fo:hyphenation-remain-char-count="2" fo:hyphenation-push-char-count="2"/>
    </style:style>
    <style:style style:name="P8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829b3c" officeooo:paragraph-rsid="00829b3c" style:font-size-asian="8.75pt" style:font-size-complex="10pt" fo:hyphenate="true" fo:hyphenation-remain-char-count="2" fo:hyphenation-push-char-count="2"/>
    </style:style>
    <style:style style:name="P8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8352ea" officeooo:paragraph-rsid="008352ea" style:font-size-asian="8.75pt" style:font-size-complex="10pt" fo:hyphenate="true" fo:hyphenation-remain-char-count="2" fo:hyphenation-push-char-count="2"/>
    </style:style>
    <style:style style:name="P8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869d1f" officeooo:paragraph-rsid="00869d1f" style:font-size-asian="8.75pt" style:font-size-complex="10pt" fo:hyphenate="true" fo:hyphenation-remain-char-count="2" fo:hyphenation-push-char-count="2"/>
    </style:style>
    <style:style style:name="P8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86ef91" officeooo:paragraph-rsid="0086ef91" style:font-size-asian="8.75pt" style:font-size-complex="10pt" fo:hyphenate="true" fo:hyphenation-remain-char-count="2" fo:hyphenation-push-char-count="2"/>
    </style:style>
    <style:style style:name="P8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882400" officeooo:paragraph-rsid="00882400" style:font-size-asian="8.75pt" style:font-size-complex="10pt" fo:hyphenate="true" fo:hyphenation-remain-char-count="2" fo:hyphenation-push-char-count="2"/>
    </style:style>
    <style:style style:name="P87"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89916f" officeooo:paragraph-rsid="0089916f" style:font-size-asian="8.75pt" style:font-size-complex="10pt" fo:hyphenate="true" fo:hyphenation-remain-char-count="2" fo:hyphenation-push-char-count="2"/>
    </style:style>
    <style:style style:name="P88"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89916f" officeooo:paragraph-rsid="0093985e" style:font-size-asian="8.75pt" style:font-size-complex="10pt" fo:hyphenate="true" fo:hyphenation-remain-char-count="2" fo:hyphenation-push-char-count="2"/>
    </style:style>
    <style:style style:name="P89"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8b5a3e" officeooo:paragraph-rsid="008b5a3e" style:font-size-asian="8.75pt" style:font-size-complex="10pt" fo:hyphenate="true" fo:hyphenation-remain-char-count="2" fo:hyphenation-push-char-count="2"/>
    </style:style>
    <style:style style:name="P90"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8c81c1" officeooo:paragraph-rsid="008c81c1" style:font-size-asian="8.75pt" style:font-size-complex="10pt" fo:hyphenate="true" fo:hyphenation-remain-char-count="2" fo:hyphenation-push-char-count="2"/>
    </style:style>
    <style:style style:name="P91"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8ff92b" officeooo:paragraph-rsid="008ff92b" style:font-size-asian="8.75pt" style:font-size-complex="10pt" fo:hyphenate="true" fo:hyphenation-remain-char-count="2" fo:hyphenation-push-char-count="2"/>
    </style:style>
    <style:style style:name="P9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90dffa" officeooo:paragraph-rsid="0090dffa" style:font-size-asian="8.75pt" style:font-size-complex="10pt" fo:hyphenate="true" fo:hyphenation-remain-char-count="2" fo:hyphenation-push-char-count="2"/>
    </style:style>
    <style:style style:name="P9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92b4c7" officeooo:paragraph-rsid="0092b4c7" style:font-size-asian="8.75pt" style:font-size-complex="10pt" fo:hyphenate="true" fo:hyphenation-remain-char-count="2" fo:hyphenation-push-char-count="2"/>
    </style:style>
    <style:style style:name="P9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951b6d" officeooo:paragraph-rsid="00951b6d" style:font-size-asian="8.75pt" style:font-size-complex="10pt" fo:hyphenate="true" fo:hyphenation-remain-char-count="2" fo:hyphenation-push-char-count="2"/>
    </style:style>
    <style:style style:name="P9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96e6f0" officeooo:paragraph-rsid="0096e6f0" style:font-size-asian="8.75pt" style:font-size-complex="10pt" fo:hyphenate="true" fo:hyphenation-remain-char-count="2" fo:hyphenation-push-char-count="2"/>
    </style:style>
    <style:style style:name="P9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98f918" officeooo:paragraph-rsid="0098f918" style:font-size-asian="8.75pt" style:font-size-complex="10pt" fo:hyphenate="true" fo:hyphenation-remain-char-count="2" fo:hyphenation-push-char-count="2"/>
    </style:style>
    <style:style style:name="P9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9d0c19" officeooo:paragraph-rsid="009d0c19" style:font-size-asian="8.75pt" style:font-size-complex="10pt" fo:hyphenate="true" fo:hyphenation-remain-char-count="2" fo:hyphenation-push-char-count="2"/>
    </style:style>
    <style:style style:name="P9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9d97c2" officeooo:paragraph-rsid="009d97c2" style:font-size-asian="8.75pt" style:font-size-complex="10pt" fo:hyphenate="true" fo:hyphenation-remain-char-count="2" fo:hyphenation-push-char-count="2"/>
    </style:style>
    <style:style style:name="P9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9da4a7" officeooo:paragraph-rsid="009da4a7" style:font-size-asian="8.75pt" style:font-size-complex="10pt" fo:hyphenate="true" fo:hyphenation-remain-char-count="2" fo:hyphenation-push-char-count="2"/>
    </style:style>
    <style:style style:name="P10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9da4a7" officeooo:paragraph-rsid="009efe6b" style:font-size-asian="8.75pt" style:font-size-complex="10pt" fo:hyphenate="true" fo:hyphenation-remain-char-count="2" fo:hyphenation-push-char-count="2"/>
    </style:style>
    <style:style style:name="P10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99909c" officeooo:paragraph-rsid="0099909c" style:font-size-asian="8.75pt" style:font-size-complex="10pt" fo:hyphenate="true" fo:hyphenation-remain-char-count="2" fo:hyphenation-push-char-count="2"/>
    </style:style>
    <style:style style:name="P10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9f40ff" officeooo:paragraph-rsid="009f40ff" style:font-size-asian="8.75pt" style:font-size-complex="10pt" fo:hyphenate="true" fo:hyphenation-remain-char-count="2" fo:hyphenation-push-char-count="2"/>
    </style:style>
    <style:style style:name="P10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a08503" officeooo:paragraph-rsid="00a08503" style:font-size-asian="8.75pt" style:font-size-complex="10pt" fo:hyphenate="true" fo:hyphenation-remain-char-count="2" fo:hyphenation-push-char-count="2"/>
    </style:style>
    <style:style style:name="P10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a0f294" officeooo:paragraph-rsid="00a0f294" style:font-size-asian="8.75pt" style:font-size-complex="10pt" fo:hyphenate="true" fo:hyphenation-remain-char-count="2" fo:hyphenation-push-char-count="2"/>
    </style:style>
    <style:style style:name="P10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a2d2a0" officeooo:paragraph-rsid="00a2d2a0" style:font-size-asian="8.75pt" style:font-size-complex="10pt" fo:hyphenate="true" fo:hyphenation-remain-char-count="2" fo:hyphenation-push-char-count="2"/>
    </style:style>
    <style:style style:name="P10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9efe6b" officeooo:paragraph-rsid="009efe6b" style:font-size-asian="8.75pt" style:font-size-complex="10pt" fo:hyphenate="true" fo:hyphenation-remain-char-count="2" fo:hyphenation-push-char-count="2"/>
    </style:style>
    <style:style style:name="P10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a31250" officeooo:paragraph-rsid="00a31250" style:font-size-asian="8.75pt" style:font-size-complex="10pt" fo:hyphenate="true" fo:hyphenation-remain-char-count="2" fo:hyphenation-push-char-count="2"/>
    </style:style>
    <style:style style:name="P108"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a31250" officeooo:paragraph-rsid="00a31250" style:font-size-asian="8.75pt" style:font-size-complex="10pt" fo:hyphenate="true" fo:hyphenation-remain-char-count="2" fo:hyphenation-push-char-count="2"/>
    </style:style>
    <style:style style:name="P10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a476dd" officeooo:paragraph-rsid="00a476dd" style:font-size-asian="8.75pt" style:font-size-complex="10pt" fo:hyphenate="true" fo:hyphenation-remain-char-count="2" fo:hyphenation-push-char-count="2"/>
    </style:style>
    <style:style style:name="P11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a93472" officeooo:paragraph-rsid="00a93472" style:font-size-asian="8.75pt" style:font-size-complex="10pt" fo:hyphenate="true" fo:hyphenation-remain-char-count="2" fo:hyphenation-push-char-count="2"/>
    </style:style>
    <style:style style:name="P11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a9f1dd" officeooo:paragraph-rsid="00a9f1dd" style:font-size-asian="8.75pt" style:font-size-complex="10pt" fo:hyphenate="true" fo:hyphenation-remain-char-count="2" fo:hyphenation-push-char-count="2"/>
    </style:style>
    <style:style style:name="P11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ab561e" officeooo:paragraph-rsid="00ab561e" style:font-size-asian="8.75pt" style:font-size-complex="10pt" fo:hyphenate="true" fo:hyphenation-remain-char-count="2" fo:hyphenation-push-char-count="2"/>
    </style:style>
    <style:style style:name="P11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ad53b1" officeooo:paragraph-rsid="00ad53b1" style:font-size-asian="8.75pt" style:font-size-complex="10pt" fo:hyphenate="true" fo:hyphenation-remain-char-count="2" fo:hyphenation-push-char-count="2"/>
    </style:style>
    <style:style style:name="P11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aeb1bd" officeooo:paragraph-rsid="00aeb1bd" style:font-size-asian="8.75pt" style:font-size-complex="10pt" fo:hyphenate="true" fo:hyphenation-remain-char-count="2" fo:hyphenation-push-char-count="2"/>
    </style:style>
    <style:style style:name="P11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ad7524" officeooo:paragraph-rsid="00aeb1bd" style:font-size-asian="8.75pt" style:font-size-complex="10pt" fo:hyphenate="true" fo:hyphenation-remain-char-count="2" fo:hyphenation-push-char-count="2"/>
    </style:style>
    <style:style style:name="P11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b2de10" officeooo:paragraph-rsid="00b2de10" style:font-size-asian="8.75pt" style:font-size-complex="10pt" fo:hyphenate="true" fo:hyphenation-remain-char-count="2" fo:hyphenation-push-char-count="2"/>
    </style:style>
    <style:style style:name="P11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b5dfa6" officeooo:paragraph-rsid="00b5dfa6" style:font-size-asian="8.75pt" style:font-size-complex="10pt" fo:hyphenate="true" fo:hyphenation-remain-char-count="2" fo:hyphenation-push-char-count="2"/>
    </style:style>
    <style:style style:name="P11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b5dfa6" officeooo:paragraph-rsid="00b7dc81" style:font-size-asian="8.75pt" style:font-size-complex="10pt" fo:hyphenate="true" fo:hyphenation-remain-char-count="2" fo:hyphenation-push-char-count="2"/>
    </style:style>
    <style:style style:name="P11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b7dc81" officeooo:paragraph-rsid="00b7dc81" style:font-size-asian="8.75pt" style:font-size-complex="10pt" fo:hyphenate="true" fo:hyphenation-remain-char-count="2" fo:hyphenation-push-char-count="2"/>
    </style:style>
    <style:style style:name="P12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b9ab60" officeooo:paragraph-rsid="00b9ab60" style:font-size-asian="8.75pt" style:font-size-complex="10pt" fo:hyphenate="true" fo:hyphenation-remain-char-count="2" fo:hyphenation-push-char-count="2"/>
    </style:style>
    <style:style style:name="P12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baadd8" officeooo:paragraph-rsid="00baadd8" style:font-size-asian="8.75pt" style:font-size-complex="10pt" fo:hyphenate="true" fo:hyphenation-remain-char-count="2" fo:hyphenation-push-char-count="2"/>
    </style:style>
    <style:style style:name="P12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bd20d8" officeooo:paragraph-rsid="00bd20d8" style:font-size-asian="8.75pt" style:font-size-complex="10pt" fo:hyphenate="true" fo:hyphenation-remain-char-count="2" fo:hyphenation-push-char-count="2"/>
    </style:style>
    <style:style style:name="P12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bfe8b0" officeooo:paragraph-rsid="00bfe8b0" style:font-size-asian="8.75pt" style:font-size-complex="10pt" fo:hyphenate="true" fo:hyphenation-remain-char-count="2" fo:hyphenation-push-char-count="2"/>
    </style:style>
    <style:style style:name="P12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c0c046" officeooo:paragraph-rsid="00c0c046" style:font-size-asian="8.75pt" style:font-size-complex="10pt" fo:hyphenate="true" fo:hyphenation-remain-char-count="2" fo:hyphenation-push-char-count="2"/>
    </style:style>
    <style:style style:name="P12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c35252" officeooo:paragraph-rsid="00c35252" style:font-size-asian="8.75pt" style:font-size-complex="10pt" fo:hyphenate="true" fo:hyphenation-remain-char-count="2" fo:hyphenation-push-char-count="2"/>
    </style:style>
    <style:style style:name="P12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6995d6" officeooo:paragraph-rsid="006995d6" style:font-size-asian="8.75pt" style:font-size-complex="10pt" fo:hyphenate="true" fo:hyphenation-remain-char-count="2" fo:hyphenation-push-char-count="2"/>
    </style:style>
    <style:style style:name="P127"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c5d6a8" officeooo:paragraph-rsid="00c5d6a8" style:font-size-asian="8.75pt" style:font-size-complex="10pt" fo:hyphenate="true" fo:hyphenation-remain-char-count="2" fo:hyphenation-push-char-count="2"/>
    </style:style>
    <style:style style:name="P128"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c9d564" officeooo:paragraph-rsid="00c9d564" style:font-size-asian="8.75pt" style:font-size-complex="10pt" fo:hyphenate="true" fo:hyphenation-remain-char-count="2" fo:hyphenation-push-char-count="2"/>
    </style:style>
    <style:style style:name="P129"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47897e" officeooo:paragraph-rsid="0047897e" style:font-size-asian="8.75pt" style:font-size-complex="10pt" fo:hyphenate="true" fo:hyphenation-remain-char-count="2" fo:hyphenation-push-char-count="2"/>
    </style:style>
    <style:style style:name="P130"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c8a1da" officeooo:paragraph-rsid="00c8a1da" style:font-size-asian="8.75pt" style:font-size-complex="10pt" fo:hyphenate="true" fo:hyphenation-remain-char-count="2" fo:hyphenation-push-char-count="2"/>
    </style:style>
    <style:style style:name="P131"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ca79a7" officeooo:paragraph-rsid="00caaba4" style:font-size-asian="8.75pt" style:font-size-complex="10pt" fo:hyphenate="true" fo:hyphenation-remain-char-count="2" fo:hyphenation-push-char-count="2"/>
    </style:style>
    <style:style style:name="P13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caaba4" officeooo:paragraph-rsid="00caaba4" style:font-size-asian="8.75pt" style:font-size-complex="10pt" fo:hyphenate="true" fo:hyphenation-remain-char-count="2" fo:hyphenation-push-char-count="2"/>
    </style:style>
    <style:style style:name="P13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cccec4" officeooo:paragraph-rsid="00cccec4" style:font-size-asian="8.75pt" style:font-size-complex="10pt" fo:hyphenate="true" fo:hyphenation-remain-char-count="2" fo:hyphenation-push-char-count="2"/>
    </style:style>
    <style:style style:name="P13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cf3f05" officeooo:paragraph-rsid="00d0a74d" style:font-size-asian="8.75pt" style:font-size-complex="10pt" fo:hyphenate="true" fo:hyphenation-remain-char-count="2" fo:hyphenation-push-char-count="2"/>
    </style:style>
    <style:style style:name="P13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d0a74d" officeooo:paragraph-rsid="00d1ed50" style:font-size-asian="8.75pt" style:font-size-complex="10pt" fo:hyphenate="true" fo:hyphenation-remain-char-count="2" fo:hyphenation-push-char-count="2"/>
    </style:style>
    <style:style style:name="P13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d0a74d" officeooo:paragraph-rsid="00d0a74d" style:font-size-asian="8.75pt" style:font-size-complex="10pt" fo:hyphenate="true" fo:hyphenation-remain-char-count="2" fo:hyphenation-push-char-count="2"/>
    </style:style>
    <style:style style:name="P13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d1ed50" officeooo:paragraph-rsid="00d1ed50" style:font-size-asian="8.75pt" style:font-size-complex="10pt" fo:hyphenate="true" fo:hyphenation-remain-char-count="2" fo:hyphenation-push-char-count="2"/>
    </style:style>
    <style:style style:name="P13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d3595a" officeooo:paragraph-rsid="00d3595a" style:font-size-asian="8.75pt" style:font-size-complex="10pt" fo:hyphenate="true" fo:hyphenation-remain-char-count="2" fo:hyphenation-push-char-count="2"/>
    </style:style>
    <style:style style:name="P13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d543f9" officeooo:paragraph-rsid="00d543f9" style:font-size-asian="8.75pt" style:font-size-complex="10pt" fo:hyphenate="true" fo:hyphenation-remain-char-count="2" fo:hyphenation-push-char-count="2"/>
    </style:style>
    <style:style style:name="P14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d64421" officeooo:paragraph-rsid="00d64421" style:font-size-asian="8.75pt" style:font-size-complex="10pt" fo:hyphenate="true" fo:hyphenation-remain-char-count="2" fo:hyphenation-push-char-count="2"/>
    </style:style>
    <style:style style:name="P14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da7c2a" officeooo:paragraph-rsid="00da7c2a" style:font-size-asian="8.75pt" style:font-size-complex="10pt" fo:hyphenate="true" fo:hyphenation-remain-char-count="2" fo:hyphenation-push-char-count="2"/>
    </style:style>
    <style:style style:name="P14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da7c2a" officeooo:paragraph-rsid="00dd9000" style:font-size-asian="8.75pt" style:font-size-complex="10pt" fo:hyphenate="true" fo:hyphenation-remain-char-count="2" fo:hyphenation-push-char-count="2"/>
    </style:style>
    <style:style style:name="P14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dc54ac" officeooo:paragraph-rsid="00dc54ac" style:font-size-asian="8.75pt" style:font-size-complex="10pt" fo:hyphenate="true" fo:hyphenation-remain-char-count="2" fo:hyphenation-push-char-count="2"/>
    </style:style>
    <style:style style:name="P14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dd3c57" officeooo:paragraph-rsid="00dd3c57" style:font-size-asian="8.75pt" style:font-size-complex="10pt" fo:hyphenate="true" fo:hyphenation-remain-char-count="2" fo:hyphenation-push-char-count="2"/>
    </style:style>
    <style:style style:name="P14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dd9000" officeooo:paragraph-rsid="00dd9000" style:font-size-asian="8.75pt" style:font-size-complex="10pt" fo:hyphenate="true" fo:hyphenation-remain-char-count="2" fo:hyphenation-push-char-count="2"/>
    </style:style>
    <style:style style:name="P14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deeb56" officeooo:paragraph-rsid="00deeb56" style:font-size-asian="8.75pt" style:font-size-complex="10pt" fo:hyphenate="true" fo:hyphenation-remain-char-count="2" fo:hyphenation-push-char-count="2"/>
    </style:style>
    <style:style style:name="P14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deeb56" officeooo:paragraph-rsid="00e6e048" style:font-size-asian="8.75pt" style:font-size-complex="10pt" fo:hyphenate="true" fo:hyphenation-remain-char-count="2" fo:hyphenation-push-char-count="2"/>
    </style:style>
    <style:style style:name="P14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ae730d" officeooo:paragraph-rsid="00ae730d" style:font-size-asian="8.75pt" style:font-size-complex="10pt" fo:hyphenate="true" fo:hyphenation-remain-char-count="2" fo:hyphenation-push-char-count="2"/>
    </style:style>
    <style:style style:name="P14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dfea86" officeooo:paragraph-rsid="00dfea86" style:font-size-asian="8.75pt" style:font-size-complex="10pt" fo:hyphenate="true" fo:hyphenation-remain-char-count="2" fo:hyphenation-push-char-count="2"/>
    </style:style>
    <style:style style:name="P15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e1b3aa" officeooo:paragraph-rsid="00e1b3aa" style:font-size-asian="8.75pt" style:font-size-complex="10pt" fo:hyphenate="true" fo:hyphenation-remain-char-count="2" fo:hyphenation-push-char-count="2"/>
    </style:style>
    <style:style style:name="P15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c21156" officeooo:paragraph-rsid="00c21156" style:font-size-asian="8.75pt" style:font-size-complex="10pt" fo:hyphenate="true" fo:hyphenation-remain-char-count="2" fo:hyphenation-push-char-count="2"/>
    </style:style>
    <style:style style:name="P15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e1f6b9" officeooo:paragraph-rsid="00e1f6b9" style:font-size-asian="8.75pt" style:font-size-complex="10pt" fo:hyphenate="true" fo:hyphenation-remain-char-count="2" fo:hyphenation-push-char-count="2"/>
    </style:style>
    <style:style style:name="P15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e39dba" officeooo:paragraph-rsid="00e39dba" style:font-size-asian="8.75pt" style:font-size-complex="10pt" fo:hyphenate="true" fo:hyphenation-remain-char-count="2" fo:hyphenation-push-char-count="2"/>
    </style:style>
    <style:style style:name="P15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e4a481" officeooo:paragraph-rsid="00e4a481" style:font-size-asian="8.75pt" style:font-size-complex="10pt" fo:hyphenate="true" fo:hyphenation-remain-char-count="2" fo:hyphenation-push-char-count="2"/>
    </style:style>
    <style:style style:name="P15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e5f52a" officeooo:paragraph-rsid="00e5f52a" style:font-size-asian="8.75pt" style:font-size-complex="10pt" fo:hyphenate="true" fo:hyphenation-remain-char-count="2" fo:hyphenation-push-char-count="2"/>
    </style:style>
    <style:style style:name="P15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e4e617" officeooo:paragraph-rsid="00e4e617" style:font-size-asian="8.75pt" style:font-size-complex="10pt" fo:hyphenate="true" fo:hyphenation-remain-char-count="2" fo:hyphenation-push-char-count="2"/>
    </style:style>
    <style:style style:name="P15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da4625" officeooo:paragraph-rsid="00da4625" style:font-size-asian="8.75pt" style:font-size-complex="10pt" fo:hyphenate="true" fo:hyphenation-remain-char-count="2" fo:hyphenation-push-char-count="2"/>
    </style:style>
    <style:style style:name="P15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e6e048" officeooo:paragraph-rsid="00e6e048" style:font-size-asian="8.75pt" style:font-size-complex="10pt" fo:hyphenate="true" fo:hyphenation-remain-char-count="2" fo:hyphenation-push-char-count="2"/>
    </style:style>
    <style:style style:name="P15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e8c682" officeooo:paragraph-rsid="00e8c682" style:font-size-asian="8.75pt" style:font-size-complex="10pt" fo:hyphenate="true" fo:hyphenation-remain-char-count="2" fo:hyphenation-push-char-count="2"/>
    </style:style>
    <style:style style:name="P16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e8c8fe" officeooo:paragraph-rsid="00e8c8fe" style:font-size-asian="8.75pt" style:font-size-complex="10pt" fo:hyphenate="true" fo:hyphenation-remain-char-count="2" fo:hyphenation-push-char-count="2"/>
    </style:style>
    <style:style style:name="P16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eb62b1" officeooo:paragraph-rsid="00eb62b1" style:font-size-asian="8.75pt" style:font-size-complex="10pt" fo:hyphenate="true" fo:hyphenation-remain-char-count="2" fo:hyphenation-push-char-count="2"/>
    </style:style>
    <style:style style:name="P16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ed1b0a" officeooo:paragraph-rsid="00ed1b0a" style:font-size-asian="8.75pt" style:font-size-complex="10pt" fo:hyphenate="true" fo:hyphenation-remain-char-count="2" fo:hyphenation-push-char-count="2"/>
    </style:style>
    <style:style style:name="P16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ec59bf" officeooo:paragraph-rsid="00ec59bf" style:font-size-asian="8.75pt" style:font-size-complex="10pt" fo:hyphenate="true" fo:hyphenation-remain-char-count="2" fo:hyphenation-push-char-count="2"/>
    </style:style>
    <style:style style:name="P16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ef820a" officeooo:paragraph-rsid="00ef820a" style:font-size-asian="8.75pt" style:font-size-complex="10pt" fo:hyphenate="true" fo:hyphenation-remain-char-count="2" fo:hyphenation-push-char-count="2"/>
    </style:style>
    <style:style style:name="P16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f2c016" officeooo:paragraph-rsid="00f2c016" style:font-size-asian="8.75pt" style:font-size-complex="10pt" fo:hyphenate="true" fo:hyphenation-remain-char-count="2" fo:hyphenation-push-char-count="2"/>
    </style:style>
    <style:style style:name="P16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f3d2cd" officeooo:paragraph-rsid="00f60ccb" style:font-size-asian="8.75pt" style:font-size-complex="10pt" fo:hyphenate="true" fo:hyphenation-remain-char-count="2" fo:hyphenation-push-char-count="2"/>
    </style:style>
    <style:style style:name="P16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f60ccb" officeooo:paragraph-rsid="00f60ccb" style:font-size-asian="8.75pt" style:font-size-complex="10pt" fo:hyphenate="true" fo:hyphenation-remain-char-count="2" fo:hyphenation-push-char-count="2"/>
    </style:style>
    <style:style style:name="P16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f8ef10" officeooo:paragraph-rsid="00f8ef10" style:font-size-asian="8.75pt" style:font-size-complex="10pt" fo:hyphenate="true" fo:hyphenation-remain-char-count="2" fo:hyphenation-push-char-count="2"/>
    </style:style>
    <style:style style:name="P16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f98a25" officeooo:paragraph-rsid="00f98a25" style:font-size-asian="8.75pt" style:font-size-complex="10pt" fo:hyphenate="true" fo:hyphenation-remain-char-count="2" fo:hyphenation-push-char-count="2"/>
    </style:style>
    <style:style style:name="P17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f9eea4" officeooo:paragraph-rsid="00f9eea4" style:font-size-asian="8.75pt" style:font-size-complex="10pt" fo:hyphenate="true" fo:hyphenation-remain-char-count="2" fo:hyphenation-push-char-count="2"/>
    </style:style>
    <style:style style:name="P17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fbee17" officeooo:paragraph-rsid="00fc1e6a" style:font-size-asian="8.75pt" style:font-size-complex="10pt" fo:hyphenate="true" fo:hyphenation-remain-char-count="2" fo:hyphenation-push-char-count="2"/>
    </style:style>
    <style:style style:name="P17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f4b6b1" officeooo:paragraph-rsid="00f60ccb" style:font-size-asian="8.75pt" style:font-size-complex="10pt" fo:hyphenate="true" fo:hyphenation-remain-char-count="2" fo:hyphenation-push-char-count="2"/>
    </style:style>
    <style:style style:name="P17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fc1e6a" officeooo:paragraph-rsid="00fc1e6a" style:font-size-asian="8.75pt" style:font-size-complex="10pt" fo:hyphenate="true" fo:hyphenation-remain-char-count="2" fo:hyphenation-push-char-count="2"/>
    </style:style>
    <style:style style:name="P17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fe49db" officeooo:paragraph-rsid="00fe49db" style:font-size-asian="8.75pt" style:font-size-complex="10pt" fo:hyphenate="true" fo:hyphenation-remain-char-count="2" fo:hyphenation-push-char-count="2"/>
    </style:style>
    <style:style style:name="P17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ffb019" officeooo:paragraph-rsid="00ffb019" style:font-size-asian="8.75pt" style:font-size-complex="10pt" fo:hyphenate="true" fo:hyphenation-remain-char-count="2" fo:hyphenation-push-char-count="2"/>
    </style:style>
    <style:style style:name="P17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0ffb019" officeooo:paragraph-rsid="01084d4b" style:font-size-asian="8.75pt" style:font-size-complex="10pt" fo:hyphenate="true" fo:hyphenation-remain-char-count="2" fo:hyphenation-push-char-count="2"/>
    </style:style>
    <style:style style:name="P17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104be5e" officeooo:paragraph-rsid="0104be5e" style:font-size-asian="8.75pt" style:font-size-complex="10pt" fo:hyphenate="true" fo:hyphenation-remain-char-count="2" fo:hyphenation-push-char-count="2"/>
    </style:style>
    <style:style style:name="P17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1059971" officeooo:paragraph-rsid="01059971" style:font-size-asian="8.75pt" style:font-size-complex="10pt" fo:hyphenate="true" fo:hyphenation-remain-char-count="2" fo:hyphenation-push-char-count="2"/>
    </style:style>
    <style:style style:name="P17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106eb86" officeooo:paragraph-rsid="0106eb86" style:font-size-asian="8.75pt" style:font-size-complex="10pt" fo:hyphenate="true" fo:hyphenation-remain-char-count="2" fo:hyphenation-push-char-count="2"/>
    </style:style>
    <style:style style:name="P18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106eb86" officeooo:paragraph-rsid="0107d643" style:font-size-asian="8.75pt" style:font-size-complex="10pt" fo:hyphenate="true" fo:hyphenation-remain-char-count="2" fo:hyphenation-push-char-count="2"/>
    </style:style>
    <style:style style:name="P18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107d643" officeooo:paragraph-rsid="0107d643" style:font-size-asian="8.75pt" style:font-size-complex="10pt" fo:hyphenate="true" fo:hyphenation-remain-char-count="2" fo:hyphenation-push-char-count="2"/>
    </style:style>
    <style:style style:name="P18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107fe59" officeooo:paragraph-rsid="0107fe59" style:font-size-asian="8.75pt" style:font-size-complex="10pt" fo:hyphenate="true" fo:hyphenation-remain-char-count="2" fo:hyphenation-push-char-count="2"/>
    </style:style>
    <style:style style:name="P18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1084d4b" officeooo:paragraph-rsid="01084d4b" style:font-size-asian="8.75pt" style:font-size-complex="10pt" fo:hyphenate="true" fo:hyphenation-remain-char-count="2" fo:hyphenation-push-char-count="2"/>
    </style:style>
    <style:style style:name="P18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108b849" officeooo:paragraph-rsid="0108b849" style:font-size-asian="8.75pt" style:font-size-complex="10pt" fo:hyphenate="true" fo:hyphenation-remain-char-count="2" fo:hyphenation-push-char-count="2"/>
    </style:style>
    <style:style style:name="P18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10a3de4" officeooo:paragraph-rsid="010a3de4" style:font-size-asian="8.75pt" style:font-size-complex="10pt" fo:hyphenate="true" fo:hyphenation-remain-char-count="2" fo:hyphenation-push-char-count="2"/>
    </style:style>
    <style:style style:name="P18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10bb443" officeooo:paragraph-rsid="010bb443" style:font-size-asian="8.75pt" style:font-size-complex="10pt" fo:hyphenate="true" fo:hyphenation-remain-char-count="2" fo:hyphenation-push-char-count="2"/>
    </style:style>
    <style:style style:name="P187"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6fd912" officeooo:paragraph-rsid="0114a246" style:font-size-asian="8.75pt" style:font-size-complex="10pt" fo:hyphenate="true" fo:hyphenation-remain-char-count="2" fo:hyphenation-push-char-count="2"/>
    </style:style>
    <style:style style:name="P18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1199c58" officeooo:paragraph-rsid="01199c58" style:font-size-asian="8.75pt" style:font-size-complex="10pt" fo:hyphenate="true" fo:hyphenation-remain-char-count="2" fo:hyphenation-push-char-count="2"/>
    </style:style>
    <style:style style:name="P18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1199c58" officeooo:paragraph-rsid="011a9120" style:font-size-asian="8.75pt" style:font-size-complex="10pt" fo:hyphenate="true" fo:hyphenation-remain-char-count="2" fo:hyphenation-push-char-count="2"/>
    </style:style>
    <style:style style:name="P19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11a9120" officeooo:paragraph-rsid="011a9120" style:font-size-asian="8.75pt" style:font-size-complex="10pt" fo:hyphenate="true" fo:hyphenation-remain-char-count="2" fo:hyphenation-push-char-count="2"/>
    </style:style>
    <style:style style:name="P19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ru" fo:country="RU" officeooo:rsid="011af4f1" officeooo:paragraph-rsid="011af4f1" style:font-size-asian="8.75pt" style:font-size-complex="10pt" fo:hyphenate="true" fo:hyphenation-remain-char-count="2" fo:hyphenation-push-char-count="2"/>
    </style:style>
    <style:style style:name="P19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10552e" officeooo:paragraph-rsid="0010552e" style:font-size-asian="8.75pt" style:font-size-complex="10pt" fo:hyphenate="true" fo:hyphenation-remain-char-count="2" fo:hyphenation-push-char-count="2"/>
    </style:style>
    <style:style style:name="P19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113858" officeooo:paragraph-rsid="00113858" style:font-size-asian="8.75pt" style:font-size-complex="10pt" fo:hyphenate="true" fo:hyphenation-remain-char-count="2" fo:hyphenation-push-char-count="2"/>
    </style:style>
    <style:style style:name="P19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1f865e" officeooo:paragraph-rsid="001f865e" style:font-size-asian="8.75pt" style:font-size-complex="10pt" fo:hyphenate="true" fo:hyphenation-remain-char-count="2" fo:hyphenation-push-char-count="2"/>
    </style:style>
    <style:style style:name="P19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2215e7" officeooo:paragraph-rsid="002215e7" style:font-size-asian="8.75pt" style:font-size-complex="10pt" fo:hyphenate="true" fo:hyphenation-remain-char-count="2" fo:hyphenation-push-char-count="2"/>
    </style:style>
    <style:style style:name="P19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29d7f0" officeooo:paragraph-rsid="0029d7f0" style:font-size-asian="8.75pt" style:font-size-complex="10pt" fo:hyphenate="true" fo:hyphenation-remain-char-count="2" fo:hyphenation-push-char-count="2"/>
    </style:style>
    <style:style style:name="P197"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29d7f0" officeooo:paragraph-rsid="002ad672" style:font-size-asian="8.75pt" style:font-size-complex="10pt" fo:hyphenate="true" fo:hyphenation-remain-char-count="2" fo:hyphenation-push-char-count="2"/>
    </style:style>
    <style:style style:name="P198"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2c116b" officeooo:paragraph-rsid="002c116b" style:font-size-asian="8.75pt" style:font-size-complex="10pt" fo:hyphenate="true" fo:hyphenation-remain-char-count="2" fo:hyphenation-push-char-count="2"/>
    </style:style>
    <style:style style:name="P199"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2d0eff" officeooo:paragraph-rsid="002d0eff" style:font-size-asian="8.75pt" style:font-size-complex="10pt" fo:hyphenate="true" fo:hyphenation-remain-char-count="2" fo:hyphenation-push-char-count="2"/>
    </style:style>
    <style:style style:name="P200"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2d0eff" officeooo:paragraph-rsid="002ec447" style:font-size-asian="8.75pt" style:font-size-complex="10pt" fo:hyphenate="true" fo:hyphenation-remain-char-count="2" fo:hyphenation-push-char-count="2"/>
    </style:style>
    <style:style style:name="P201"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31fe14" officeooo:paragraph-rsid="0031fe14" style:font-size-asian="8.75pt" style:font-size-complex="10pt" fo:hyphenate="true" fo:hyphenation-remain-char-count="2" fo:hyphenation-push-char-count="2"/>
    </style:style>
    <style:style style:name="P20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3bfada" officeooo:paragraph-rsid="003bfada" style:font-size-asian="8.75pt" style:font-size-complex="10pt" fo:hyphenate="true" fo:hyphenation-remain-char-count="2" fo:hyphenation-push-char-count="2"/>
    </style:style>
    <style:style style:name="P20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405543" officeooo:paragraph-rsid="00405543" style:font-size-asian="8.75pt" style:font-size-complex="10pt" fo:hyphenate="true" fo:hyphenation-remain-char-count="2" fo:hyphenation-push-char-count="2"/>
    </style:style>
    <style:style style:name="P20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443d31" officeooo:paragraph-rsid="00443d31" style:font-size-asian="8.75pt" style:font-size-complex="10pt" fo:hyphenate="true" fo:hyphenation-remain-char-count="2" fo:hyphenation-push-char-count="2"/>
    </style:style>
    <style:style style:name="P20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47897e" officeooo:paragraph-rsid="0047897e" style:font-size-asian="8.75pt" style:font-size-complex="10pt" fo:hyphenate="true" fo:hyphenation-remain-char-count="2" fo:hyphenation-push-char-count="2"/>
    </style:style>
    <style:style style:name="P20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4e8d11" officeooo:paragraph-rsid="004e8d11" style:font-size-asian="8.75pt" style:font-size-complex="10pt" fo:hyphenate="true" fo:hyphenation-remain-char-count="2" fo:hyphenation-push-char-count="2"/>
    </style:style>
    <style:style style:name="P207"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505b1e" officeooo:paragraph-rsid="00505b1e" style:font-size-asian="8.75pt" style:font-size-complex="10pt" fo:hyphenate="true" fo:hyphenation-remain-char-count="2" fo:hyphenation-push-char-count="2"/>
    </style:style>
    <style:style style:name="P208"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4d0137" officeooo:paragraph-rsid="004d0137" style:font-size-asian="8.75pt" style:font-size-complex="10pt" fo:hyphenate="true" fo:hyphenation-remain-char-count="2" fo:hyphenation-push-char-count="2"/>
    </style:style>
    <style:style style:name="P209"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5044d0" officeooo:paragraph-rsid="005044d0" style:font-size-asian="8.75pt" style:font-size-complex="10pt" fo:hyphenate="true" fo:hyphenation-remain-char-count="2" fo:hyphenation-push-char-count="2"/>
    </style:style>
    <style:style style:name="P210"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6f07ea" officeooo:paragraph-rsid="006f07ea" style:font-size-asian="8.75pt" style:font-size-complex="10pt" fo:hyphenate="true" fo:hyphenation-remain-char-count="2" fo:hyphenation-push-char-count="2"/>
    </style:style>
    <style:style style:name="P211"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6fd912" officeooo:paragraph-rsid="006fd912" style:font-size-asian="8.75pt" style:font-size-complex="10pt" fo:hyphenate="true" fo:hyphenation-remain-char-count="2" fo:hyphenation-push-char-count="2"/>
    </style:style>
    <style:style style:name="P21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99909c" officeooo:paragraph-rsid="0099909c" style:font-size-asian="8.75pt" style:font-size-complex="10pt" fo:hyphenate="true" fo:hyphenation-remain-char-count="2" fo:hyphenation-push-char-count="2"/>
    </style:style>
    <style:style style:name="P21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9a3d5a" officeooo:paragraph-rsid="009c365e" style:font-size-asian="8.75pt" style:font-size-complex="10pt" fo:hyphenate="true" fo:hyphenation-remain-char-count="2" fo:hyphenation-push-char-count="2"/>
    </style:style>
    <style:style style:name="P21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9d0c19" officeooo:paragraph-rsid="009d0c19" style:font-size-asian="8.75pt" style:font-size-complex="10pt" fo:hyphenate="true" fo:hyphenation-remain-char-count="2" fo:hyphenation-push-char-count="2"/>
    </style:style>
    <style:style style:name="P21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a476dd" officeooo:paragraph-rsid="00a7a393" style:font-size-asian="8.75pt" style:font-size-complex="10pt" fo:hyphenate="true" fo:hyphenation-remain-char-count="2" fo:hyphenation-push-char-count="2"/>
    </style:style>
    <style:style style:name="P21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ad7524" officeooo:paragraph-rsid="00aeb1bd" style:font-size-asian="8.75pt" style:font-size-complex="10pt" fo:hyphenate="true" fo:hyphenation-remain-char-count="2" fo:hyphenation-push-char-count="2"/>
    </style:style>
    <style:style style:name="P21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b02e79" officeooo:paragraph-rsid="00b02e79" style:font-size-asian="8.75pt" style:font-size-complex="10pt" fo:hyphenate="true" fo:hyphenation-remain-char-count="2" fo:hyphenation-push-char-count="2"/>
    </style:style>
    <style:style style:name="P21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b456a8" officeooo:paragraph-rsid="00b5dfa6" style:font-size-asian="8.75pt" style:font-size-complex="10pt" fo:hyphenate="true" fo:hyphenation-remain-char-count="2" fo:hyphenation-push-char-count="2"/>
    </style:style>
    <style:style style:name="P21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b5dfa6" officeooo:paragraph-rsid="00b7dc81" style:font-size-asian="8.75pt" style:font-size-complex="10pt" fo:hyphenate="true" fo:hyphenation-remain-char-count="2" fo:hyphenation-push-char-count="2"/>
    </style:style>
    <style:style style:name="P22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baadd8" officeooo:paragraph-rsid="00baadd8" style:font-size-asian="8.75pt" style:font-size-complex="10pt" fo:hyphenate="true" fo:hyphenation-remain-char-count="2" fo:hyphenation-push-char-count="2"/>
    </style:style>
    <style:style style:name="P221"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a31250" officeooo:paragraph-rsid="00cf3f05" style:font-size-asian="8.75pt" style:font-size-complex="10pt" fo:hyphenate="true" fo:hyphenation-remain-char-count="2" fo:hyphenation-push-char-count="2"/>
    </style:style>
    <style:style style:name="P22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d1ed50" officeooo:paragraph-rsid="00d1ed50" style:font-size-asian="8.75pt" style:font-size-complex="10pt" fo:hyphenate="true" fo:hyphenation-remain-char-count="2" fo:hyphenation-push-char-count="2"/>
    </style:style>
    <style:style style:name="P22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d78f70" officeooo:paragraph-rsid="00d78f70" style:font-size-asian="8.75pt" style:font-size-complex="10pt" fo:hyphenate="true" fo:hyphenation-remain-char-count="2" fo:hyphenation-push-char-count="2"/>
    </style:style>
    <style:style style:name="P22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d84c0c" officeooo:paragraph-rsid="00d84c0c" style:font-size-asian="8.75pt" style:font-size-complex="10pt" fo:hyphenate="true" fo:hyphenation-remain-char-count="2" fo:hyphenation-push-char-count="2"/>
    </style:style>
    <style:style style:name="P22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da7c2a" officeooo:paragraph-rsid="00da7c2a" style:font-size-asian="8.75pt" style:font-size-complex="10pt" fo:hyphenate="true" fo:hyphenation-remain-char-count="2" fo:hyphenation-push-char-count="2"/>
    </style:style>
    <style:style style:name="P22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e1b3aa" officeooo:paragraph-rsid="00e1b3aa" style:font-size-asian="8.75pt" style:font-size-complex="10pt" fo:hyphenate="true" fo:hyphenation-remain-char-count="2" fo:hyphenation-push-char-count="2"/>
    </style:style>
    <style:style style:name="P22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e1f6b9" officeooo:paragraph-rsid="00e1f6b9" style:font-size-asian="8.75pt" style:font-size-complex="10pt" fo:hyphenate="true" fo:hyphenation-remain-char-count="2" fo:hyphenation-push-char-count="2"/>
    </style:style>
    <style:style style:name="P22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e39dba" officeooo:paragraph-rsid="00e39dba" style:font-size-asian="8.75pt" style:font-size-complex="10pt" fo:hyphenate="true" fo:hyphenation-remain-char-count="2" fo:hyphenation-push-char-count="2"/>
    </style:style>
    <style:style style:name="P229"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en" fo:country="US" officeooo:rsid="00e5f52a" officeooo:paragraph-rsid="00e5f52a" style:font-size-asian="8.75pt" style:font-size-complex="10pt" fo:hyphenate="true" fo:hyphenation-remain-char-count="2" fo:hyphenation-push-char-count="2"/>
    </style:style>
    <style:style style:name="P23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eb62b1" officeooo:paragraph-rsid="00eb62b1" style:font-size-asian="8.75pt" style:font-size-complex="10pt" fo:hyphenate="true" fo:hyphenation-remain-char-count="2" fo:hyphenation-push-char-count="2"/>
    </style:style>
    <style:style style:name="P23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ed83a2" officeooo:paragraph-rsid="00eec6a5" style:font-size-asian="8.75pt" style:font-size-complex="10pt" fo:hyphenate="true" fo:hyphenation-remain-char-count="2" fo:hyphenation-push-char-count="2"/>
    </style:style>
    <style:style style:name="P23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0ff1839" officeooo:paragraph-rsid="00ff1839" style:font-size-asian="8.75pt" style:font-size-complex="10pt" fo:hyphenate="true" fo:hyphenation-remain-char-count="2" fo:hyphenation-push-char-count="2"/>
    </style:style>
    <style:style style:name="P23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Tahoma" fo:font-size="10pt" fo:language="en" fo:country="US" officeooo:rsid="0107fe59" officeooo:paragraph-rsid="0107fe59" style:font-size-asian="8.75pt" style:font-size-complex="10pt" fo:hyphenate="true" fo:hyphenation-remain-char-count="2" fo:hyphenation-push-char-count="2"/>
    </style:style>
    <style:style style:name="P23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10552e" officeooo:paragraph-rsid="0010552e" style:font-size-asian="8.75pt" style:font-size-complex="10pt" fo:hyphenate="true" fo:hyphenation-remain-char-count="2" fo:hyphenation-push-char-count="2"/>
    </style:style>
    <style:style style:name="P23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29d7f0" officeooo:paragraph-rsid="0029d7f0" style:font-size-asian="8.75pt" style:font-size-complex="10pt" fo:hyphenate="true" fo:hyphenation-remain-char-count="2" fo:hyphenation-push-char-count="2"/>
    </style:style>
    <style:style style:name="P23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2c116b" officeooo:paragraph-rsid="002c116b" style:font-size-asian="8.75pt" style:font-size-complex="10pt" fo:hyphenate="true" fo:hyphenation-remain-char-count="2" fo:hyphenation-push-char-count="2"/>
    </style:style>
    <style:style style:name="P237"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31fe14" officeooo:paragraph-rsid="0031fe14" style:font-size-asian="8.75pt" style:font-size-complex="10pt" fo:hyphenate="true" fo:hyphenation-remain-char-count="2" fo:hyphenation-push-char-count="2"/>
    </style:style>
    <style:style style:name="P238"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3bfada" officeooo:paragraph-rsid="003bfada" style:font-size-asian="8.75pt" style:font-size-complex="10pt" fo:hyphenate="true" fo:hyphenation-remain-char-count="2" fo:hyphenation-push-char-count="2"/>
    </style:style>
    <style:style style:name="P239"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405543" officeooo:paragraph-rsid="00405543" style:font-size-asian="8.75pt" style:font-size-complex="10pt" fo:hyphenate="true" fo:hyphenation-remain-char-count="2" fo:hyphenation-push-char-count="2"/>
    </style:style>
    <style:style style:name="P240"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405543" officeooo:paragraph-rsid="0110e5b7" style:font-size-asian="8.75pt" style:font-size-complex="10pt" fo:hyphenate="true" fo:hyphenation-remain-char-count="2" fo:hyphenation-push-char-count="2"/>
    </style:style>
    <style:style style:name="P241"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443d31" officeooo:paragraph-rsid="00443d31" style:font-size-asian="8.75pt" style:font-size-complex="10pt" fo:hyphenate="true" fo:hyphenation-remain-char-count="2" fo:hyphenation-push-char-count="2"/>
    </style:style>
    <style:style style:name="P24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47897e" officeooo:paragraph-rsid="0047897e" style:font-size-asian="8.75pt" style:font-size-complex="10pt" fo:hyphenate="true" fo:hyphenation-remain-char-count="2" fo:hyphenation-push-char-count="2"/>
    </style:style>
    <style:style style:name="P24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4e8d11" officeooo:paragraph-rsid="004e8d11" style:font-size-asian="8.75pt" style:font-size-complex="10pt" fo:hyphenate="true" fo:hyphenation-remain-char-count="2" fo:hyphenation-push-char-count="2"/>
    </style:style>
    <style:style style:name="P24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505b1e" officeooo:paragraph-rsid="00505b1e" style:font-size-asian="8.75pt" style:font-size-complex="10pt" fo:hyphenate="true" fo:hyphenation-remain-char-count="2" fo:hyphenation-push-char-count="2"/>
    </style:style>
    <style:style style:name="P24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4d0137" officeooo:paragraph-rsid="004d0137" style:font-size-asian="8.75pt" style:font-size-complex="10pt" fo:hyphenate="true" fo:hyphenation-remain-char-count="2" fo:hyphenation-push-char-count="2"/>
    </style:style>
    <style:style style:name="P24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4383a4" officeooo:paragraph-rsid="004383a4" style:font-size-asian="8.75pt" style:font-size-complex="10pt" fo:hyphenate="true" fo:hyphenation-remain-char-count="2" fo:hyphenation-push-char-count="2"/>
    </style:style>
    <style:style style:name="P247"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443234" officeooo:paragraph-rsid="00443234" style:font-size-asian="8.75pt" style:font-size-complex="10pt" fo:hyphenate="true" fo:hyphenation-remain-char-count="2" fo:hyphenation-push-char-count="2"/>
    </style:style>
    <style:style style:name="P248"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443234" officeooo:paragraph-rsid="010eda7b" style:font-size-asian="8.75pt" style:font-size-complex="10pt" fo:hyphenate="true" fo:hyphenation-remain-char-count="2" fo:hyphenation-push-char-count="2"/>
    </style:style>
    <style:style style:name="P249"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6f07ea" officeooo:paragraph-rsid="006f07ea" style:font-size-asian="8.75pt" style:font-size-complex="10pt" fo:hyphenate="true" fo:hyphenation-remain-char-count="2" fo:hyphenation-push-char-count="2"/>
    </style:style>
    <style:style style:name="P250"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710f71" officeooo:paragraph-rsid="00710f71" style:font-size-asian="8.75pt" style:font-size-complex="10pt" fo:hyphenate="true" fo:hyphenation-remain-char-count="2" fo:hyphenation-push-char-count="2"/>
    </style:style>
    <style:style style:name="P251"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73b72f" officeooo:paragraph-rsid="0073b72f" style:font-size-asian="8.75pt" style:font-size-complex="10pt" fo:hyphenate="true" fo:hyphenation-remain-char-count="2" fo:hyphenation-push-char-count="2"/>
    </style:style>
    <style:style style:name="P25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751422" officeooo:paragraph-rsid="00751422" style:font-size-asian="8.75pt" style:font-size-complex="10pt" fo:hyphenate="true" fo:hyphenation-remain-char-count="2" fo:hyphenation-push-char-count="2"/>
    </style:style>
    <style:style style:name="P25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75bea8" officeooo:paragraph-rsid="0075bea8" style:font-size-asian="8.75pt" style:font-size-complex="10pt" fo:hyphenate="true" fo:hyphenation-remain-char-count="2" fo:hyphenation-push-char-count="2"/>
    </style:style>
    <style:style style:name="P25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76d0f3" officeooo:paragraph-rsid="0076d0f3" style:font-size-asian="8.75pt" style:font-size-complex="10pt" fo:hyphenate="true" fo:hyphenation-remain-char-count="2" fo:hyphenation-push-char-count="2"/>
    </style:style>
    <style:style style:name="P25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799565" officeooo:paragraph-rsid="00799565" style:font-size-asian="8.75pt" style:font-size-complex="10pt" fo:hyphenate="true" fo:hyphenation-remain-char-count="2" fo:hyphenation-push-char-count="2"/>
    </style:style>
    <style:style style:name="P25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79f8fd" officeooo:paragraph-rsid="0079f8fd" style:font-size-asian="8.75pt" style:font-size-complex="10pt" fo:hyphenate="true" fo:hyphenation-remain-char-count="2" fo:hyphenation-push-char-count="2"/>
    </style:style>
    <style:style style:name="P257"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80bcc3" officeooo:paragraph-rsid="0080bcc3" style:font-size-asian="8.75pt" style:font-size-complex="10pt" fo:hyphenate="true" fo:hyphenation-remain-char-count="2" fo:hyphenation-push-char-count="2"/>
    </style:style>
    <style:style style:name="P258"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8352ea" officeooo:paragraph-rsid="008352ea" style:font-size-asian="8.75pt" style:font-size-complex="10pt" fo:hyphenate="true" fo:hyphenation-remain-char-count="2" fo:hyphenation-push-char-count="2"/>
    </style:style>
    <style:style style:name="P259"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869d1f" officeooo:paragraph-rsid="00869d1f" style:font-size-asian="8.75pt" style:font-size-complex="10pt" fo:hyphenate="true" fo:hyphenation-remain-char-count="2" fo:hyphenation-push-char-count="2"/>
    </style:style>
    <style:style style:name="P260"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89916f" officeooo:paragraph-rsid="0089916f" style:font-size-asian="8.75pt" style:font-size-complex="10pt" fo:hyphenate="true" fo:hyphenation-remain-char-count="2" fo:hyphenation-push-char-count="2"/>
    </style:style>
    <style:style style:name="P261"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8b5a3e" officeooo:paragraph-rsid="008b5a3e" style:font-size-asian="8.75pt" style:font-size-complex="10pt" fo:hyphenate="true" fo:hyphenation-remain-char-count="2" fo:hyphenation-push-char-count="2"/>
    </style:style>
    <style:style style:name="P26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8c81c1" officeooo:paragraph-rsid="008c81c1" style:font-size-asian="8.75pt" style:font-size-complex="10pt" fo:hyphenate="true" fo:hyphenation-remain-char-count="2" fo:hyphenation-push-char-count="2"/>
    </style:style>
    <style:style style:name="P26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92b4c7" officeooo:paragraph-rsid="0092b4c7" style:font-size-asian="8.75pt" style:font-size-complex="10pt" fo:hyphenate="true" fo:hyphenation-remain-char-count="2" fo:hyphenation-push-char-count="2"/>
    </style:style>
    <style:style style:name="P26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90dffa" officeooo:paragraph-rsid="0090dffa" style:font-size-asian="8.75pt" style:font-size-complex="10pt" fo:hyphenate="true" fo:hyphenation-remain-char-count="2" fo:hyphenation-push-char-count="2"/>
    </style:style>
    <style:style style:name="P26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8ff92b" officeooo:paragraph-rsid="008ff92b" style:font-size-asian="8.75pt" style:font-size-complex="10pt" fo:hyphenate="true" fo:hyphenation-remain-char-count="2" fo:hyphenation-push-char-count="2"/>
    </style:style>
    <style:style style:name="P26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8ff92b" officeooo:paragraph-rsid="0092b4c7" style:font-size-asian="8.75pt" style:font-size-complex="10pt" fo:hyphenate="true" fo:hyphenation-remain-char-count="2" fo:hyphenation-push-char-count="2"/>
    </style:style>
    <style:style style:name="P26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96e6f0" officeooo:paragraph-rsid="0096e6f0" style:font-size-asian="8.75pt" style:font-size-complex="10pt" fo:hyphenate="true" fo:hyphenation-remain-char-count="2" fo:hyphenation-push-char-count="2"/>
    </style:style>
    <style:style style:name="P26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98f918" officeooo:paragraph-rsid="0098f918" style:font-size-asian="8.75pt" style:font-size-complex="10pt" fo:hyphenate="true" fo:hyphenation-remain-char-count="2" fo:hyphenation-push-char-count="2"/>
    </style:style>
    <style:style style:name="P26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9d0c19" officeooo:paragraph-rsid="009d0c19" style:font-size-asian="8.75pt" style:font-size-complex="10pt" fo:hyphenate="true" fo:hyphenation-remain-char-count="2" fo:hyphenation-push-char-count="2"/>
    </style:style>
    <style:style style:name="P27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9d0c19" officeooo:paragraph-rsid="009d97c2" style:font-size-asian="8.75pt" style:font-size-complex="10pt" fo:hyphenate="true" fo:hyphenation-remain-char-count="2" fo:hyphenation-push-char-count="2"/>
    </style:style>
    <style:style style:name="P27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9d97c2" officeooo:paragraph-rsid="009d97c2" style:font-size-asian="8.75pt" style:font-size-complex="10pt" fo:hyphenate="true" fo:hyphenation-remain-char-count="2" fo:hyphenation-push-char-count="2"/>
    </style:style>
    <style:style style:name="P27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9f40ff" officeooo:paragraph-rsid="009f40ff" style:font-size-asian="8.75pt" style:font-size-complex="10pt" fo:hyphenate="true" fo:hyphenation-remain-char-count="2" fo:hyphenation-push-char-count="2"/>
    </style:style>
    <style:style style:name="P27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a0f294" officeooo:paragraph-rsid="00a0f294" style:font-size-asian="8.75pt" style:font-size-complex="10pt" fo:hyphenate="true" fo:hyphenation-remain-char-count="2" fo:hyphenation-push-char-count="2"/>
    </style:style>
    <style:style style:name="P27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a2d2a0" officeooo:paragraph-rsid="00a2d2a0" style:font-size-asian="8.75pt" style:font-size-complex="10pt" fo:hyphenate="true" fo:hyphenation-remain-char-count="2" fo:hyphenation-push-char-count="2"/>
    </style:style>
    <style:style style:name="P275"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a31250" officeooo:paragraph-rsid="00a31250" style:font-size-asian="8.75pt" style:font-size-complex="10pt" fo:hyphenate="true" fo:hyphenation-remain-char-count="2" fo:hyphenation-push-char-count="2"/>
    </style:style>
    <style:style style:name="P27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a31250" officeooo:paragraph-rsid="00a31250" style:font-size-asian="8.75pt" style:font-size-complex="10pt" fo:hyphenate="true" fo:hyphenation-remain-char-count="2" fo:hyphenation-push-char-count="2"/>
    </style:style>
    <style:style style:name="P27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a476dd" officeooo:paragraph-rsid="00a476dd" style:font-size-asian="8.75pt" style:font-size-complex="10pt" fo:hyphenate="true" fo:hyphenation-remain-char-count="2" fo:hyphenation-push-char-count="2"/>
    </style:style>
    <style:style style:name="P27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a9f1dd" officeooo:paragraph-rsid="00a9f1dd" style:font-size-asian="8.75pt" style:font-size-complex="10pt" fo:hyphenate="true" fo:hyphenation-remain-char-count="2" fo:hyphenation-push-char-count="2"/>
    </style:style>
    <style:style style:name="P27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ab561e" officeooo:paragraph-rsid="00ab561e" style:font-size-asian="8.75pt" style:font-size-complex="10pt" fo:hyphenate="true" fo:hyphenation-remain-char-count="2" fo:hyphenation-push-char-count="2"/>
    </style:style>
    <style:style style:name="P28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ad53b1" officeooo:paragraph-rsid="00aeb1bd" style:font-size-asian="8.75pt" style:font-size-complex="10pt" fo:hyphenate="true" fo:hyphenation-remain-char-count="2" fo:hyphenation-push-char-count="2"/>
    </style:style>
    <style:style style:name="P28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ad7524" officeooo:paragraph-rsid="00ad7524" style:font-size-asian="8.75pt" style:font-size-complex="10pt" fo:hyphenate="true" fo:hyphenation-remain-char-count="2" fo:hyphenation-push-char-count="2"/>
    </style:style>
    <style:style style:name="P28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aeb1bd" officeooo:paragraph-rsid="00aeb1bd" style:font-size-asian="8.75pt" style:font-size-complex="10pt" fo:hyphenate="true" fo:hyphenation-remain-char-count="2" fo:hyphenation-push-char-count="2"/>
    </style:style>
    <style:style style:name="P28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aeb1bd" officeooo:paragraph-rsid="00b02e79" style:font-size-asian="8.75pt" style:font-size-complex="10pt" fo:hyphenate="true" fo:hyphenation-remain-char-count="2" fo:hyphenation-push-char-count="2"/>
    </style:style>
    <style:style style:name="P28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b02e79" officeooo:paragraph-rsid="00b02e79" style:font-size-asian="8.75pt" style:font-size-complex="10pt" fo:hyphenate="true" fo:hyphenation-remain-char-count="2" fo:hyphenation-push-char-count="2"/>
    </style:style>
    <style:style style:name="P28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b2de10" officeooo:paragraph-rsid="00b2de10" style:font-size-asian="8.75pt" style:font-size-complex="10pt" fo:hyphenate="true" fo:hyphenation-remain-char-count="2" fo:hyphenation-push-char-count="2"/>
    </style:style>
    <style:style style:name="P28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c48fd7" officeooo:paragraph-rsid="00c48fd7" style:font-size-asian="8.75pt" style:font-size-complex="10pt" fo:hyphenate="true" fo:hyphenation-remain-char-count="2" fo:hyphenation-push-char-count="2"/>
    </style:style>
    <style:style style:name="P287"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cccec4" officeooo:paragraph-rsid="00cccec4" style:font-size-asian="8.75pt" style:font-size-complex="10pt" fo:hyphenate="true" fo:hyphenation-remain-char-count="2" fo:hyphenation-push-char-count="2"/>
    </style:style>
    <style:style style:name="P28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d1ed50" officeooo:paragraph-rsid="00d1ed50" style:font-size-asian="8.75pt" style:font-size-complex="10pt" fo:hyphenate="true" fo:hyphenation-remain-char-count="2" fo:hyphenation-push-char-count="2"/>
    </style:style>
    <style:style style:name="P28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d0a74d" officeooo:paragraph-rsid="00d1ed50" style:font-size-asian="8.75pt" style:font-size-complex="10pt" fo:hyphenate="true" fo:hyphenation-remain-char-count="2" fo:hyphenation-push-char-count="2"/>
    </style:style>
    <style:style style:name="P29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d3595a" officeooo:paragraph-rsid="00d3595a" style:font-size-asian="8.75pt" style:font-size-complex="10pt" fo:hyphenate="true" fo:hyphenation-remain-char-count="2" fo:hyphenation-push-char-count="2"/>
    </style:style>
    <style:style style:name="P29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d543f9" officeooo:paragraph-rsid="00d543f9" style:font-size-asian="8.75pt" style:font-size-complex="10pt" fo:hyphenate="true" fo:hyphenation-remain-char-count="2" fo:hyphenation-push-char-count="2"/>
    </style:style>
    <style:style style:name="P29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d78f70" officeooo:paragraph-rsid="00d78f70" style:font-size-asian="8.75pt" style:font-size-complex="10pt" fo:hyphenate="true" fo:hyphenation-remain-char-count="2" fo:hyphenation-push-char-count="2"/>
    </style:style>
    <style:style style:name="P29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d82d32" officeooo:paragraph-rsid="00d82d32" style:font-size-asian="8.75pt" style:font-size-complex="10pt" fo:hyphenate="true" fo:hyphenation-remain-char-count="2" fo:hyphenation-push-char-count="2"/>
    </style:style>
    <style:style style:name="P29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da4625" officeooo:paragraph-rsid="00da4625" style:font-size-asian="8.75pt" style:font-size-complex="10pt" fo:hyphenate="true" fo:hyphenation-remain-char-count="2" fo:hyphenation-push-char-count="2"/>
    </style:style>
    <style:style style:name="P29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da5268" officeooo:paragraph-rsid="00da5268" style:font-size-asian="8.75pt" style:font-size-complex="10pt" fo:hyphenate="true" fo:hyphenation-remain-char-count="2" fo:hyphenation-push-char-count="2"/>
    </style:style>
    <style:style style:name="P29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dc54ac" officeooo:paragraph-rsid="00dc54ac" style:font-size-asian="8.75pt" style:font-size-complex="10pt" fo:hyphenate="true" fo:hyphenation-remain-char-count="2" fo:hyphenation-push-char-count="2"/>
    </style:style>
    <style:style style:name="P29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dd3c57" officeooo:paragraph-rsid="00dd3c57" style:font-size-asian="8.75pt" style:font-size-complex="10pt" fo:hyphenate="true" fo:hyphenation-remain-char-count="2" fo:hyphenation-push-char-count="2"/>
    </style:style>
    <style:style style:name="P29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dd9000" officeooo:paragraph-rsid="00dd9000" style:font-size-asian="8.75pt" style:font-size-complex="10pt" fo:hyphenate="true" fo:hyphenation-remain-char-count="2" fo:hyphenation-push-char-count="2"/>
    </style:style>
    <style:style style:name="P29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da7c2a" officeooo:paragraph-rsid="00da7c2a" style:font-size-asian="8.75pt" style:font-size-complex="10pt" fo:hyphenate="true" fo:hyphenation-remain-char-count="2" fo:hyphenation-push-char-count="2"/>
    </style:style>
    <style:style style:name="P30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e1b3aa" officeooo:paragraph-rsid="00e1b3aa" style:font-size-asian="8.75pt" style:font-size-complex="10pt" fo:hyphenate="true" fo:hyphenation-remain-char-count="2" fo:hyphenation-push-char-count="2"/>
    </style:style>
    <style:style style:name="P30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e1f6b9" officeooo:paragraph-rsid="00e1f6b9" style:font-size-asian="8.75pt" style:font-size-complex="10pt" fo:hyphenate="true" fo:hyphenation-remain-char-count="2" fo:hyphenation-push-char-count="2"/>
    </style:style>
    <style:style style:name="P30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e39dba" officeooo:paragraph-rsid="00e39dba" style:font-size-asian="8.75pt" style:font-size-complex="10pt" fo:hyphenate="true" fo:hyphenation-remain-char-count="2" fo:hyphenation-push-char-count="2"/>
    </style:style>
    <style:style style:name="P30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e4a481" officeooo:paragraph-rsid="00e4a481" style:font-size-asian="8.75pt" style:font-size-complex="10pt" fo:hyphenate="true" fo:hyphenation-remain-char-count="2" fo:hyphenation-push-char-count="2"/>
    </style:style>
    <style:style style:name="P30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en" fo:country="US" officeooo:rsid="00e5f52a" officeooo:paragraph-rsid="00e5f52a" style:font-size-asian="8.75pt" style:font-size-complex="10pt" fo:hyphenate="true" fo:hyphenation-remain-char-count="2" fo:hyphenation-push-char-count="2"/>
    </style:style>
    <style:style style:name="P30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eb62b1" officeooo:paragraph-rsid="00eb62b1" style:font-size-asian="8.75pt" style:font-size-complex="10pt" fo:hyphenate="true" fo:hyphenation-remain-char-count="2" fo:hyphenation-push-char-count="2"/>
    </style:style>
    <style:style style:name="P30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ec59bf" officeooo:paragraph-rsid="00ec59bf" style:font-size-asian="8.75pt" style:font-size-complex="10pt" fo:hyphenate="true" fo:hyphenation-remain-char-count="2" fo:hyphenation-push-char-count="2"/>
    </style:style>
    <style:style style:name="P30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ed1b0a" officeooo:paragraph-rsid="00ed1b0a" style:font-size-asian="8.75pt" style:font-size-complex="10pt" fo:hyphenate="true" fo:hyphenation-remain-char-count="2" fo:hyphenation-push-char-count="2"/>
    </style:style>
    <style:style style:name="P30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ed83a2" officeooo:paragraph-rsid="00ed83a2" style:font-size-asian="8.75pt" style:font-size-complex="10pt" fo:hyphenate="true" fo:hyphenation-remain-char-count="2" fo:hyphenation-push-char-count="2"/>
    </style:style>
    <style:style style:name="P30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ed83a2" officeooo:paragraph-rsid="00ee9383" style:font-size-asian="8.75pt" style:font-size-complex="10pt" fo:hyphenate="true" fo:hyphenation-remain-char-count="2" fo:hyphenation-push-char-count="2"/>
    </style:style>
    <style:style style:name="P31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ed83a2" officeooo:paragraph-rsid="00fd42b0" style:font-size-asian="8.75pt" style:font-size-complex="10pt" fo:hyphenate="true" fo:hyphenation-remain-char-count="2" fo:hyphenation-push-char-count="2"/>
    </style:style>
    <style:style style:name="P31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ef820a" officeooo:paragraph-rsid="00ef820a" style:font-size-asian="8.75pt" style:font-size-complex="10pt" fo:hyphenate="true" fo:hyphenation-remain-char-count="2" fo:hyphenation-push-char-count="2"/>
    </style:style>
    <style:style style:name="P31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ef820a" officeooo:paragraph-rsid="00eec6a5" style:font-size-asian="8.75pt" style:font-size-complex="10pt" fo:hyphenate="true" fo:hyphenation-remain-char-count="2" fo:hyphenation-push-char-count="2"/>
    </style:style>
    <style:style style:name="P31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f3d2cd" officeooo:paragraph-rsid="00f3d2cd" style:font-size-asian="8.75pt" style:font-size-complex="10pt" fo:hyphenate="true" fo:hyphenation-remain-char-count="2" fo:hyphenation-push-char-count="2"/>
    </style:style>
    <style:style style:name="P31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f60ccb" officeooo:paragraph-rsid="00f60ccb" style:font-size-asian="8.75pt" style:font-size-complex="10pt" fo:hyphenate="true" fo:hyphenation-remain-char-count="2" fo:hyphenation-push-char-count="2"/>
    </style:style>
    <style:style style:name="P31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f793a6" officeooo:paragraph-rsid="00f793a6" style:font-size-asian="8.75pt" style:font-size-complex="10pt" fo:hyphenate="true" fo:hyphenation-remain-char-count="2" fo:hyphenation-push-char-count="2"/>
    </style:style>
    <style:style style:name="P31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f793a6" officeooo:paragraph-rsid="00f8ef10" style:font-size-asian="8.75pt" style:font-size-complex="10pt" fo:hyphenate="true" fo:hyphenation-remain-char-count="2" fo:hyphenation-push-char-count="2"/>
    </style:style>
    <style:style style:name="P31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f8ef10" officeooo:paragraph-rsid="00f8ef10" style:font-size-asian="8.75pt" style:font-size-complex="10pt" fo:hyphenate="true" fo:hyphenation-remain-char-count="2" fo:hyphenation-push-char-count="2"/>
    </style:style>
    <style:style style:name="P31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f9eea4" officeooo:paragraph-rsid="00f9eea4" style:font-size-asian="8.75pt" style:font-size-complex="10pt" fo:hyphenate="true" fo:hyphenation-remain-char-count="2" fo:hyphenation-push-char-count="2"/>
    </style:style>
    <style:style style:name="P31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f9eea4" officeooo:paragraph-rsid="00fbee17" style:font-size-asian="8.75pt" style:font-size-complex="10pt" fo:hyphenate="true" fo:hyphenation-remain-char-count="2" fo:hyphenation-push-char-count="2"/>
    </style:style>
    <style:style style:name="P32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fbee17" officeooo:paragraph-rsid="00fbee17" style:font-size-asian="8.75pt" style:font-size-complex="10pt" fo:hyphenate="true" fo:hyphenation-remain-char-count="2" fo:hyphenation-push-char-count="2"/>
    </style:style>
    <style:style style:name="P32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fc1e6a" officeooo:paragraph-rsid="00fc1e6a" style:font-size-asian="8.75pt" style:font-size-complex="10pt" fo:hyphenate="true" fo:hyphenation-remain-char-count="2" fo:hyphenation-push-char-count="2"/>
    </style:style>
    <style:style style:name="P32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fe49db" officeooo:paragraph-rsid="00fe49db" style:font-size-asian="8.75pt" style:font-size-complex="10pt" fo:hyphenate="true" fo:hyphenation-remain-char-count="2" fo:hyphenation-push-char-count="2"/>
    </style:style>
    <style:style style:name="P32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0ff1839" officeooo:paragraph-rsid="00ff1839" style:font-size-asian="8.75pt" style:font-size-complex="10pt" fo:hyphenate="true" fo:hyphenation-remain-char-count="2" fo:hyphenation-push-char-count="2"/>
    </style:style>
    <style:style style:name="P32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104be5e" officeooo:paragraph-rsid="0104be5e" style:font-size-asian="8.75pt" style:font-size-complex="10pt" fo:hyphenate="true" fo:hyphenation-remain-char-count="2" fo:hyphenation-push-char-count="2"/>
    </style:style>
    <style:style style:name="P32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106eb86" officeooo:paragraph-rsid="0106eb86" style:font-size-asian="8.75pt" style:font-size-complex="10pt" fo:hyphenate="true" fo:hyphenation-remain-char-count="2" fo:hyphenation-push-char-count="2"/>
    </style:style>
    <style:style style:name="P32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107d643" officeooo:paragraph-rsid="0107d643" style:font-size-asian="8.75pt" style:font-size-complex="10pt" fo:hyphenate="true" fo:hyphenation-remain-char-count="2" fo:hyphenation-push-char-count="2"/>
    </style:style>
    <style:style style:name="P32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107fe59" officeooo:paragraph-rsid="0107fe59" style:font-size-asian="8.75pt" style:font-size-complex="10pt" fo:hyphenate="true" fo:hyphenation-remain-char-count="2" fo:hyphenation-push-char-count="2"/>
    </style:style>
    <style:style style:name="P32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1084d4b" officeooo:paragraph-rsid="01084d4b" style:font-size-asian="8.75pt" style:font-size-complex="10pt" fo:hyphenate="true" fo:hyphenation-remain-char-count="2" fo:hyphenation-push-char-count="2"/>
    </style:style>
    <style:style style:name="P32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1086317" officeooo:paragraph-rsid="01086317" style:font-size-asian="8.75pt" style:font-size-complex="10pt" fo:hyphenate="true" fo:hyphenation-remain-char-count="2" fo:hyphenation-push-char-count="2"/>
    </style:style>
    <style:style style:name="P33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108b849" officeooo:paragraph-rsid="0108b849" style:font-size-asian="8.75pt" style:font-size-complex="10pt" fo:hyphenate="true" fo:hyphenation-remain-char-count="2" fo:hyphenation-push-char-count="2"/>
    </style:style>
    <style:style style:name="P33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10a3de4" officeooo:paragraph-rsid="010a3de4" style:font-size-asian="8.75pt" style:font-size-complex="10pt" fo:hyphenate="true" fo:hyphenation-remain-char-count="2" fo:hyphenation-push-char-count="2"/>
    </style:style>
    <style:style style:name="P33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en" fo:country="US" officeooo:rsid="010bb443" officeooo:paragraph-rsid="010bb443" style:font-size-asian="8.75pt" style:font-size-complex="10pt" fo:hyphenate="true" fo:hyphenation-remain-char-count="2" fo:hyphenation-push-char-count="2"/>
    </style:style>
    <style:style style:name="P333"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ru" fo:country="RU" officeooo:rsid="00443d31" officeooo:paragraph-rsid="00443d31" style:font-size-asian="8.75pt" style:font-size-complex="10pt" fo:hyphenate="true" fo:hyphenation-remain-char-count="2" fo:hyphenation-push-char-count="2"/>
    </style:style>
    <style:style style:name="P334"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ru" fo:country="RU" officeooo:rsid="0092b4c7" officeooo:paragraph-rsid="0092b4c7" style:font-size-asian="8.75pt" style:font-size-complex="10pt" fo:hyphenate="true" fo:hyphenation-remain-char-count="2" fo:hyphenation-push-char-count="2"/>
    </style:style>
    <style:style style:name="P33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096e6f0" officeooo:paragraph-rsid="0096e6f0" style:font-size-asian="8.75pt" style:font-size-complex="10pt" fo:hyphenate="true" fo:hyphenation-remain-char-count="2" fo:hyphenation-push-char-count="2"/>
    </style:style>
    <style:style style:name="P336"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Courier New" fo:font-size="10pt" fo:language="ru" fo:country="RU" officeooo:rsid="00a0f294" officeooo:paragraph-rsid="00a0f294" style:font-size-asian="8.75pt" style:font-size-complex="10pt" fo:hyphenate="true" fo:hyphenation-remain-char-count="2" fo:hyphenation-push-char-count="2"/>
    </style:style>
    <style:style style:name="P33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0a476dd" officeooo:paragraph-rsid="00a476dd" style:font-size-asian="8.75pt" style:font-size-complex="10pt" fo:hyphenate="true" fo:hyphenation-remain-char-count="2" fo:hyphenation-push-char-count="2"/>
    </style:style>
    <style:style style:name="P33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0aeb1bd" officeooo:paragraph-rsid="00aeb1bd" style:font-size-asian="8.75pt" style:font-size-complex="10pt" fo:hyphenate="true" fo:hyphenation-remain-char-count="2" fo:hyphenation-push-char-count="2"/>
    </style:style>
    <style:style style:name="P33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0b02e79" officeooo:paragraph-rsid="00b02e79" style:font-size-asian="8.75pt" style:font-size-complex="10pt" fo:hyphenate="true" fo:hyphenation-remain-char-count="2" fo:hyphenation-push-char-count="2"/>
    </style:style>
    <style:style style:name="P34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0d543f9" officeooo:paragraph-rsid="00d543f9" style:font-size-asian="8.75pt" style:font-size-complex="10pt" fo:hyphenate="true" fo:hyphenation-remain-char-count="2" fo:hyphenation-push-char-count="2"/>
    </style:style>
    <style:style style:name="P34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0d78f70" officeooo:paragraph-rsid="00d78f70" style:font-size-asian="8.75pt" style:font-size-complex="10pt" fo:hyphenate="true" fo:hyphenation-remain-char-count="2" fo:hyphenation-push-char-count="2"/>
    </style:style>
    <style:style style:name="P34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0e4e617" officeooo:paragraph-rsid="00e4e617" style:font-size-asian="8.75pt" style:font-size-complex="10pt" fo:hyphenate="true" fo:hyphenation-remain-char-count="2" fo:hyphenation-push-char-count="2"/>
    </style:style>
    <style:style style:name="P34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0ed1b0a" officeooo:paragraph-rsid="00ed1b0a" style:font-size-asian="8.75pt" style:font-size-complex="10pt" fo:hyphenate="true" fo:hyphenation-remain-char-count="2" fo:hyphenation-push-char-count="2"/>
    </style:style>
    <style:style style:name="P34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0eb62b1" officeooo:paragraph-rsid="00ec59bf" style:font-size-asian="8.75pt" style:font-size-complex="10pt" fo:hyphenate="true" fo:hyphenation-remain-char-count="2" fo:hyphenation-push-char-count="2"/>
    </style:style>
    <style:style style:name="P34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0f8ef10" officeooo:paragraph-rsid="00f8ef10" style:font-size-asian="8.75pt" style:font-size-complex="10pt" fo:hyphenate="true" fo:hyphenation-remain-char-count="2" fo:hyphenation-push-char-count="2"/>
    </style:style>
    <style:style style:name="P34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0f98a25" officeooo:paragraph-rsid="00f8ef10" style:font-size-asian="8.75pt" style:font-size-complex="10pt" fo:hyphenate="true" fo:hyphenation-remain-char-count="2" fo:hyphenation-push-char-count="2"/>
    </style:style>
    <style:style style:name="P34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0fbee17" officeooo:paragraph-rsid="00f9eea4" style:font-size-asian="8.75pt" style:font-size-complex="10pt" fo:hyphenate="true" fo:hyphenation-remain-char-count="2" fo:hyphenation-push-char-count="2"/>
    </style:style>
    <style:style style:name="P34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0fbee17" officeooo:paragraph-rsid="00fbee17" style:font-size-asian="8.75pt" style:font-size-complex="10pt" fo:hyphenate="true" fo:hyphenation-remain-char-count="2" fo:hyphenation-push-char-count="2"/>
    </style:style>
    <style:style style:name="P34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0fd42b0" officeooo:paragraph-rsid="00fd42b0" style:font-size-asian="8.75pt" style:font-size-complex="10pt" fo:hyphenate="true" fo:hyphenation-remain-char-count="2" fo:hyphenation-push-char-count="2"/>
    </style:style>
    <style:style style:name="P35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0fe49db" officeooo:paragraph-rsid="00fe49db" style:font-size-asian="8.75pt" style:font-size-complex="10pt" fo:hyphenate="true" fo:hyphenation-remain-char-count="2" fo:hyphenation-push-char-count="2"/>
    </style:style>
    <style:style style:name="P35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1059971" officeooo:paragraph-rsid="010c6f6f" style:font-size-asian="8.75pt" style:font-size-complex="10pt" fo:hyphenate="true" fo:hyphenation-remain-char-count="2" fo:hyphenation-push-char-count="2"/>
    </style:style>
    <style:style style:name="P35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106eb86" officeooo:paragraph-rsid="0106eb86" style:font-size-asian="8.75pt" style:font-size-complex="10pt" fo:hyphenate="true" fo:hyphenation-remain-char-count="2" fo:hyphenation-push-char-count="2"/>
    </style:style>
    <style:style style:name="P35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108b849" officeooo:paragraph-rsid="0108b849" style:font-size-asian="8.75pt" style:font-size-complex="10pt" fo:hyphenate="true" fo:hyphenation-remain-char-count="2" fo:hyphenation-push-char-count="2"/>
    </style:style>
    <style:style style:name="P35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10c6f6f" officeooo:paragraph-rsid="010c6f6f" style:font-size-asian="8.75pt" style:font-size-complex="10pt" fo:hyphenate="true" fo:hyphenation-remain-char-count="2" fo:hyphenation-push-char-count="2"/>
    </style:style>
    <style:style style:name="P35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style:font-name="Courier New" fo:font-size="10pt" fo:language="ru" fo:country="RU" officeooo:rsid="010bb443" officeooo:paragraph-rsid="010bb443" style:font-size-asian="8.75pt" style:font-size-complex="10pt" fo:hyphenate="true" fo:hyphenation-remain-char-count="2" fo:hyphenation-push-char-count="2"/>
    </style:style>
    <style:style style:name="P356"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font-weight="bold" officeooo:rsid="000c50d1" officeooo:paragraph-rsid="000c50d1" style:font-size-asian="8.75pt" style:font-weight-asian="bold" style:font-size-complex="10pt" style:font-weight-complex="bold" fo:hyphenate="true" fo:hyphenation-remain-char-count="2" fo:hyphenation-push-char-count="2"/>
    </style:style>
    <style:style style:name="P357"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0df794" officeooo:paragraph-rsid="000df794" style:font-size-asian="8.75pt" style:font-weight-asian="bold" style:font-size-complex="10pt" style:font-weight-complex="bold" fo:hyphenate="true" fo:hyphenation-remain-char-count="2" fo:hyphenation-push-char-count="2"/>
    </style:style>
    <style:style style:name="P358"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10552e" officeooo:paragraph-rsid="0010552e" style:font-size-asian="8.75pt" style:font-weight-asian="bold" style:font-size-complex="10pt" style:font-weight-complex="bold" fo:hyphenate="true" fo:hyphenation-remain-char-count="2" fo:hyphenation-push-char-count="2"/>
    </style:style>
    <style:style style:name="P359"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12552d" officeooo:paragraph-rsid="0012552d" style:font-size-asian="8.75pt" style:font-weight-asian="bold" style:font-size-complex="10pt" style:font-weight-complex="bold" fo:hyphenate="true" fo:hyphenation-remain-char-count="2" fo:hyphenation-push-char-count="2"/>
    </style:style>
    <style:style style:name="P360"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15673e" officeooo:paragraph-rsid="0015673e" style:font-size-asian="8.75pt" style:font-weight-asian="bold" style:font-size-complex="10pt" style:font-weight-complex="bold" fo:hyphenate="true" fo:hyphenation-remain-char-count="2" fo:hyphenation-push-char-count="2"/>
    </style:style>
    <style:style style:name="P361"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28e10f" officeooo:paragraph-rsid="0028e10f" style:font-size-asian="8.75pt" style:font-weight-asian="bold" style:font-size-complex="10pt" style:font-weight-complex="bold" fo:hyphenate="true" fo:hyphenation-remain-char-count="2" fo:hyphenation-push-char-count="2"/>
    </style:style>
    <style:style style:name="P362"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29d7f0" officeooo:paragraph-rsid="0029d7f0" style:font-size-asian="8.75pt" style:font-weight-asian="bold" style:font-size-complex="10pt" style:font-weight-complex="bold" fo:hyphenate="true" fo:hyphenation-remain-char-count="2" fo:hyphenation-push-char-count="2"/>
    </style:style>
    <style:style style:name="P363"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2ec447" officeooo:paragraph-rsid="002ec447" style:font-size-asian="8.75pt" style:font-weight-asian="bold" style:font-size-complex="10pt" style:font-weight-complex="bold" fo:hyphenate="true" fo:hyphenation-remain-char-count="2" fo:hyphenation-push-char-count="2"/>
    </style:style>
    <style:style style:name="P36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0.653cm"/>
        </style:tab-stops>
      </style:paragraph-properties>
      <style:text-properties fo:color="#808080" style:font-name="Courier New" fo:font-size="10pt" fo:language="ru" fo:country="RU" fo:font-weight="bold" officeooo:rsid="00309239" officeooo:paragraph-rsid="00309239" style:font-size-asian="8.75pt" style:font-weight-asian="bold" style:font-size-complex="10pt" style:font-weight-complex="bold" fo:hyphenate="true" fo:hyphenation-remain-char-count="2" fo:hyphenation-push-char-count="2"/>
    </style:style>
    <style:style style:name="P365"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309239" officeooo:paragraph-rsid="00309239" style:font-size-asian="8.75pt" style:font-weight-asian="bold" style:font-size-complex="10pt" style:font-weight-complex="bold" fo:hyphenate="true" fo:hyphenation-remain-char-count="2" fo:hyphenation-push-char-count="2"/>
    </style:style>
    <style:style style:name="P366"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364178" officeooo:paragraph-rsid="00364178" style:font-size-asian="8.75pt" style:font-weight-asian="bold" style:font-size-complex="10pt" style:font-weight-complex="bold" fo:hyphenate="true" fo:hyphenation-remain-char-count="2" fo:hyphenation-push-char-count="2"/>
    </style:style>
    <style:style style:name="P367"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3a0a5c" officeooo:paragraph-rsid="003a0a5c" style:font-size-asian="8.75pt" style:font-weight-asian="bold" style:font-size-complex="10pt" style:font-weight-complex="bold" fo:hyphenate="true" fo:hyphenation-remain-char-count="2" fo:hyphenation-push-char-count="2"/>
    </style:style>
    <style:style style:name="P368"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3df719" officeooo:paragraph-rsid="003df719" style:font-size-asian="8.75pt" style:font-weight-asian="bold" style:font-size-complex="10pt" style:font-weight-complex="bold" fo:hyphenate="true" fo:hyphenation-remain-char-count="2" fo:hyphenation-push-char-count="2"/>
    </style:style>
    <style:style style:name="P369"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405543" officeooo:paragraph-rsid="00405543" style:font-size-asian="8.75pt" style:font-weight-asian="bold" style:font-size-complex="10pt" style:font-weight-complex="bold" fo:hyphenate="true" fo:hyphenation-remain-char-count="2" fo:hyphenation-push-char-count="2"/>
    </style:style>
    <style:style style:name="P370"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40b6ca" officeooo:paragraph-rsid="0040b6ca" style:font-size-asian="8.75pt" style:font-weight-asian="bold" style:font-size-complex="10pt" style:font-weight-complex="bold" fo:hyphenate="true" fo:hyphenation-remain-char-count="2" fo:hyphenation-push-char-count="2"/>
    </style:style>
    <style:style style:name="P371"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40b6ca" officeooo:paragraph-rsid="005db655" style:font-size-asian="8.75pt" style:font-weight-asian="bold" style:font-size-complex="10pt" style:font-weight-complex="bold" fo:hyphenate="true" fo:hyphenation-remain-char-count="2" fo:hyphenation-push-char-count="2"/>
    </style:style>
    <style:style style:name="P372"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443d31" officeooo:paragraph-rsid="00443d31" style:font-size-asian="8.75pt" style:font-weight-asian="bold" style:font-size-complex="10pt" style:font-weight-complex="bold" fo:hyphenate="true" fo:hyphenation-remain-char-count="2" fo:hyphenation-push-char-count="2"/>
    </style:style>
    <style:style style:name="P373"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46d89c" officeooo:paragraph-rsid="0046d89c" style:font-size-asian="8.75pt" style:font-weight-asian="bold" style:font-size-complex="10pt" style:font-weight-complex="bold" fo:hyphenate="true" fo:hyphenation-remain-char-count="2" fo:hyphenation-push-char-count="2"/>
    </style:style>
    <style:style style:name="P374"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48cda4" officeooo:paragraph-rsid="0048cda4" style:font-size-asian="8.75pt" style:font-weight-asian="bold" style:font-size-complex="10pt" style:font-weight-complex="bold" fo:hyphenate="true" fo:hyphenation-remain-char-count="2" fo:hyphenation-push-char-count="2"/>
    </style:style>
    <style:style style:name="P375"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5044d0" officeooo:paragraph-rsid="005044d0" style:font-size-asian="8.75pt" style:font-weight-asian="bold" style:font-size-complex="10pt" style:font-weight-complex="bold" fo:hyphenate="true" fo:hyphenation-remain-char-count="2" fo:hyphenation-push-char-count="2"/>
    </style:style>
    <style:style style:name="P376"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505b1e" officeooo:paragraph-rsid="00505b1e" style:font-size-asian="8.75pt" style:font-weight-asian="bold" style:font-size-complex="10pt" style:font-weight-complex="bold" fo:hyphenate="true" fo:hyphenation-remain-char-count="2" fo:hyphenation-push-char-count="2"/>
    </style:style>
    <style:style style:name="P377"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61eb25" officeooo:paragraph-rsid="0061eb25" style:font-size-asian="8.75pt" style:font-weight-asian="bold" style:font-size-complex="10pt" style:font-weight-complex="bold" fo:hyphenate="true" fo:hyphenation-remain-char-count="2" fo:hyphenation-push-char-count="2"/>
    </style:style>
    <style:style style:name="P378"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6995d6" officeooo:paragraph-rsid="006995d6" style:font-size-asian="8.75pt" style:font-weight-asian="bold" style:font-size-complex="10pt" style:font-weight-complex="bold" fo:hyphenate="true" fo:hyphenation-remain-char-count="2" fo:hyphenation-push-char-count="2"/>
    </style:style>
    <style:style style:name="P379"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6cbe1c" officeooo:paragraph-rsid="006cbe1c" style:font-size-asian="8.75pt" style:font-weight-asian="bold" style:font-size-complex="10pt" style:font-weight-complex="bold" fo:hyphenate="true" fo:hyphenation-remain-char-count="2" fo:hyphenation-push-char-count="2"/>
    </style:style>
    <style:style style:name="P380"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6fd912" officeooo:paragraph-rsid="006fd912" style:font-size-asian="8.75pt" style:font-weight-asian="bold" style:font-size-complex="10pt" style:font-weight-complex="bold" fo:hyphenate="true" fo:hyphenation-remain-char-count="2" fo:hyphenation-push-char-count="2"/>
    </style:style>
    <style:style style:name="P381"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710f71" officeooo:paragraph-rsid="00710f71" style:font-size-asian="8.75pt" style:font-weight-asian="bold" style:font-size-complex="10pt" style:font-weight-complex="bold" fo:hyphenate="true" fo:hyphenation-remain-char-count="2" fo:hyphenation-push-char-count="2"/>
    </style:style>
    <style:style style:name="P382"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80bcc3" officeooo:paragraph-rsid="0080bcc3" style:font-size-asian="8.75pt" style:font-weight-asian="bold" style:font-size-complex="10pt" style:font-weight-complex="bold" fo:hyphenate="true" fo:hyphenation-remain-char-count="2" fo:hyphenation-push-char-count="2"/>
    </style:style>
    <style:style style:name="P383"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8155c5" officeooo:paragraph-rsid="008155c5" style:font-size-asian="8.75pt" style:font-weight-asian="bold" style:font-size-complex="10pt" style:font-weight-complex="bold" fo:hyphenate="true" fo:hyphenation-remain-char-count="2" fo:hyphenation-push-char-count="2"/>
    </style:style>
    <style:style style:name="P384"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829b3c" officeooo:paragraph-rsid="00829b3c" style:font-size-asian="8.75pt" style:font-weight-asian="bold" style:font-size-complex="10pt" style:font-weight-complex="bold" fo:hyphenate="true" fo:hyphenation-remain-char-count="2" fo:hyphenation-push-char-count="2"/>
    </style:style>
    <style:style style:name="P385"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8352ea" officeooo:paragraph-rsid="008352ea" style:font-size-asian="8.75pt" style:font-weight-asian="bold" style:font-size-complex="10pt" style:font-weight-complex="bold" fo:hyphenate="true" fo:hyphenation-remain-char-count="2" fo:hyphenation-push-char-count="2"/>
    </style:style>
    <style:style style:name="P386"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8b5a3e" officeooo:paragraph-rsid="008b5a3e" style:font-size-asian="8.75pt" style:font-weight-asian="bold" style:font-size-complex="10pt" style:font-weight-complex="bold" fo:hyphenate="true" fo:hyphenation-remain-char-count="2" fo:hyphenation-push-char-count="2"/>
    </style:style>
    <style:style style:name="P387"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8ff92b" officeooo:paragraph-rsid="008ff92b" style:font-size-asian="8.75pt" style:font-weight-asian="bold" style:font-size-complex="10pt" style:font-weight-complex="bold" fo:hyphenate="true" fo:hyphenation-remain-char-count="2" fo:hyphenation-push-char-count="2"/>
    </style:style>
    <style:style style:name="P388"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92b4c7" officeooo:paragraph-rsid="0092b4c7" style:font-size-asian="8.75pt" style:font-weight-asian="bold" style:font-size-complex="10pt" style:font-weight-complex="bold" fo:hyphenate="true" fo:hyphenation-remain-char-count="2" fo:hyphenation-push-char-count="2"/>
    </style:style>
    <style:style style:name="P38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96e6f0" officeooo:paragraph-rsid="0096e6f0" style:font-size-asian="8.75pt" style:font-weight-asian="bold" style:font-size-complex="10pt" style:font-weight-complex="bold" fo:hyphenate="true" fo:hyphenation-remain-char-count="2" fo:hyphenation-push-char-count="2"/>
    </style:style>
    <style:style style:name="P39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9da4a7" officeooo:paragraph-rsid="009da4a7" style:font-size-asian="8.75pt" style:font-weight-asian="bold" style:font-size-complex="10pt" style:font-weight-complex="bold" fo:hyphenate="true" fo:hyphenation-remain-char-count="2" fo:hyphenation-push-char-count="2"/>
    </style:style>
    <style:style style:name="P39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ad53b1" officeooo:paragraph-rsid="00ad53b1" style:font-size-asian="8.75pt" style:font-weight-asian="bold" style:font-size-complex="10pt" style:font-weight-complex="bold" fo:hyphenate="true" fo:hyphenation-remain-char-count="2" fo:hyphenation-push-char-count="2"/>
    </style:style>
    <style:style style:name="P39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baadd8" officeooo:paragraph-rsid="00baadd8" style:font-size-asian="8.75pt" style:font-weight-asian="bold" style:font-size-complex="10pt" style:font-weight-complex="bold" fo:hyphenate="true" fo:hyphenation-remain-char-count="2" fo:hyphenation-push-char-count="2"/>
    </style:style>
    <style:style style:name="P39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bc9894" officeooo:paragraph-rsid="00bc9894" style:font-size-asian="8.75pt" style:font-weight-asian="bold" style:font-size-complex="10pt" style:font-weight-complex="bold" fo:hyphenate="true" fo:hyphenation-remain-char-count="2" fo:hyphenation-push-char-count="2"/>
    </style:style>
    <style:style style:name="P39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bd20d8" officeooo:paragraph-rsid="00bd20d8" style:font-size-asian="8.75pt" style:font-weight-asian="bold" style:font-size-complex="10pt" style:font-weight-complex="bold" fo:hyphenate="true" fo:hyphenation-remain-char-count="2" fo:hyphenation-push-char-count="2"/>
    </style:style>
    <style:style style:name="P39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c21156" officeooo:paragraph-rsid="00c21156" style:font-size-asian="8.75pt" style:font-weight-asian="bold" style:font-size-complex="10pt" style:font-weight-complex="bold" fo:hyphenate="true" fo:hyphenation-remain-char-count="2" fo:hyphenation-push-char-count="2"/>
    </style:style>
    <style:style style:name="P396"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c9d564" officeooo:paragraph-rsid="00c9d564" style:font-size-asian="8.75pt" style:font-weight-asian="bold" style:font-size-complex="10pt" style:font-weight-complex="bold" fo:hyphenate="true" fo:hyphenation-remain-char-count="2" fo:hyphenation-push-char-count="2"/>
    </style:style>
    <style:style style:name="P397"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ca79a7" officeooo:paragraph-rsid="00ca79a7" style:font-size-asian="8.75pt" style:font-weight-asian="bold" style:font-size-complex="10pt" style:font-weight-complex="bold" fo:hyphenate="true" fo:hyphenation-remain-char-count="2" fo:hyphenation-push-char-count="2"/>
    </style:style>
    <style:style style:name="P39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da4625" officeooo:paragraph-rsid="00da4625" style:font-size-asian="8.75pt" style:font-weight-asian="bold" style:font-size-complex="10pt" style:font-weight-complex="bold" fo:hyphenate="true" fo:hyphenation-remain-char-count="2" fo:hyphenation-push-char-count="2"/>
    </style:style>
    <style:style style:name="P39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da7c2a" officeooo:paragraph-rsid="00da7c2a" style:font-size-asian="8.75pt" style:font-weight-asian="bold" style:font-size-complex="10pt" style:font-weight-complex="bold" fo:hyphenate="true" fo:hyphenation-remain-char-count="2" fo:hyphenation-push-char-count="2"/>
    </style:style>
    <style:style style:name="P40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dfea86" officeooo:paragraph-rsid="00dfea86" style:font-size-asian="8.75pt" style:font-weight-asian="bold" style:font-size-complex="10pt" style:font-weight-complex="bold" fo:hyphenate="true" fo:hyphenation-remain-char-count="2" fo:hyphenation-push-char-count="2"/>
    </style:style>
    <style:style style:name="P40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e1f6b9" officeooo:paragraph-rsid="00e1f6b9" style:font-size-asian="8.75pt" style:font-weight-asian="bold" style:font-size-complex="10pt" style:font-weight-complex="bold" fo:hyphenate="true" fo:hyphenation-remain-char-count="2" fo:hyphenation-push-char-count="2"/>
    </style:style>
    <style:style style:name="P40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e39dba" officeooo:paragraph-rsid="00e39dba" style:font-size-asian="8.75pt" style:font-weight-asian="bold" style:font-size-complex="10pt" style:font-weight-complex="bold" fo:hyphenate="true" fo:hyphenation-remain-char-count="2" fo:hyphenation-push-char-count="2"/>
    </style:style>
    <style:style style:name="P40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e4e617" officeooo:paragraph-rsid="00e4e617" style:font-size-asian="8.75pt" style:font-weight-asian="bold" style:font-size-complex="10pt" style:font-weight-complex="bold" fo:hyphenate="true" fo:hyphenation-remain-char-count="2" fo:hyphenation-push-char-count="2"/>
    </style:style>
    <style:style style:name="P40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ed1b0a" officeooo:paragraph-rsid="00ed1b0a" style:font-size-asian="8.75pt" style:font-weight-asian="bold" style:font-size-complex="10pt" style:font-weight-complex="bold" fo:hyphenate="true" fo:hyphenation-remain-char-count="2" fo:hyphenation-push-char-count="2"/>
    </style:style>
    <style:style style:name="P40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ed83a2" officeooo:paragraph-rsid="00ed83a2" style:font-size-asian="8.75pt" style:font-weight-asian="bold" style:font-size-complex="10pt" style:font-weight-complex="bold" fo:hyphenate="true" fo:hyphenation-remain-char-count="2" fo:hyphenation-push-char-count="2"/>
    </style:style>
    <style:style style:name="P40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f2c016" officeooo:paragraph-rsid="00f2c016" style:font-size-asian="8.75pt" style:font-weight-asian="bold" style:font-size-complex="10pt" style:font-weight-complex="bold" fo:hyphenate="true" fo:hyphenation-remain-char-count="2" fo:hyphenation-push-char-count="2"/>
    </style:style>
    <style:style style:name="P40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f3d2cd" officeooo:paragraph-rsid="00f3d2cd" style:font-size-asian="8.75pt" style:font-weight-asian="bold" style:font-size-complex="10pt" style:font-weight-complex="bold" fo:hyphenate="true" fo:hyphenation-remain-char-count="2" fo:hyphenation-push-char-count="2"/>
    </style:style>
    <style:style style:name="P40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106eb86" officeooo:paragraph-rsid="0106eb86" style:font-size-asian="8.75pt" style:font-weight-asian="bold" style:font-size-complex="10pt" style:font-weight-complex="bold" fo:hyphenate="true" fo:hyphenation-remain-char-count="2" fo:hyphenation-push-char-count="2"/>
    </style:style>
    <style:style style:name="P40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1084d4b" officeooo:paragraph-rsid="01084d4b" style:font-size-asian="8.75pt" style:font-weight-asian="bold" style:font-size-complex="10pt" style:font-weight-complex="bold" fo:hyphenate="true" fo:hyphenation-remain-char-count="2" fo:hyphenation-push-char-count="2"/>
    </style:style>
    <style:style style:name="P41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10bb443" officeooo:paragraph-rsid="010bb443" style:font-size-asian="8.75pt" style:font-weight-asian="bold" style:font-size-complex="10pt" style:font-weight-complex="bold" fo:hyphenate="true" fo:hyphenation-remain-char-count="2" fo:hyphenation-push-char-count="2"/>
    </style:style>
    <style:style style:name="P41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11af4f1" officeooo:paragraph-rsid="011af4f1" style:font-size-asian="8.75pt" style:font-weight-asian="bold" style:font-size-complex="10pt" style:font-weight-complex="bold" fo:hyphenate="true" fo:hyphenation-remain-char-count="2" fo:hyphenation-push-char-count="2"/>
    </style:style>
    <style:style style:name="P41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aeb1bd" officeooo:paragraph-rsid="00aeb1bd" style:font-size-asian="10pt" style:font-weight-asian="bold" style:font-size-complex="10pt" style:font-weight-complex="bold" fo:hyphenate="true" fo:hyphenation-remain-char-count="2" fo:hyphenation-push-char-count="2"/>
    </style:style>
    <style:style style:name="P41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weight="bold" officeooo:rsid="00b402b0" officeooo:paragraph-rsid="00b402b0" style:font-size-asian="10pt" style:font-weight-asian="bold" style:font-size-complex="10pt" style:font-weight-complex="bold" fo:hyphenate="true" fo:hyphenation-remain-char-count="2" fo:hyphenation-push-char-count="2"/>
    </style:style>
    <style:style style:name="P41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ru" fo:country="RU" fo:font-style="normal" fo:font-weight="bold" officeooo:rsid="00d78f70" officeooo:paragraph-rsid="00d78f70" style:font-size-asian="8.75pt" style:font-style-asian="normal" style:font-weight-asian="bold" style:font-size-complex="10pt" style:font-style-complex="normal" style:font-weight-complex="bold" fo:hyphenate="true" fo:hyphenation-remain-char-count="2" fo:hyphenation-push-char-count="2"/>
    </style:style>
    <style:style style:name="P415"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en" fo:country="US" fo:font-weight="bold" officeooo:rsid="0028e10f" officeooo:paragraph-rsid="0028e10f" style:font-size-asian="8.75pt" style:font-weight-asian="bold" style:font-size-complex="10pt" style:font-weight-complex="bold" fo:hyphenate="true" fo:hyphenation-remain-char-count="2" fo:hyphenation-push-char-count="2"/>
    </style:style>
    <style:style style:name="P41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0.653cm"/>
        </style:tab-stops>
      </style:paragraph-properties>
      <style:text-properties fo:color="#808080" style:font-name="Courier New" fo:font-size="10pt" fo:language="en" fo:country="US" fo:font-weight="bold" officeooo:rsid="00309239" officeooo:paragraph-rsid="00309239" style:font-size-asian="8.75pt" style:font-weight-asian="bold" style:font-size-complex="10pt" style:font-weight-complex="bold" fo:hyphenate="true" fo:hyphenation-remain-char-count="2" fo:hyphenation-push-char-count="2"/>
    </style:style>
    <style:style style:name="P417"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en" fo:country="US" fo:font-weight="bold" officeooo:rsid="00309239" officeooo:paragraph-rsid="00309239" style:font-size-asian="8.75pt" style:font-weight-asian="bold" style:font-size-complex="10pt" style:font-weight-complex="bold" fo:hyphenate="true" fo:hyphenation-remain-char-count="2" fo:hyphenation-push-char-count="2"/>
    </style:style>
    <style:style style:name="P418"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en" fo:country="US" fo:font-weight="bold" officeooo:rsid="00347e66" officeooo:paragraph-rsid="00347e66" style:font-size-asian="8.75pt" style:font-weight-asian="bold" style:font-size-complex="10pt" style:font-weight-complex="bold" fo:hyphenate="true" fo:hyphenation-remain-char-count="2" fo:hyphenation-push-char-count="2"/>
    </style:style>
    <style:style style:name="P419"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en" fo:country="US" fo:font-weight="bold" officeooo:rsid="00364178" officeooo:paragraph-rsid="00364178" style:font-size-asian="8.75pt" style:font-weight-asian="bold" style:font-size-complex="10pt" style:font-weight-complex="bold" fo:hyphenate="true" fo:hyphenation-remain-char-count="2" fo:hyphenation-push-char-count="2"/>
    </style:style>
    <style:style style:name="P420"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en" fo:country="US" fo:font-weight="bold" officeooo:rsid="005044d0" officeooo:paragraph-rsid="005044d0" style:font-size-asian="8.75pt" style:font-weight-asian="bold" style:font-size-complex="10pt" style:font-weight-complex="bold" fo:hyphenate="true" fo:hyphenation-remain-char-count="2" fo:hyphenation-push-char-count="2"/>
    </style:style>
    <style:style style:name="P421"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en" fo:country="US" fo:font-weight="bold" officeooo:rsid="00710f71" officeooo:paragraph-rsid="00710f71" style:font-size-asian="8.75pt" style:font-weight-asian="bold" style:font-size-complex="10pt" style:font-weight-complex="bold" fo:hyphenate="true" fo:hyphenation-remain-char-count="2" fo:hyphenation-push-char-count="2"/>
    </style:style>
    <style:style style:name="P422"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en" fo:country="US" fo:font-weight="bold" officeooo:rsid="006fd912" officeooo:paragraph-rsid="006fd912" style:font-size-asian="8.75pt" style:font-weight-asian="bold" style:font-size-complex="10pt" style:font-weight-complex="bold" fo:hyphenate="true" fo:hyphenation-remain-char-count="2" fo:hyphenation-push-char-count="2"/>
    </style:style>
    <style:style style:name="P423"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en" fo:country="US" fo:font-weight="bold" officeooo:rsid="00829b3c" officeooo:paragraph-rsid="00829b3c" style:font-size-asian="8.75pt" style:font-weight-asian="bold" style:font-size-complex="10pt" style:font-weight-complex="bold" fo:hyphenate="true" fo:hyphenation-remain-char-count="2" fo:hyphenation-push-char-count="2"/>
    </style:style>
    <style:style style:name="P424"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en" fo:country="US" fo:font-weight="bold" officeooo:rsid="00e5f52a" officeooo:paragraph-rsid="00e5f52a" style:font-size-asian="8.75pt" style:font-weight-asian="bold" style:font-size-complex="10pt" style:font-weight-complex="bold" fo:hyphenate="true" fo:hyphenation-remain-char-count="2" fo:hyphenation-push-char-count="2"/>
    </style:style>
    <style:style style:name="P42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0pt" fo:language="en" fo:country="US" fo:font-style="normal" fo:font-weight="bold" officeooo:rsid="00d78f70" officeooo:paragraph-rsid="00d78f70" style:font-size-asian="8.75pt" style:font-style-asian="normal" style:font-weight-asian="bold" style:font-size-complex="10pt" style:font-style-complex="normal" style:font-weight-complex="bold" fo:hyphenate="true" fo:hyphenation-remain-char-count="2" fo:hyphenation-push-char-count="2"/>
    </style:style>
    <style:style style:name="P426"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4pt" fo:font-weight="bold" officeooo:rsid="000c50d1" officeooo:paragraph-rsid="000c50d1" style:font-size-asian="14pt" style:font-weight-asian="bold" style:font-size-complex="14pt" style:font-weight-complex="bold" fo:hyphenate="true" fo:hyphenation-remain-char-count="2" fo:hyphenation-push-char-count="2"/>
    </style:style>
    <style:style style:name="P427"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4pt" fo:language="ru" fo:country="RU" fo:font-weight="bold" officeooo:rsid="000eb197" officeooo:paragraph-rsid="000eb197" style:font-size-asian="14pt" style:font-weight-asian="bold" style:font-size-complex="14pt" style:font-weight-complex="bold" fo:hyphenate="true" fo:hyphenation-remain-char-count="2" fo:hyphenation-push-char-count="2"/>
    </style:style>
    <style:style style:name="P428"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4pt" fo:language="ru" fo:country="RU" fo:font-weight="bold" officeooo:rsid="000f2cf9" officeooo:paragraph-rsid="000f2cf9" style:font-size-asian="14pt" style:font-weight-asian="bold" style:font-size-complex="14pt" style:font-weight-complex="bold" fo:hyphenate="true" fo:hyphenation-remain-char-count="2" fo:hyphenation-push-char-count="2"/>
    </style:style>
    <style:style style:name="P429"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4pt" fo:language="ru" fo:country="RU" fo:font-weight="bold" officeooo:rsid="0015362e" officeooo:paragraph-rsid="0015362e" style:font-size-asian="14pt" style:font-weight-asian="bold" style:font-size-complex="14pt" style:font-weight-complex="bold" fo:hyphenate="true" fo:hyphenation-remain-char-count="2" fo:hyphenation-push-char-count="2"/>
    </style:style>
    <style:style style:name="P430"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4pt" fo:language="ru" fo:country="RU" fo:font-weight="bold" officeooo:rsid="0015673e" officeooo:paragraph-rsid="0015673e" style:font-size-asian="14pt" style:font-weight-asian="bold" style:font-size-complex="14pt" style:font-weight-complex="bold" fo:hyphenate="true" fo:hyphenation-remain-char-count="2" fo:hyphenation-push-char-count="2"/>
    </style:style>
    <style:style style:name="P431"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4pt" fo:language="ru" fo:country="RU" fo:font-weight="bold" officeooo:rsid="003a0a5c" officeooo:paragraph-rsid="003a0a5c" style:font-size-asian="14pt" style:font-weight-asian="bold" style:font-size-complex="14pt" style:font-weight-complex="bold" fo:hyphenate="true" fo:hyphenation-remain-char-count="2" fo:hyphenation-push-char-count="2"/>
    </style:style>
    <style:style style:name="P432"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4pt" fo:language="ru" fo:country="RU" fo:font-weight="bold" officeooo:rsid="0086ef91" officeooo:paragraph-rsid="0086ef91" style:font-size-asian="14pt" style:font-weight-asian="bold" style:font-size-complex="14pt" style:font-weight-complex="bold" fo:hyphenate="true" fo:hyphenation-remain-char-count="2" fo:hyphenation-push-char-count="2"/>
    </style:style>
    <style:style style:name="P433"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4pt" fo:language="ru" fo:country="RU" fo:font-weight="bold" officeooo:rsid="0098f918" officeooo:paragraph-rsid="0098f918" style:font-size-asian="14pt" style:font-weight-asian="bold" style:font-size-complex="14pt" style:font-weight-complex="bold" fo:hyphenate="true" fo:hyphenation-remain-char-count="2" fo:hyphenation-push-char-count="2"/>
    </style:style>
    <style:style style:name="P434"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4pt" fo:language="ru" fo:country="RU" fo:font-weight="bold" officeooo:rsid="00a31250" officeooo:paragraph-rsid="00a31250" style:font-size-asian="14pt" style:font-weight-asian="bold" style:font-size-complex="14pt" style:font-weight-complex="bold" fo:hyphenate="true" fo:hyphenation-remain-char-count="2" fo:hyphenation-push-char-count="2"/>
    </style:style>
    <style:style style:name="P43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4pt" fo:language="ru" fo:country="RU" fo:font-weight="bold" officeooo:rsid="00cf3f05" officeooo:paragraph-rsid="00cf3f05" style:font-size-asian="14pt" style:font-weight-asian="bold" style:font-size-complex="14pt" style:font-weight-complex="bold" fo:hyphenate="true" fo:hyphenation-remain-char-count="2" fo:hyphenation-push-char-count="2"/>
    </style:style>
    <style:style style:name="P436"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4pt" fo:language="ru" fo:country="RU" fo:font-weight="bold" officeooo:rsid="00deeb56" officeooo:paragraph-rsid="00deeb56" style:font-size-asian="14pt" style:font-weight-asian="bold" style:font-size-complex="14pt" style:font-weight-complex="bold" fo:hyphenate="true" fo:hyphenation-remain-char-count="2" fo:hyphenation-push-char-count="2"/>
    </style:style>
    <style:style style:name="P437"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4pt" fo:language="ru" fo:country="RU" fo:font-weight="bold" officeooo:rsid="00fc1e6a" officeooo:paragraph-rsid="00fc1e6a" style:font-size-asian="14pt" style:font-weight-asian="bold" style:font-size-complex="14pt" style:font-weight-complex="bold" fo:hyphenate="true" fo:hyphenation-remain-char-count="2" fo:hyphenation-push-char-count="2"/>
    </style:style>
    <style:style style:name="P438"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4pt" fo:language="ru" fo:country="RU" fo:font-weight="bold" officeooo:rsid="00ffb019" officeooo:paragraph-rsid="00ffb019" style:font-size-asian="14pt" style:font-weight-asian="bold" style:font-size-complex="14pt" style:font-weight-complex="bold" fo:hyphenate="true" fo:hyphenation-remain-char-count="2" fo:hyphenation-push-char-count="2"/>
    </style:style>
    <style:style style:name="P43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4pt" fo:language="ru" fo:country="RU" fo:font-weight="bold" officeooo:rsid="01199c58" officeooo:paragraph-rsid="01199c58" style:font-size-asian="14pt" style:font-weight-asian="bold" style:font-size-complex="14pt" style:font-weight-complex="bold" fo:hyphenate="true" fo:hyphenation-remain-char-count="2" fo:hyphenation-push-char-count="2"/>
    </style:style>
    <style:style style:name="P44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4pt" fo:language="ru" fo:country="RU" fo:font-weight="bold" officeooo:rsid="011a9120" officeooo:paragraph-rsid="011a9120" style:font-size-asian="14pt" style:font-weight-asian="bold" style:font-size-complex="14pt" style:font-weight-complex="bold" fo:hyphenate="true" fo:hyphenation-remain-char-count="2" fo:hyphenation-push-char-count="2"/>
    </style:style>
    <style:style style:name="P441"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4pt" fo:language="ru" fo:country="RU" fo:font-weight="bold" officeooo:rsid="011af4f1" officeooo:paragraph-rsid="011af4f1" style:font-size-asian="14pt" style:font-weight-asian="bold" style:font-size-complex="14pt" style:font-weight-complex="bold" fo:hyphenate="true" fo:hyphenation-remain-char-count="2" fo:hyphenation-push-char-count="2"/>
    </style:style>
    <style:style style:name="P442"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20pt" fo:font-weight="bold" officeooo:rsid="000af5b8" officeooo:paragraph-rsid="000af5b8" style:font-size-asian="20pt" style:font-weight-asian="bold" style:font-size-complex="20pt" style:font-weight-complex="bold" fo:hyphenate="true" fo:hyphenation-remain-char-count="2" fo:hyphenation-push-char-count="2"/>
    </style:style>
    <style:style style:name="P443"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20pt" fo:language="ru" fo:country="RU" fo:font-weight="bold" officeooo:rsid="000eb197" officeooo:paragraph-rsid="000eb197" style:font-size-asian="20pt" style:font-weight-asian="bold" style:font-size-complex="20pt" style:font-weight-complex="bold" fo:hyphenate="true" fo:hyphenation-remain-char-count="2" fo:hyphenation-push-char-count="2"/>
    </style:style>
    <style:style style:name="P444"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20pt" fo:language="ru" fo:country="RU" fo:font-weight="bold" officeooo:rsid="003a0a5c" officeooo:paragraph-rsid="003a0a5c" style:font-size-asian="20pt" style:font-weight-asian="bold" style:font-size-complex="20pt" style:font-weight-complex="bold" fo:hyphenate="true" fo:hyphenation-remain-char-count="2" fo:hyphenation-push-char-count="2"/>
    </style:style>
    <style:style style:name="P445"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20pt" fo:language="ru" fo:country="RU" fo:font-weight="bold" officeooo:rsid="01181a91" officeooo:paragraph-rsid="01181a91" style:font-size-asian="20pt" style:font-weight-asian="bold" style:font-size-complex="20pt" style:font-weight-complex="bold" fo:hyphenate="true" fo:hyphenation-remain-char-count="2" fo:hyphenation-push-char-count="2"/>
    </style:style>
    <style:style style:name="P446"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2pt" fo:language="ru" fo:country="RU" fo:font-weight="bold" officeooo:rsid="0015673e" officeooo:paragraph-rsid="0015673e" style:font-size-asian="12pt" style:font-weight-asian="bold" style:font-size-complex="12pt" style:font-weight-complex="bold" fo:hyphenate="true" fo:hyphenation-remain-char-count="2" fo:hyphenation-push-char-count="2"/>
    </style:style>
    <style:style style:name="P447"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2pt" fo:language="ru" fo:country="RU" fo:font-weight="bold" officeooo:rsid="001f865e" officeooo:paragraph-rsid="001f865e" style:font-size-asian="12pt" style:font-weight-asian="bold" style:font-size-complex="12pt" style:font-weight-complex="bold" fo:hyphenate="true" fo:hyphenation-remain-char-count="2" fo:hyphenation-push-char-count="2"/>
    </style:style>
    <style:style style:name="P448"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2pt" fo:language="ru" fo:country="RU" fo:font-weight="bold" officeooo:rsid="00204598" officeooo:paragraph-rsid="00204598" style:font-size-asian="12pt" style:font-weight-asian="bold" style:font-size-complex="12pt" style:font-weight-complex="bold" fo:hyphenate="true" fo:hyphenation-remain-char-count="2" fo:hyphenation-push-char-count="2"/>
    </style:style>
    <style:style style:name="P449"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2pt" fo:language="ru" fo:country="RU" fo:font-weight="bold" officeooo:rsid="00233cca" officeooo:paragraph-rsid="00233cca" style:font-size-asian="12pt" style:font-weight-asian="bold" style:font-size-complex="12pt" style:font-weight-complex="bold" fo:hyphenate="true" fo:hyphenation-remain-char-count="2" fo:hyphenation-push-char-count="2"/>
    </style:style>
    <style:style style:name="P450"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2pt" fo:language="ru" fo:country="RU" fo:font-weight="bold" officeooo:rsid="0028e10f" officeooo:paragraph-rsid="0028e10f" style:font-size-asian="12pt" style:font-weight-asian="bold" style:font-size-complex="12pt" style:font-weight-complex="bold" fo:hyphenate="true" fo:hyphenation-remain-char-count="2" fo:hyphenation-push-char-count="2"/>
    </style:style>
    <style:style style:name="P451"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2pt" fo:language="ru" fo:country="RU" fo:font-weight="bold" officeooo:rsid="0024afc4" officeooo:paragraph-rsid="0024afc4" style:font-size-asian="12pt" style:font-weight-asian="bold" style:font-size-complex="12pt" style:font-weight-complex="bold" fo:hyphenate="true" fo:hyphenation-remain-char-count="2" fo:hyphenation-push-char-count="2"/>
    </style:style>
    <style:style style:name="P452"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2pt" fo:language="ru" fo:country="RU" fo:font-weight="bold" officeooo:rsid="003bfada" officeooo:paragraph-rsid="003bfada" style:font-size-asian="12pt" style:font-weight-asian="bold" style:font-size-complex="12pt" style:font-weight-complex="bold" fo:hyphenate="true" fo:hyphenation-remain-char-count="2" fo:hyphenation-push-char-count="2"/>
    </style:style>
    <style:style style:name="P453"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2pt" fo:language="ru" fo:country="RU" fo:font-weight="bold" officeooo:rsid="003a0a5c" officeooo:paragraph-rsid="003a0a5c" style:font-size-asian="12pt" style:font-weight-asian="bold" style:font-size-complex="12pt" style:font-weight-complex="bold" fo:hyphenate="true" fo:hyphenation-remain-char-count="2" fo:hyphenation-push-char-count="2"/>
    </style:style>
    <style:style style:name="P454"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2pt" fo:language="ru" fo:country="RU" fo:font-weight="bold" officeooo:rsid="004a9b2c" officeooo:paragraph-rsid="004a9b2c" style:font-size-asian="12pt" style:font-weight-asian="bold" style:font-size-complex="12pt" style:font-weight-complex="bold" fo:hyphenate="true" fo:hyphenation-remain-char-count="2" fo:hyphenation-push-char-count="2"/>
    </style:style>
    <style:style style:name="P455"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2pt" fo:language="ru" fo:country="RU" fo:font-weight="bold" officeooo:rsid="006dab6f" officeooo:paragraph-rsid="006dab6f" style:font-size-asian="12pt" style:font-weight-asian="bold" style:font-size-complex="12pt" style:font-weight-complex="bold" fo:hyphenate="true" fo:hyphenation-remain-char-count="2" fo:hyphenation-push-char-count="2"/>
    </style:style>
    <style:style style:name="P456"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2pt" fo:language="ru" fo:country="RU" fo:font-weight="bold" officeooo:rsid="0075bea8" officeooo:paragraph-rsid="0075bea8" style:font-size-asian="12pt" style:font-weight-asian="bold" style:font-size-complex="12pt" style:font-weight-complex="bold" fo:hyphenate="true" fo:hyphenation-remain-char-count="2" fo:hyphenation-push-char-count="2"/>
    </style:style>
    <style:style style:name="P457"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2pt" fo:language="ru" fo:country="RU" fo:font-weight="bold" officeooo:rsid="007b5882" officeooo:paragraph-rsid="007b5882" style:font-size-asian="12pt" style:font-weight-asian="bold" style:font-size-complex="12pt" style:font-weight-complex="bold" fo:hyphenate="true" fo:hyphenation-remain-char-count="2" fo:hyphenation-push-char-count="2"/>
    </style:style>
    <style:style style:name="P458"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2pt" fo:language="ru" fo:country="RU" fo:font-weight="bold" officeooo:rsid="009fe2cd" officeooo:paragraph-rsid="009fe2cd" style:font-size-asian="12pt" style:font-weight-asian="bold" style:font-size-complex="12pt" style:font-weight-complex="bold" fo:hyphenate="true" fo:hyphenation-remain-char-count="2" fo:hyphenation-push-char-count="2"/>
    </style:style>
    <style:style style:name="P459"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808080" style:font-name="Courier New" fo:font-size="12pt" fo:language="ru" fo:country="RU" fo:font-weight="bold" officeooo:rsid="00aeb1bd" officeooo:paragraph-rsid="00aeb1bd" style:font-size-asian="12pt" style:font-weight-asian="bold" style:font-size-complex="12pt" style:font-weight-complex="bold" fo:hyphenate="true" fo:hyphenation-remain-char-count="2" fo:hyphenation-push-char-count="2"/>
    </style:style>
    <style:style style:name="P460"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000000" style:font-name="Courier New" fo:font-size="10pt" fo:language="en" fo:country="US" fo:font-weight="normal" officeooo:rsid="00e39dba" officeooo:paragraph-rsid="00e39dba" style:font-size-asian="8.75pt" style:font-weight-asian="normal" style:font-size-complex="10pt" style:font-weight-complex="normal" fo:hyphenate="true" fo:hyphenation-remain-char-count="2" fo:hyphenation-push-char-count="2"/>
    </style:style>
    <style:style style:name="P461"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000000" style:font-name="Tahoma" fo:font-size="10pt" fo:language="ru" fo:country="RU" fo:font-weight="normal" officeooo:rsid="0069d41a" officeooo:paragraph-rsid="0112c216" style:font-size-asian="8.75pt" style:font-weight-asian="normal" style:font-size-complex="10pt" style:font-weight-complex="normal" fo:hyphenate="true" fo:hyphenation-remain-char-count="2" fo:hyphenation-push-char-count="2"/>
    </style:style>
    <style:style style:name="P462" style:family="paragraph" style:parent-style-name="Standard">
      <loext:graphic-properties draw:fill="none"/>
      <style:paragraph-properties fo:text-align="justify" style:justify-single-word="false" fo:orphans="0" fo:widows="0" fo:hyphenation-ladder-count="no-limit" fo:background-color="transparent" style:shadow="none">
        <style:tab-stops>
          <style:tab-stop style:position="1.87cm"/>
        </style:tab-stops>
      </style:paragraph-properties>
      <style:text-properties fo:color="#000000" style:font-name="Tahoma" fo:font-size="10pt" fo:language="ru" fo:country="RU" fo:font-weight="normal" officeooo:rsid="011af4f1" officeooo:paragraph-rsid="011af4f1" style:font-size-asian="8.75pt" style:font-weight-asian="normal" style:font-size-complex="10pt" style:font-weight-complex="normal" fo:hyphenate="true" fo:hyphenation-remain-char-count="2" fo:hyphenation-push-char-count="2"/>
    </style:style>
    <style:style style:name="P463" style:family="paragraph" style:parent-style-name="Standard" style:master-page-name="">
      <loext:graphic-properties draw:fill="none"/>
      <style:paragraph-properties fo:text-align="justify" style:justify-single-word="false" fo:orphans="0" fo:widows="0" fo:hyphenation-ladder-count="no-limit" style:page-number="auto" fo:background-color="transparent" style:shadow="none"/>
      <style:text-properties fo:color="#808080" style:font-name="Courier New" fo:font-size="20pt" fo:font-weight="bold" officeooo:rsid="000af5b8" officeooo:paragraph-rsid="000af5b8" style:font-size-asian="20pt" style:font-weight-asian="bold" style:font-size-complex="20pt" style:font-weight-complex="bold" fo:hyphenate="true" fo:hyphenation-remain-char-count="2" fo:hyphenation-push-char-count="2"/>
    </style:style>
    <style:style style:name="P464" style:family="paragraph" style:parent-style-name="Standard">
      <loext:graphic-properties draw:fill="none"/>
      <style:paragraph-properties fo:text-align="justify" style:justify-single-word="false" fo:orphans="0" fo:widows="0" fo:hyphenation-ladder-count="no-limit" fo:break-before="page" fo:background-color="transparent" style:shadow="none"/>
      <style:text-properties fo:color="#808080" style:font-name="Courier New" fo:font-size="20pt" fo:language="ru" fo:country="RU" fo:font-weight="bold" officeooo:rsid="000eb197" officeooo:paragraph-rsid="000eb197" style:font-size-asian="20pt" style:font-weight-asian="bold" style:font-size-complex="20pt" style:font-weight-complex="bold" fo:hyphenate="true" fo:hyphenation-remain-char-count="2" fo:hyphenation-push-char-count="2"/>
    </style:style>
    <style:style style:name="P465" style:family="paragraph" style:parent-style-name="Standard">
      <loext:graphic-properties draw:fill="none"/>
      <style:paragraph-properties fo:text-align="justify" style:justify-single-word="false" fo:orphans="0" fo:widows="0" fo:hyphenation-ladder-count="no-limit" fo:break-before="page" fo:background-color="transparent" style:shadow="none"/>
      <style:text-properties fo:color="#808080" style:font-name="Courier New" fo:font-size="20pt" fo:language="ru" fo:country="RU" fo:font-weight="bold" officeooo:rsid="003a0a5c" officeooo:paragraph-rsid="003a0a5c" style:font-size-asian="20pt" style:font-weight-asian="bold" style:font-size-complex="20pt" style:font-weight-complex="bold" fo:hyphenate="true" fo:hyphenation-remain-char-count="2" fo:hyphenation-push-char-count="2"/>
    </style:style>
    <style:style style:name="P466" style:family="paragraph" style:parent-style-name="Standard">
      <loext:graphic-properties draw:fill="none"/>
      <style:paragraph-properties fo:text-align="justify" style:justify-single-word="false" fo:orphans="0" fo:widows="0" fo:hyphenation-ladder-count="no-limit" fo:break-before="page" fo:background-color="transparent" style:shadow="none">
        <style:tab-stops>
          <style:tab-stop style:position="1.87cm"/>
        </style:tab-stops>
      </style:paragraph-properties>
      <style:text-properties fo:color="#808080" style:font-name="Courier New" fo:font-size="20pt" fo:language="ru" fo:country="RU" fo:font-weight="bold" officeooo:rsid="01181a91" officeooo:paragraph-rsid="01181a91" style:font-size-asian="20pt" style:font-weight-asian="bold" style:font-size-complex="20pt" style:font-weight-complex="bold" fo:hyphenate="true" fo:hyphenation-remain-char-count="2" fo:hyphenation-push-char-count="2"/>
    </style:style>
    <style:style style:name="P467" style:family="paragraph" style:parent-style-name="Standard">
      <loext:graphic-properties draw:fill="none"/>
      <style:paragraph-properties fo:text-align="justify" style:justify-single-word="false" fo:orphans="0" fo:widows="0" fo:hyphenation-ladder-count="no-limit" fo:break-before="page" fo:background-color="transparent" style:shadow="none"/>
      <style:text-properties fo:color="#808080" style:font-name="Courier New" fo:font-size="12pt" fo:language="ru" fo:country="RU" fo:font-weight="bold" officeooo:rsid="009fe2cd" officeooo:paragraph-rsid="009fe2cd" style:font-size-asian="12pt" style:font-weight-asian="bold" style:font-size-complex="12pt" style:font-weight-complex="bold" fo:hyphenate="true" fo:hyphenation-remain-char-count="2" fo:hyphenation-push-char-count="2"/>
    </style:style>
    <style:style style:name="P468" style:family="paragraph" style:parent-style-name="Standard">
      <loext:graphic-properties draw:fill="none"/>
      <style:paragraph-properties fo:text-align="justify" style:justify-single-word="false" fo:orphans="0" fo:widows="0" fo:hyphenation-ladder-count="no-limit" fo:break-before="page" fo:background-color="transparent" style:shadow="none">
        <style:tab-stops>
          <style:tab-stop style:position="1.87cm"/>
        </style:tab-stops>
      </style:paragraph-properties>
      <style:text-properties fo:color="#808080" style:font-name="Courier New" fo:font-size="14pt" fo:language="ru" fo:country="RU" fo:font-weight="bold" officeooo:rsid="00ffb019" officeooo:paragraph-rsid="00ffb019" style:font-size-asian="14pt" style:font-weight-asian="bold" style:font-size-complex="14pt" style:font-weight-complex="bold" fo:hyphenate="true" fo:hyphenation-remain-char-count="2" fo:hyphenation-push-char-count="2"/>
    </style:style>
    <style:style style:name="P469" style:family="paragraph" style:parent-style-name="Standard">
      <loext:graphic-properties draw:fill="none"/>
      <style:paragraph-properties fo:text-align="justify" style:justify-single-word="false" fo:orphans="0" fo:widows="0" fo:hyphenation-ladder-count="no-limit" fo:break-before="page" fo:background-color="transparent" style:shadow="none">
        <style:tab-stops>
          <style:tab-stop style:position="1.87cm"/>
        </style:tab-stops>
      </style:paragraph-properties>
      <style:text-properties fo:color="#808080" style:font-name="Courier New" fo:font-size="14pt" fo:language="ru" fo:country="RU" fo:font-weight="bold" officeooo:rsid="011af4f1" officeooo:paragraph-rsid="011af4f1" style:font-size-asian="14pt" style:font-weight-asian="bold" style:font-size-complex="14pt" style:font-weight-complex="bold" fo:hyphenate="true" fo:hyphenation-remain-char-count="2" fo:hyphenation-push-char-count="2"/>
    </style:style>
    <style:style style:name="P470"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309239" officeooo:paragraph-rsid="00309239" style:font-size-asian="8.75pt" style:font-weight-asian="bold" style:font-size-complex="10pt" style:font-weight-complex="bold" fo:hyphenate="true" fo:hyphenation-remain-char-count="2" fo:hyphenation-push-char-count="2"/>
    </style:style>
    <style:style style:name="P471" style:family="paragraph" style:parent-style-name="Standard">
      <loext:graphic-properties draw:fill="none"/>
      <style:paragraph-properties fo:text-align="justify" style:justify-single-word="false" fo:orphans="0" fo:widows="0" fo:hyphenation-ladder-count="no-limit" fo:background-color="transparent" style:shadow="none"/>
      <style:text-properties fo:color="#808080" style:font-name="Courier New" fo:font-size="10pt" fo:language="ru" fo:country="RU" fo:font-weight="bold" officeooo:rsid="00347e66" officeooo:paragraph-rsid="00347e66" style:font-size-asian="8.75pt" style:font-weight-asian="bold" style:font-size-complex="10pt" style:font-weight-complex="bold" fo:hyphenate="true" fo:hyphenation-remain-char-count="2" fo:hyphenation-push-char-count="2"/>
    </style:style>
    <style:style style:name="P472" style:family="paragraph" style:parent-style-name="Standard">
      <loext:graphic-properties draw:fill="none"/>
      <style:paragraph-properties fo:text-align="justify" style:justify-single-word="false" fo:orphans="0" fo:widows="0" fo:hyphenation-ladder-count="no-limit" fo:background-color="transparent" style:shadow="none"/>
      <style:text-properties style:font-name="Tahoma" fo:font-size="10pt" fo:language="ru" fo:country="RU" officeooo:rsid="00309239" officeooo:paragraph-rsid="00347e66" style:font-size-asian="8.75pt" style:font-size-complex="10pt" fo:hyphenate="true" fo:hyphenation-remain-char-count="2" fo:hyphenation-push-char-count="2"/>
    </style:style>
    <style:style style:name="P473" style:family="paragraph" style:parent-style-name="Standard">
      <loext:graphic-properties draw:fill="none"/>
      <style:paragraph-properties fo:text-align="justify" style:justify-single-word="false" fo:orphans="0" fo:widows="0" fo:hyphenation-ladder-count="no-limit" fo:break-before="page" fo:background-color="transparent" style:shadow="none"/>
      <style:text-properties fo:color="#808080" style:font-name="Courier New" fo:font-size="10pt" fo:language="ru" fo:country="RU" fo:font-weight="bold" officeooo:rsid="00309239" officeooo:paragraph-rsid="00309239" style:font-size-asian="8.75pt" style:font-weight-asian="bold" style:font-size-complex="10pt" style:font-weight-complex="bold" fo:hyphenate="true" fo:hyphenation-remain-char-count="2" fo:hyphenation-push-char-count="2"/>
    </style:style>
    <style:style style:name="P474" style:family="paragraph" style:parent-style-name="Standard">
      <loext:graphic-properties draw:fill="none"/>
      <style:paragraph-properties fo:text-align="justify" style:justify-single-word="false" fo:orphans="0" fo:widows="0" fo:hyphenation-ladder-count="no-limit" fo:break-before="page" fo:background-color="transparent" style:shadow="none"/>
      <style:text-properties fo:color="#808080" style:font-name="Courier New" fo:font-size="10pt" fo:language="ru" fo:country="RU" fo:font-weight="bold" officeooo:rsid="00347e66" officeooo:paragraph-rsid="00347e66" style:font-size-asian="8.75pt" style:font-weight-asian="bold" style:font-size-complex="10pt" style:font-weight-complex="bold" fo:hyphenate="true" fo:hyphenation-remain-char-count="2" fo:hyphenation-push-char-count="2"/>
    </style:style>
    <style:style style:name="T1" style:family="text">
      <style:text-properties fo:language="en" fo:country="US"/>
    </style:style>
    <style:style style:name="T2" style:family="text">
      <style:text-properties fo:language="en" fo:country="US" officeooo:rsid="000df794"/>
    </style:style>
    <style:style style:name="T3" style:family="text">
      <style:text-properties fo:language="en" fo:country="US" officeooo:rsid="000e359b"/>
    </style:style>
    <style:style style:name="T4" style:family="text">
      <style:text-properties fo:language="en" fo:country="US" officeooo:rsid="000f2cf9"/>
    </style:style>
    <style:style style:name="T5" style:family="text">
      <style:text-properties fo:language="en" fo:country="US" officeooo:rsid="001a0cf5"/>
    </style:style>
    <style:style style:name="T6" style:family="text">
      <style:text-properties fo:language="en" fo:country="US" officeooo:rsid="002215e7"/>
    </style:style>
    <style:style style:name="T7" style:family="text">
      <style:text-properties fo:language="en" fo:country="US" officeooo:rsid="00235888"/>
    </style:style>
    <style:style style:name="T8" style:family="text">
      <style:text-properties fo:language="en" fo:country="US" officeooo:rsid="00364178"/>
    </style:style>
    <style:style style:name="T9" style:family="text">
      <style:text-properties fo:language="en" fo:country="US" officeooo:rsid="00443d31"/>
    </style:style>
    <style:style style:name="T10" style:family="text">
      <style:text-properties fo:language="en" fo:country="US" officeooo:rsid="004d0137"/>
    </style:style>
    <style:style style:name="T11" style:family="text">
      <style:text-properties fo:language="en" fo:country="US" officeooo:rsid="004e8d11"/>
    </style:style>
    <style:style style:name="T12" style:family="text">
      <style:text-properties fo:language="en" fo:country="US" officeooo:rsid="00505b1e"/>
    </style:style>
    <style:style style:name="T13" style:family="text">
      <style:text-properties fo:language="en" fo:country="US" officeooo:rsid="0052ff3f"/>
    </style:style>
    <style:style style:name="T14" style:family="text">
      <style:text-properties fo:language="en" fo:country="US" officeooo:rsid="00559cd5"/>
    </style:style>
    <style:style style:name="T15" style:family="text">
      <style:text-properties fo:language="en" fo:country="US" officeooo:rsid="007e0075"/>
    </style:style>
    <style:style style:name="T16" style:family="text">
      <style:text-properties fo:language="en" fo:country="US" officeooo:rsid="008155c5"/>
    </style:style>
    <style:style style:name="T17" style:family="text">
      <style:text-properties fo:language="en" fo:country="US" officeooo:rsid="0086ef91"/>
    </style:style>
    <style:style style:name="T18" style:family="text">
      <style:text-properties fo:language="en" fo:country="US" officeooo:rsid="008cef12"/>
    </style:style>
    <style:style style:name="T19" style:family="text">
      <style:text-properties fo:language="en" fo:country="US" officeooo:rsid="0064e18a"/>
    </style:style>
    <style:style style:name="T20" style:family="text">
      <style:text-properties fo:language="en" fo:country="US" officeooo:rsid="00c48fd7"/>
    </style:style>
    <style:style style:name="T21" style:family="text">
      <style:text-properties fo:language="en" fo:country="US" officeooo:rsid="00cccec4"/>
    </style:style>
    <style:style style:name="T22" style:family="text">
      <style:text-properties fo:language="en" fo:country="US" officeooo:rsid="00d1ed50"/>
    </style:style>
    <style:style style:name="T23" style:family="text">
      <style:text-properties fo:language="en" fo:country="US" officeooo:rsid="00d3595a"/>
    </style:style>
    <style:style style:name="T24" style:family="text">
      <style:text-properties fo:language="en" fo:country="US" officeooo:rsid="00d543f9"/>
    </style:style>
    <style:style style:name="T25" style:family="text">
      <style:text-properties fo:language="en" fo:country="US" officeooo:rsid="00d64421"/>
    </style:style>
    <style:style style:name="T26" style:family="text">
      <style:text-properties fo:language="en" fo:country="US" officeooo:rsid="00e6e048"/>
    </style:style>
    <style:style style:name="T27" style:family="text">
      <style:text-properties fo:language="en" fo:country="US" officeooo:rsid="0101e3ee"/>
    </style:style>
    <style:style style:name="T28" style:family="text">
      <style:text-properties fo:language="en" fo:country="US" officeooo:rsid="01084d4b"/>
    </style:style>
    <style:style style:name="T29" style:family="text">
      <style:text-properties fo:language="en" fo:country="US" officeooo:rsid="01086317"/>
    </style:style>
    <style:style style:name="T30" style:family="text">
      <style:text-properties fo:language="en" fo:country="US" officeooo:rsid="010c6f6f"/>
    </style:style>
    <style:style style:name="T31" style:family="text">
      <style:text-properties fo:language="en" fo:country="US" officeooo:rsid="010dfdd9"/>
    </style:style>
    <style:style style:name="T32" style:family="text">
      <style:text-properties fo:language="en" fo:country="US" officeooo:rsid="011a9120"/>
    </style:style>
    <style:style style:name="T33" style:family="text">
      <style:text-properties fo:language="ru" fo:country="RU"/>
    </style:style>
    <style:style style:name="T34" style:family="text">
      <style:text-properties fo:language="ru" fo:country="RU" officeooo:rsid="000c6e59"/>
    </style:style>
    <style:style style:name="T35" style:family="text">
      <style:text-properties fo:language="ru" fo:country="RU" officeooo:rsid="000df794"/>
    </style:style>
    <style:style style:name="T36" style:family="text">
      <style:text-properties fo:language="ru" fo:country="RU" officeooo:rsid="000e359b"/>
    </style:style>
    <style:style style:name="T37" style:family="text">
      <style:text-properties fo:language="ru" fo:country="RU" officeooo:rsid="0028e10f"/>
    </style:style>
    <style:style style:name="T38" style:family="text">
      <style:text-properties fo:language="ru" fo:country="RU" officeooo:rsid="002ad672"/>
    </style:style>
    <style:style style:name="T39" style:family="text">
      <style:text-properties fo:language="ru" fo:country="RU" officeooo:rsid="002c116b"/>
    </style:style>
    <style:style style:name="T40" style:family="text">
      <style:text-properties fo:language="ru" fo:country="RU" officeooo:rsid="002ec447"/>
    </style:style>
    <style:style style:name="T41" style:family="text">
      <style:text-properties fo:language="ru" fo:country="RU" officeooo:rsid="006fd912"/>
    </style:style>
    <style:style style:name="T42" style:family="text">
      <style:text-properties fo:language="ru" fo:country="RU" officeooo:rsid="009a3d5a"/>
    </style:style>
    <style:style style:name="T43" style:family="text">
      <style:text-properties fo:language="ru" fo:country="RU" officeooo:rsid="009c365e"/>
    </style:style>
    <style:style style:name="T44" style:family="text">
      <style:text-properties fo:language="ru" fo:country="RU" officeooo:rsid="009da4a7"/>
    </style:style>
    <style:style style:name="T45" style:family="text">
      <style:text-properties fo:language="ru" fo:country="RU" officeooo:rsid="00a6259c"/>
    </style:style>
    <style:style style:name="T46" style:family="text">
      <style:text-properties fo:language="ru" fo:country="RU" officeooo:rsid="00a7a393"/>
    </style:style>
    <style:style style:name="T47" style:family="text">
      <style:text-properties fo:language="ru" fo:country="RU" officeooo:rsid="00ab561e"/>
    </style:style>
    <style:style style:name="T48" style:family="text">
      <style:text-properties fo:language="ru" fo:country="RU" officeooo:rsid="00ae730d"/>
    </style:style>
    <style:style style:name="T49" style:family="text">
      <style:text-properties fo:language="ru" fo:country="RU" officeooo:rsid="00aeb1bd"/>
    </style:style>
    <style:style style:name="T50" style:family="text">
      <style:text-properties fo:language="ru" fo:country="RU" officeooo:rsid="00b402b0"/>
    </style:style>
    <style:style style:name="T51" style:family="text">
      <style:text-properties fo:language="ru" fo:country="RU" officeooo:rsid="00b5dfa6"/>
    </style:style>
    <style:style style:name="T52" style:family="text">
      <style:text-properties fo:language="ru" fo:country="RU" officeooo:rsid="00b7dc81"/>
    </style:style>
    <style:style style:name="T53" style:family="text">
      <style:text-properties fo:language="ru" fo:country="RU" officeooo:rsid="00bc9894"/>
    </style:style>
    <style:style style:name="T54" style:family="text">
      <style:text-properties fo:language="ru" fo:country="RU" officeooo:rsid="00cf3f05"/>
    </style:style>
    <style:style style:name="T55" style:family="text">
      <style:text-properties fo:language="ru" fo:country="RU" officeooo:rsid="00d82d32"/>
    </style:style>
    <style:style style:name="T56" style:family="text">
      <style:text-properties fo:language="ru" fo:country="RU" officeooo:rsid="00da5268"/>
    </style:style>
    <style:style style:name="T57" style:family="text">
      <style:text-properties fo:language="ru" fo:country="RU" officeooo:rsid="00ec59bf"/>
    </style:style>
    <style:style style:name="T58" style:family="text">
      <style:text-properties fo:language="ru" fo:country="RU" officeooo:rsid="00ed1b0a"/>
    </style:style>
    <style:style style:name="T59" style:family="text">
      <style:text-properties fo:language="ru" fo:country="RU" officeooo:rsid="00ee9383"/>
    </style:style>
    <style:style style:name="T60" style:family="text">
      <style:text-properties fo:language="ru" fo:country="RU" officeooo:rsid="00eec6a5"/>
    </style:style>
    <style:style style:name="T61" style:family="text">
      <style:text-properties fo:language="ru" fo:country="RU" officeooo:rsid="00f8ef10"/>
    </style:style>
    <style:style style:name="T62" style:family="text">
      <style:text-properties fo:language="ru" fo:country="RU" officeooo:rsid="00f98a25"/>
    </style:style>
    <style:style style:name="T63" style:family="text">
      <style:text-properties fo:language="ru" fo:country="RU" officeooo:rsid="00fbe6b5"/>
    </style:style>
    <style:style style:name="T64" style:family="text">
      <style:text-properties fo:language="ru" fo:country="RU" officeooo:rsid="00fbee17"/>
    </style:style>
    <style:style style:name="T65" style:family="text">
      <style:text-properties fo:language="ru" fo:country="RU" officeooo:rsid="00fcb9d7"/>
    </style:style>
    <style:style style:name="T66" style:family="text">
      <style:text-properties fo:language="ru" fo:country="RU" officeooo:rsid="00fd42b0"/>
    </style:style>
    <style:style style:name="T67" style:family="text">
      <style:text-properties fo:language="ru" fo:country="RU" officeooo:rsid="00ffb019"/>
    </style:style>
    <style:style style:name="T68" style:family="text">
      <style:text-properties fo:language="ru" fo:country="RU" officeooo:rsid="0114ebf5"/>
    </style:style>
    <style:style style:name="T69" style:family="text">
      <style:text-properties style:font-name="Courier New"/>
    </style:style>
    <style:style style:name="T70" style:family="text">
      <style:text-properties style:font-name="Courier New" fo:language="en" fo:country="US"/>
    </style:style>
    <style:style style:name="T71" style:family="text">
      <style:text-properties style:font-name="Courier New" fo:language="en" fo:country="US" officeooo:rsid="000c6e59"/>
    </style:style>
    <style:style style:name="T72" style:family="text">
      <style:text-properties style:font-name="Courier New" fo:language="en" fo:country="US" officeooo:rsid="000df794"/>
    </style:style>
    <style:style style:name="T73" style:family="text">
      <style:text-properties style:font-name="Courier New" fo:language="en" fo:country="US" officeooo:rsid="000f2cf9"/>
    </style:style>
    <style:style style:name="T74" style:family="text">
      <style:text-properties style:font-name="Courier New" fo:language="en" fo:country="US" officeooo:rsid="001a0cf5"/>
    </style:style>
    <style:style style:name="T75" style:family="text">
      <style:text-properties style:font-name="Courier New" fo:language="en" fo:country="US" officeooo:rsid="001c5988"/>
    </style:style>
    <style:style style:name="T76" style:family="text">
      <style:text-properties style:font-name="Courier New" fo:language="en" fo:country="US" officeooo:rsid="002215e7"/>
    </style:style>
    <style:style style:name="T77" style:family="text">
      <style:text-properties style:font-name="Courier New" fo:language="en" fo:country="US" officeooo:rsid="00235888"/>
    </style:style>
    <style:style style:name="T78" style:family="text">
      <style:text-properties style:font-name="Courier New" fo:language="en" fo:country="US" officeooo:rsid="0024afc4"/>
    </style:style>
    <style:style style:name="T79" style:family="text">
      <style:text-properties style:font-name="Courier New" fo:language="en" fo:country="US" officeooo:rsid="0028e10f"/>
    </style:style>
    <style:style style:name="T80" style:family="text">
      <style:text-properties style:font-name="Courier New" fo:language="en" fo:country="US" officeooo:rsid="00364178"/>
    </style:style>
    <style:style style:name="T81" style:family="text">
      <style:text-properties style:font-name="Courier New" fo:language="en" fo:country="US" officeooo:rsid="00405543"/>
    </style:style>
    <style:style style:name="T82" style:family="text">
      <style:text-properties style:font-name="Courier New" fo:language="en" fo:country="US" officeooo:rsid="00443d31"/>
    </style:style>
    <style:style style:name="T83" style:family="text">
      <style:text-properties style:font-name="Courier New" fo:language="en" fo:country="US" officeooo:rsid="004c1d19"/>
    </style:style>
    <style:style style:name="T84" style:family="text">
      <style:text-properties style:font-name="Courier New" fo:language="en" fo:country="US" officeooo:rsid="004e8d11"/>
    </style:style>
    <style:style style:name="T85" style:family="text">
      <style:text-properties style:font-name="Courier New" fo:language="en" fo:country="US" officeooo:rsid="005442a4"/>
    </style:style>
    <style:style style:name="T86" style:family="text">
      <style:text-properties style:font-name="Courier New" fo:language="en" fo:country="US" officeooo:rsid="00559cd5"/>
    </style:style>
    <style:style style:name="T87" style:family="text">
      <style:text-properties style:font-name="Courier New" fo:language="en" fo:country="US" officeooo:rsid="0057fbf9"/>
    </style:style>
    <style:style style:name="T88" style:family="text">
      <style:text-properties style:font-name="Courier New" fo:language="en" fo:country="US" officeooo:rsid="005c8525"/>
    </style:style>
    <style:style style:name="T89" style:family="text">
      <style:text-properties style:font-name="Courier New" fo:language="en" fo:country="US" officeooo:rsid="0061eb25"/>
    </style:style>
    <style:style style:name="T90" style:family="text">
      <style:text-properties style:font-name="Courier New" fo:language="en" fo:country="US" officeooo:rsid="0066b43e"/>
    </style:style>
    <style:style style:name="T91" style:family="text">
      <style:text-properties style:font-name="Courier New" fo:language="en" fo:country="US" officeooo:rsid="006ae26d"/>
    </style:style>
    <style:style style:name="T92" style:family="text">
      <style:text-properties style:font-name="Courier New" fo:language="en" fo:country="US" officeooo:rsid="00799565"/>
    </style:style>
    <style:style style:name="T93" style:family="text">
      <style:text-properties style:font-name="Courier New" fo:language="en" fo:country="US" officeooo:rsid="007e0075"/>
    </style:style>
    <style:style style:name="T94" style:family="text">
      <style:text-properties style:font-name="Courier New" fo:language="en" fo:country="US" officeooo:rsid="008155c5"/>
    </style:style>
    <style:style style:name="T95" style:family="text">
      <style:text-properties style:font-name="Courier New" fo:language="en" fo:country="US" officeooo:rsid="0086ef91"/>
    </style:style>
    <style:style style:name="T96" style:family="text">
      <style:text-properties style:font-name="Courier New" fo:language="en" fo:country="US" officeooo:rsid="008cef12"/>
    </style:style>
    <style:style style:name="T97" style:family="text">
      <style:text-properties style:font-name="Courier New" fo:language="en" fo:country="US" officeooo:rsid="009fe2cd"/>
    </style:style>
    <style:style style:name="T98" style:family="text">
      <style:text-properties style:font-name="Courier New" fo:language="en" fo:country="US" officeooo:rsid="00c0c046"/>
    </style:style>
    <style:style style:name="T99" style:family="text">
      <style:text-properties style:font-name="Courier New" fo:language="en" fo:country="US" officeooo:rsid="0064e18a"/>
    </style:style>
    <style:style style:name="T100" style:family="text">
      <style:text-properties style:font-name="Courier New" fo:language="en" fo:country="US" officeooo:rsid="00cccec4"/>
    </style:style>
    <style:style style:name="T101" style:family="text">
      <style:text-properties style:font-name="Courier New" fo:language="en" fo:country="US" officeooo:rsid="00d1ed50"/>
    </style:style>
    <style:style style:name="T102" style:family="text">
      <style:text-properties style:font-name="Courier New" fo:language="en" fo:country="US" officeooo:rsid="00d3595a"/>
    </style:style>
    <style:style style:name="T103" style:family="text">
      <style:text-properties style:font-name="Courier New" fo:language="en" fo:country="US" officeooo:rsid="00d543f9"/>
    </style:style>
    <style:style style:name="T104" style:family="text">
      <style:text-properties style:font-name="Courier New" fo:language="en" fo:country="US" officeooo:rsid="00d64421"/>
    </style:style>
    <style:style style:name="T105" style:family="text">
      <style:text-properties style:font-name="Courier New" fo:language="en" fo:country="US" officeooo:rsid="00d84c0c"/>
    </style:style>
    <style:style style:name="T106" style:family="text">
      <style:text-properties style:font-name="Courier New" fo:language="en" fo:country="US" officeooo:rsid="00fe49db"/>
    </style:style>
    <style:style style:name="T107" style:family="text">
      <style:text-properties style:font-name="Courier New" fo:language="en" fo:country="US" officeooo:rsid="0101e3ee"/>
    </style:style>
    <style:style style:name="T108" style:family="text">
      <style:text-properties style:font-name="Courier New" fo:language="en" fo:country="US" officeooo:rsid="01035aea"/>
    </style:style>
    <style:style style:name="T109" style:family="text">
      <style:text-properties style:font-name="Courier New" fo:language="en" fo:country="US" officeooo:rsid="0107d643"/>
    </style:style>
    <style:style style:name="T110" style:family="text">
      <style:text-properties style:font-name="Courier New" fo:language="en" fo:country="US" officeooo:rsid="01086317"/>
    </style:style>
    <style:style style:name="T111" style:family="text">
      <style:text-properties style:font-name="Courier New" fo:language="en" fo:country="US" officeooo:rsid="010eda7b"/>
    </style:style>
    <style:style style:name="T112" style:family="text">
      <style:text-properties style:font-name="Courier New" fo:language="en" fo:country="US" officeooo:rsid="011a9120"/>
    </style:style>
    <style:style style:name="T113" style:family="text">
      <style:text-properties style:font-name="Courier New" fo:language="ru" fo:country="RU"/>
    </style:style>
    <style:style style:name="T114" style:family="text">
      <style:text-properties style:font-name="Courier New" fo:language="ru" fo:country="RU" officeooo:rsid="000c6e59"/>
    </style:style>
    <style:style style:name="T115" style:family="text">
      <style:text-properties style:font-name="Courier New" fo:language="ru" fo:country="RU" officeooo:rsid="000df794"/>
    </style:style>
    <style:style style:name="T116" style:family="text">
      <style:text-properties style:font-name="Courier New" fo:language="ru" fo:country="RU" officeooo:rsid="0028e10f"/>
    </style:style>
    <style:style style:name="T117" style:family="text">
      <style:text-properties style:font-name="Courier New" fo:language="ru" fo:country="RU" officeooo:rsid="002ec447"/>
    </style:style>
    <style:style style:name="T118" style:family="text">
      <style:text-properties style:font-name="Courier New" fo:language="ru" fo:country="RU" officeooo:rsid="006fd912"/>
    </style:style>
    <style:style style:name="T119" style:family="text">
      <style:text-properties style:font-name="Courier New" fo:language="ru" fo:country="RU" officeooo:rsid="009da4a7"/>
    </style:style>
    <style:style style:name="T120" style:family="text">
      <style:text-properties style:font-name="Courier New" fo:language="ru" fo:country="RU" officeooo:rsid="00a6259c"/>
    </style:style>
    <style:style style:name="T121" style:family="text">
      <style:text-properties style:font-name="Courier New" fo:language="ru" fo:country="RU" officeooo:rsid="00a7a393"/>
    </style:style>
    <style:style style:name="T122" style:family="text">
      <style:text-properties style:font-name="Courier New" fo:language="ru" fo:country="RU" officeooo:rsid="00b7dc81"/>
    </style:style>
    <style:style style:name="T123" style:family="text">
      <style:text-properties style:font-name="Courier New" fo:language="ru" fo:country="RU" officeooo:rsid="00d82d32"/>
    </style:style>
    <style:style style:name="T124" style:family="text">
      <style:text-properties style:font-name="Courier New" officeooo:rsid="000f2cf9"/>
    </style:style>
    <style:style style:name="T125" style:family="text">
      <style:text-properties style:font-name="Courier New" officeooo:rsid="001a0cf5"/>
    </style:style>
    <style:style style:name="T126" style:family="text">
      <style:text-properties style:font-name="Courier New" officeooo:rsid="001c5988"/>
    </style:style>
    <style:style style:name="T127" style:family="text">
      <style:text-properties style:font-name="Courier New" officeooo:rsid="002215e7"/>
    </style:style>
    <style:style style:name="T128" style:family="text">
      <style:text-properties style:font-name="Courier New" officeooo:rsid="0024afc4"/>
    </style:style>
    <style:style style:name="T129" style:family="text">
      <style:text-properties style:font-name="Courier New" officeooo:rsid="0028e10f"/>
    </style:style>
    <style:style style:name="T130" style:family="text">
      <style:text-properties style:font-name="Courier New" officeooo:rsid="002ec447"/>
    </style:style>
    <style:style style:name="T131" style:family="text">
      <style:text-properties style:font-name="Courier New" officeooo:rsid="00364178"/>
    </style:style>
    <style:style style:name="T132" style:family="text">
      <style:text-properties style:font-name="Courier New" officeooo:rsid="00405543"/>
    </style:style>
    <style:style style:name="T133" style:family="text">
      <style:text-properties style:font-name="Courier New" officeooo:rsid="00430c3d"/>
    </style:style>
    <style:style style:name="T134" style:family="text">
      <style:text-properties style:font-name="Courier New" officeooo:rsid="004c1d19"/>
    </style:style>
    <style:style style:name="T135" style:family="text">
      <style:text-properties style:font-name="Courier New" officeooo:rsid="004e8d11"/>
    </style:style>
    <style:style style:name="T136" style:family="text">
      <style:text-properties style:font-name="Courier New" officeooo:rsid="005442a4"/>
    </style:style>
    <style:style style:name="T137" style:family="text">
      <style:text-properties style:font-name="Courier New" officeooo:rsid="0057fbf9"/>
    </style:style>
    <style:style style:name="T138" style:family="text">
      <style:text-properties style:font-name="Courier New" officeooo:rsid="0066b43e"/>
    </style:style>
    <style:style style:name="T139" style:family="text">
      <style:text-properties style:font-name="Courier New" officeooo:rsid="006ae26d"/>
    </style:style>
    <style:style style:name="T140" style:family="text">
      <style:text-properties style:font-name="Courier New" officeooo:rsid="006fd912"/>
    </style:style>
    <style:style style:name="T141" style:family="text">
      <style:text-properties style:font-name="Courier New" officeooo:rsid="00799565"/>
    </style:style>
    <style:style style:name="T142" style:family="text">
      <style:text-properties style:font-name="Courier New" officeooo:rsid="008155c5"/>
    </style:style>
    <style:style style:name="T143" style:family="text">
      <style:text-properties style:font-name="Courier New" officeooo:rsid="0086ef91"/>
    </style:style>
    <style:style style:name="T144" style:family="text">
      <style:text-properties style:font-name="Courier New" officeooo:rsid="008cef12"/>
    </style:style>
    <style:style style:name="T145" style:family="text">
      <style:text-properties style:font-name="Courier New" officeooo:rsid="009da4a7"/>
    </style:style>
    <style:style style:name="T146" style:family="text">
      <style:text-properties style:font-name="Courier New" officeooo:rsid="009fe2cd"/>
    </style:style>
    <style:style style:name="T147" style:family="text">
      <style:text-properties style:font-name="Courier New" officeooo:rsid="00a7a393"/>
    </style:style>
    <style:style style:name="T148" style:family="text">
      <style:text-properties style:font-name="Courier New" officeooo:rsid="00b456a8"/>
    </style:style>
    <style:style style:name="T149" style:family="text">
      <style:text-properties style:font-name="Courier New" officeooo:rsid="00c0c046"/>
    </style:style>
    <style:style style:name="T150" style:family="text">
      <style:text-properties style:font-name="Courier New" officeooo:rsid="0064e18a"/>
    </style:style>
    <style:style style:name="T151" style:family="text">
      <style:text-properties style:font-name="Courier New" officeooo:rsid="00d1ed50"/>
    </style:style>
    <style:style style:name="T152" style:family="text">
      <style:text-properties style:font-name="Courier New" officeooo:rsid="00d3595a"/>
    </style:style>
    <style:style style:name="T153" style:family="text">
      <style:text-properties style:font-name="Courier New" officeooo:rsid="00d543f9"/>
    </style:style>
    <style:style style:name="T154" style:family="text">
      <style:text-properties style:font-name="Courier New" officeooo:rsid="00d64421"/>
    </style:style>
    <style:style style:name="T155" style:family="text">
      <style:text-properties style:font-name="Courier New" officeooo:rsid="00d82d32"/>
    </style:style>
    <style:style style:name="T156" style:family="text">
      <style:text-properties style:font-name="Courier New" officeooo:rsid="00fe49db"/>
    </style:style>
    <style:style style:name="T157" style:family="text">
      <style:text-properties style:font-name="Courier New" officeooo:rsid="0101e3ee"/>
    </style:style>
    <style:style style:name="T158" style:family="text">
      <style:text-properties style:font-name="Courier New" officeooo:rsid="01035aea"/>
    </style:style>
    <style:style style:name="T159" style:family="text">
      <style:text-properties style:font-name="Courier New" officeooo:rsid="0107d643"/>
    </style:style>
    <style:style style:name="T160" style:family="text">
      <style:text-properties style:font-name="Courier New" officeooo:rsid="01086317"/>
    </style:style>
    <style:style style:name="T161" style:family="text">
      <style:text-properties style:font-name="Courier New" officeooo:rsid="011a9120"/>
    </style:style>
    <style:style style:name="T162" style:family="text">
      <style:text-properties style:font-name="Tahoma"/>
    </style:style>
    <style:style style:name="T163" style:family="text">
      <style:text-properties style:font-name="Tahoma" fo:language="ru" fo:country="RU"/>
    </style:style>
    <style:style style:name="T164" style:family="text">
      <style:text-properties style:font-name="Tahoma" fo:language="ru" fo:country="RU" officeooo:rsid="0116fda1"/>
    </style:style>
    <style:style style:name="T165" style:family="text">
      <style:text-properties style:font-name="Tahoma" fo:language="en" fo:country="US"/>
    </style:style>
    <style:style style:name="T166" style:family="text">
      <style:text-properties officeooo:rsid="0011ee0e"/>
    </style:style>
    <style:style style:name="T167" style:family="text">
      <style:text-properties officeooo:rsid="001385e9"/>
    </style:style>
    <style:style style:name="T168" style:family="text">
      <style:text-properties officeooo:rsid="000f2cf9"/>
    </style:style>
    <style:style style:name="T169" style:family="text">
      <style:text-properties officeooo:rsid="00171bf4"/>
    </style:style>
    <style:style style:name="T170" style:family="text">
      <style:text-properties officeooo:rsid="00185216"/>
    </style:style>
    <style:style style:name="T171" style:family="text">
      <style:text-properties officeooo:rsid="001a0cf5"/>
    </style:style>
    <style:style style:name="T172" style:family="text">
      <style:text-properties officeooo:rsid="001c5988"/>
    </style:style>
    <style:style style:name="T173" style:family="text">
      <style:text-properties officeooo:rsid="002215e7"/>
    </style:style>
    <style:style style:name="T174" style:family="text">
      <style:text-properties officeooo:rsid="00233cca"/>
    </style:style>
    <style:style style:name="T175" style:family="text">
      <style:text-properties officeooo:rsid="00235888"/>
    </style:style>
    <style:style style:name="T176" style:family="text">
      <style:text-properties officeooo:rsid="0024afc4"/>
    </style:style>
    <style:style style:name="T177" style:family="text">
      <style:text-properties officeooo:rsid="0027e296"/>
    </style:style>
    <style:style style:name="T178" style:family="text">
      <style:text-properties officeooo:rsid="0028e10f"/>
    </style:style>
    <style:style style:name="T179" style:family="text">
      <style:text-properties officeooo:rsid="002ec447"/>
    </style:style>
    <style:style style:name="T180" style:family="text">
      <style:text-properties officeooo:rsid="0031fe14"/>
    </style:style>
    <style:style style:name="T181" style:family="text">
      <style:text-properties officeooo:rsid="00334416"/>
    </style:style>
    <style:style style:name="T182" style:family="text">
      <style:text-properties officeooo:rsid="00364178"/>
    </style:style>
    <style:style style:name="T183" style:family="text">
      <style:text-properties officeooo:rsid="00405543"/>
    </style:style>
    <style:style style:name="T184" style:family="text">
      <style:text-properties officeooo:rsid="0040b6ca"/>
    </style:style>
    <style:style style:name="T185" style:family="text">
      <style:text-properties officeooo:rsid="00430c3d"/>
    </style:style>
    <style:style style:name="T186" style:family="text">
      <style:text-properties officeooo:rsid="00443234"/>
    </style:style>
    <style:style style:name="T187" style:family="text">
      <style:text-properties officeooo:rsid="0047897e"/>
    </style:style>
    <style:style style:name="T188" style:family="text">
      <style:text-properties officeooo:rsid="004c1d19"/>
    </style:style>
    <style:style style:name="T189" style:family="text">
      <style:text-properties officeooo:rsid="004e8d11"/>
    </style:style>
    <style:style style:name="T190" style:family="text">
      <style:text-properties officeooo:rsid="004f6859"/>
    </style:style>
    <style:style style:name="T191" style:family="text">
      <style:text-properties officeooo:rsid="00505b1e"/>
    </style:style>
    <style:style style:name="T192" style:family="text">
      <style:text-properties officeooo:rsid="0052ff3f"/>
    </style:style>
    <style:style style:name="T193" style:family="text">
      <style:text-properties officeooo:rsid="005442a4"/>
    </style:style>
    <style:style style:name="T194" style:family="text">
      <style:text-properties officeooo:rsid="00559cd5"/>
    </style:style>
    <style:style style:name="T195" style:family="text">
      <style:text-properties officeooo:rsid="0057fbf9"/>
    </style:style>
    <style:style style:name="T196" style:family="text">
      <style:text-properties officeooo:rsid="005cb54d"/>
    </style:style>
    <style:style style:name="T197" style:family="text">
      <style:text-properties officeooo:rsid="005db655"/>
    </style:style>
    <style:style style:name="T198" style:family="text">
      <style:text-properties officeooo:rsid="005faeb0"/>
    </style:style>
    <style:style style:name="T199" style:family="text">
      <style:text-properties officeooo:rsid="0060baa5"/>
    </style:style>
    <style:style style:name="T200" style:family="text">
      <style:text-properties officeooo:rsid="0062f1e5"/>
    </style:style>
    <style:style style:name="T201" style:family="text">
      <style:text-properties officeooo:rsid="0064e18a"/>
    </style:style>
    <style:style style:name="T202" style:family="text">
      <style:text-properties officeooo:rsid="0066b43e"/>
    </style:style>
    <style:style style:name="T203" style:family="text">
      <style:text-properties officeooo:rsid="006ae26d"/>
    </style:style>
    <style:style style:name="T204" style:family="text">
      <style:text-properties officeooo:rsid="006fd912"/>
    </style:style>
    <style:style style:name="T205" style:family="text">
      <style:text-properties officeooo:rsid="0072b31e"/>
    </style:style>
    <style:style style:name="T206" style:family="text">
      <style:text-properties officeooo:rsid="0075bea8"/>
    </style:style>
    <style:style style:name="T207" style:family="text">
      <style:text-properties officeooo:rsid="0076d0f3"/>
    </style:style>
    <style:style style:name="T208" style:family="text">
      <style:text-properties officeooo:rsid="00799565"/>
    </style:style>
    <style:style style:name="T209" style:family="text">
      <style:text-properties officeooo:rsid="007e0075"/>
    </style:style>
    <style:style style:name="T210" style:family="text">
      <style:text-properties officeooo:rsid="007ec6f2"/>
    </style:style>
    <style:style style:name="T211" style:family="text">
      <style:text-properties officeooo:rsid="008155c5"/>
    </style:style>
    <style:style style:name="T212" style:family="text">
      <style:text-properties officeooo:rsid="008352ea"/>
    </style:style>
    <style:style style:name="T213" style:family="text">
      <style:text-properties officeooo:rsid="00850d0f"/>
    </style:style>
    <style:style style:name="T214" style:family="text">
      <style:text-properties officeooo:rsid="00869d1f"/>
    </style:style>
    <style:style style:name="T215" style:family="text">
      <style:text-properties officeooo:rsid="0086ef91"/>
    </style:style>
    <style:style style:name="T216" style:family="text">
      <style:text-properties officeooo:rsid="008c81c1"/>
    </style:style>
    <style:style style:name="T217" style:family="text">
      <style:text-properties officeooo:rsid="008cef12"/>
    </style:style>
    <style:style style:name="T218" style:family="text">
      <style:text-properties officeooo:rsid="0092b4c7"/>
    </style:style>
    <style:style style:name="T219" style:family="text">
      <style:text-properties officeooo:rsid="0093985e"/>
    </style:style>
    <style:style style:name="T220" style:family="text">
      <style:text-properties officeooo:rsid="009d0c19"/>
    </style:style>
    <style:style style:name="T221" style:family="text">
      <style:text-properties officeooo:rsid="009d97c2"/>
    </style:style>
    <style:style style:name="T222" style:family="text">
      <style:text-properties officeooo:rsid="009da4a7"/>
    </style:style>
    <style:style style:name="T223" style:family="text">
      <style:text-properties officeooo:rsid="009e482b"/>
    </style:style>
    <style:style style:name="T224" style:family="text">
      <style:text-properties officeooo:rsid="009fe2cd"/>
    </style:style>
    <style:style style:name="T225" style:family="text">
      <style:text-properties officeooo:rsid="00a0f294"/>
    </style:style>
    <style:style style:name="T226" style:family="text">
      <style:text-properties officeooo:rsid="00a2d2a0"/>
    </style:style>
    <style:style style:name="T227" style:family="text">
      <style:text-properties officeooo:rsid="00a7a393"/>
    </style:style>
    <style:style style:name="T228" style:family="text">
      <style:text-properties officeooo:rsid="00a9f1dd"/>
    </style:style>
    <style:style style:name="T229" style:family="text">
      <style:text-properties officeooo:rsid="00ad7524"/>
    </style:style>
    <style:style style:name="T230" style:family="text">
      <style:text-properties officeooo:rsid="00c0c046"/>
    </style:style>
    <style:style style:name="T231" style:family="text">
      <style:text-properties officeooo:rsid="00c35252"/>
    </style:style>
    <style:style style:name="T232" style:family="text">
      <style:text-properties officeooo:rsid="00c48fd7"/>
    </style:style>
    <style:style style:name="T233" style:family="text">
      <style:text-properties officeooo:rsid="00c5d6a8"/>
    </style:style>
    <style:style style:name="T234" style:family="text">
      <style:text-properties officeooo:rsid="00c70506"/>
    </style:style>
    <style:style style:name="T235" style:family="text">
      <style:text-properties officeooo:rsid="00c8a1da"/>
    </style:style>
    <style:style style:name="T236" style:family="text">
      <style:text-properties officeooo:rsid="00c90e7c"/>
    </style:style>
    <style:style style:name="T237" style:family="text">
      <style:text-properties officeooo:rsid="00c9d564"/>
    </style:style>
    <style:style style:name="T238" style:family="text">
      <style:text-properties officeooo:rsid="00caaba4"/>
    </style:style>
    <style:style style:name="T239" style:family="text">
      <style:text-properties officeooo:rsid="00cb300f"/>
    </style:style>
    <style:style style:name="T240" style:family="text">
      <style:text-properties officeooo:rsid="00cccec4"/>
    </style:style>
    <style:style style:name="T241" style:family="text">
      <style:text-properties officeooo:rsid="00cf3f05"/>
    </style:style>
    <style:style style:name="T242" style:family="text">
      <style:text-properties officeooo:rsid="00d0a74d"/>
    </style:style>
    <style:style style:name="T243" style:family="text">
      <style:text-properties officeooo:rsid="00d1ed50"/>
    </style:style>
    <style:style style:name="T244" style:family="text">
      <style:text-properties officeooo:rsid="00d3595a"/>
    </style:style>
    <style:style style:name="T245" style:family="text">
      <style:text-properties officeooo:rsid="00d543f9"/>
    </style:style>
    <style:style style:name="T246" style:family="text">
      <style:text-properties officeooo:rsid="00d64421"/>
    </style:style>
    <style:style style:name="T247" style:family="text">
      <style:text-properties officeooo:rsid="00d82d32"/>
    </style:style>
    <style:style style:name="T248" style:family="text">
      <style:text-properties officeooo:rsid="00d84c0c"/>
    </style:style>
    <style:style style:name="T249" style:family="text">
      <style:text-properties officeooo:rsid="00dc54ac"/>
    </style:style>
    <style:style style:name="T250" style:family="text">
      <style:text-properties officeooo:rsid="00e1b3aa"/>
    </style:style>
    <style:style style:name="T251" style:family="text">
      <style:text-properties officeooo:rsid="00e5f52a"/>
    </style:style>
    <style:style style:name="T252" style:family="text">
      <style:text-properties officeooo:rsid="00e6e048"/>
    </style:style>
    <style:style style:name="T253" style:family="text">
      <style:text-properties officeooo:rsid="00e9d671"/>
    </style:style>
    <style:style style:name="T254" style:family="text">
      <style:text-properties officeooo:rsid="00ed83a2"/>
    </style:style>
    <style:style style:name="T255" style:family="text">
      <style:text-properties officeooo:rsid="00f3d2cd"/>
    </style:style>
    <style:style style:name="T256" style:family="text">
      <style:text-properties officeooo:rsid="00f4b6b1"/>
    </style:style>
    <style:style style:name="T257" style:family="text">
      <style:text-properties officeooo:rsid="00f793a6"/>
    </style:style>
    <style:style style:name="T258" style:family="text">
      <style:text-properties officeooo:rsid="00fbee17"/>
    </style:style>
    <style:style style:name="T259" style:family="text">
      <style:text-properties officeooo:rsid="00fc1e6a"/>
    </style:style>
    <style:style style:name="T260" style:family="text">
      <style:text-properties officeooo:rsid="00fcb9d7"/>
    </style:style>
    <style:style style:name="T261" style:family="text">
      <style:text-properties officeooo:rsid="00fd42b0"/>
    </style:style>
    <style:style style:name="T262" style:family="text">
      <style:text-properties officeooo:rsid="00fe49db"/>
    </style:style>
    <style:style style:name="T263" style:family="text">
      <style:text-properties officeooo:rsid="0100af71"/>
    </style:style>
    <style:style style:name="T264" style:family="text">
      <style:text-properties officeooo:rsid="0101e3ee"/>
    </style:style>
    <style:style style:name="T265" style:family="text">
      <style:text-properties officeooo:rsid="01035aea"/>
    </style:style>
    <style:style style:name="T266" style:family="text">
      <style:text-properties officeooo:rsid="01059971"/>
    </style:style>
    <style:style style:name="T267" style:family="text">
      <style:text-properties officeooo:rsid="0106eb86"/>
    </style:style>
    <style:style style:name="T268" style:family="text">
      <style:text-properties officeooo:rsid="0107d643"/>
    </style:style>
    <style:style style:name="T269" style:family="text">
      <style:text-properties officeooo:rsid="0107fe59"/>
    </style:style>
    <style:style style:name="T270" style:family="text">
      <style:text-properties officeooo:rsid="01086317"/>
    </style:style>
    <style:style style:name="T271" style:family="text">
      <style:text-properties officeooo:rsid="010c6f6f"/>
    </style:style>
    <style:style style:name="T272" style:family="text">
      <style:text-properties officeooo:rsid="010dfdd9"/>
    </style:style>
    <style:style style:name="T273" style:family="text">
      <style:text-properties officeooo:rsid="010eda7b"/>
    </style:style>
    <style:style style:name="T274" style:family="text">
      <style:text-properties officeooo:rsid="0110e5b7"/>
    </style:style>
    <style:style style:name="T275" style:family="text">
      <style:text-properties officeooo:rsid="0112c216"/>
    </style:style>
    <style:style style:name="T276" style:family="text">
      <style:text-properties officeooo:rsid="0114a246"/>
    </style:style>
    <style:style style:name="T277" style:family="text">
      <style:text-properties fo:color="#808080" style:font-name="Courier New" fo:font-weight="bold" style:font-weight-asian="bold" style:font-weight-complex="bold"/>
    </style:style>
    <style:style style:name="T278" style:family="text">
      <style:text-properties fo:color="#808080" style:font-name="Courier New" fo:language="en" fo:country="US" fo:font-weight="bold" style:font-weight-asian="bold" style:font-weight-complex="bold"/>
    </style:style>
    <style:style style:name="T279" style:family="text">
      <style:text-properties officeooo:rsid="0114ebf5"/>
    </style:style>
    <style:style style:name="T280" style:family="text">
      <style:text-properties officeooo:rsid="0116c439"/>
    </style:style>
    <style:style style:name="T281" style:family="text">
      <style:text-properties officeooo:rsid="011a91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3">Часть 1 (Предисловие)</text:p>
      <text:p text:style-name="P442"/>
      <text:p text:style-name="P426">Спецификация языка</text:p>
      <text:p text:style-name="P426"/>
      <text:p text:style-name="P356">Историческое</text:p>
      <text:p text:style-name="P356"/>
      <text:p text:style-name="P2">Язык<text:span text:style-name="T69"> </text:span><text:span text:style-name="T70">Java </text:span><text:span text:style-name="T33">был разработан Джеймсом Гослингом и Патриком Нотоном (и прочими) в компании </text:span><text:span text:style-name="T1">Sun Microsystems </text:span><text:span text:style-name="T33">в 1995. Язык предназначался для написания программ для различной бытовой электроники (обычно оснащаемой различными процессорами с различными форматами опкода, что создает проблему совместимости). </text:span><text:span text:style-name="T34">В силу специфики своего назначения язык</text:span><text:span text:style-name="T114"> </text:span><text:span text:style-name="T71">Java </text:span><text:span text:style-name="T34">был задуман как архитектурно- нейтральный. Эта нейтральность достигается за счет того, что этот язык интерпретируемый. Разработчик языка утверждает, что если для некой платформы реализован интерпретатор</text:span><text:span text:style-name="T114"> </text:span><text:span text:style-name="T71">Java</text:span><text:span text:style-name="T34">, то программа на</text:span><text:span text:style-name="T114"> </text:span><text:span text:style-name="T71">Java </text:span><text:span text:style-name="T34">будет на ней работать. Конечно, то же можно сказать и в отношении компиллируемых языков, если для целевой платформы реализован компиллятор. Однако, разработка интерпретаторов проще, чем разработка компилляторов. Поэтому язык</text:span><text:span text:style-name="T114"> </text:span><text:span text:style-name="T71">Java </text:span><text:span text:style-name="T34">разработан интерпретируемым.</text:span></text:p>
      <text:p text:style-name="P3"><text:span text:style-name="T33">В настоящее время применение языка</text:span><text:span text:style-name="T113"> </text:span><text:span text:style-name="T70">Java </text:span><text:span text:style-name="T33">шире, чем изначально. В течении последних лет это один из самых распространенных языков программирования. И применяется он, соответственно, в самых разных областях применения языков программирования. </text:span><text:span text:style-name="T35">Такой распространенности языка поспособствовали различные исторические (теперь уже именно исторические) процессы. В особенности — развитие сети Интернет и соответствующего ПО (речь идет о разитии </text:span><text:span text:style-name="T2">Web- </text:span><text:span text:style-name="T35">программирования). Дело в том, что сеть Интернет объединяет самые разные устройства, и это вновь напоминает о проблеме совместимости. Поэтому язык </text:span><text:span text:style-name="T72">Java </text:span><text:span text:style-name="T35">был оснащен средствами для создания </text:span><text:span text:style-name="T2">Web- </text:span><text:span text:style-name="T35">приложений, и стал применяться в </text:span><text:span text:style-name="T2">Web- </text:span><text:span text:style-name="T35">программировании. В дальнейшем язык</text:span><text:span text:style-name="T115"> </text:span><text:span text:style-name="T72">Java </text:span><text:span text:style-name="T35">стал применяться и в остальных сферах применения </text:span><text:soft-page-break/><text:span text:style-name="T35">языков программирования.</text:span></text:p>
      <text:p text:style-name="P357"/>
      <text:p text:style-name="P357">Спецификация</text:p>
      <text:p text:style-name="P357"/>
      <text:p text:style-name="P4"><text:span text:style-name="T33">Первая версия языка</text:span><text:span text:style-name="T113"> </text:span><text:span text:style-name="T70">Java </text:span><text:span text:style-name="T33">вышла в 1995. Это</text:span><text:span text:style-name="T113"> </text:span><text:span text:style-name="T70">Java 1.</text:span><text:span text:style-name="T113">0</text:span><text:span text:style-name="T33">. Рассматриваемая версия — это</text:span><text:span text:style-name="T113"> </text:span><text:span text:style-name="T70">Java 1.</text:span><text:span text:style-name="T113">8</text:span><text:span text:style-name="T33">. </text:span><text:span text:style-name="T36">Она выпущена в 2014 (разработчик — теперь компания </text:span><text:span text:style-name="T3">Oracle</text:span><text:span text:style-name="T36">).</text:span></text:p>
      <text:p text:style-name="P5"/>
      <text:p text:style-name="P464">Часть 2 (ЯПВУ <text:span text:style-name="T1">Java</text:span>)</text:p>
      <text:p text:style-name="P443"/>
      <text:p text:style-name="P427">Об именах</text:p>
      <text:p text:style-name="P427"/>
      <text:p text:style-name="P6">Идентично тому, как в<text:span text:style-name="T69"> </text:span><text:span text:style-name="T70">C++</text:span><text:span text:style-name="T1">.</text:span></text:p>
      <text:p text:style-name="P18"><text:span text:style-name="T1">Отдельно следует оговорить, что в языке</text:span><text:span text:style-name="T70"> Java </text:span><text:span text:style-name="T1">блоки кода, как обычно, создают область видимости имен.</text:span></text:p>
      <text:p text:style-name="P428"/>
      <text:p text:style-name="P428">О переменных</text:p>
      <text:p text:style-name="P428"/>
      <text:p text:style-name="P6"><text:span text:style-name="T1">Идентично тому, как в</text:span><text:span text:style-name="T70"> C++</text:span><text:span text:style-name="T1">. </text:span>Разве что, имеют место некоторые различия.</text:p>
      <text:p text:style-name="P358"/>
      <text:p text:style-name="P358">Объявление переменных</text:p>
      <text:p text:style-name="P358"/>
      <text:p text:style-name="P9"><text:span text:style-name="T1">Идентично тому, как в</text:span><text:span text:style-name="T70"> C++</text:span><text:span text:style-name="T1">. </text:span>Разве что, имеют место некоторые различия.</text:p>
      <text:p text:style-name="P11">В случае совпадения имен в глобальной и локальной областях видимости не будет никакой маскировки глобальной переменной, а просто произойдет ошибка.</text:p>
      <text:p text:style-name="P11">Как обычно, переменная должна быть объявлена до ее использования в исходном коде.</text:p>
      <text:p text:style-name="P11">Запись объявления переменных выглядит так:</text:p>
      <text:p text:style-name="P234">VarType VarName;</text:p>
      <text:p text:style-name="P192"/>
      <text:p text:style-name="P193"><text:span text:style-name="T69">VarType </text:span><text:span text:style-name="T33">может принимать следующие значения:</text:span></text:p>
      <text:p text:style-name="P193"><text:span text:style-name="T69">byte<text:tab/><text:tab/></text:span><text:span text:style-name="T33">1 байт;</text:span></text:p>
      <text:p text:style-name="P193"><text:span text:style-name="T69">char<text:tab/><text:tab/></text:span><text:span text:style-name="T33">2 байт;</text:span></text:p>
      <text:p text:style-name="P193"><text:span text:style-name="T69">short<text:tab/><text:tab/></text:span><text:span text:style-name="T33">2 байт;</text:span></text:p>
      <text:p text:style-name="P193"><text:span text:style-name="T69">int<text:tab/><text:tab/></text:span><text:span text:style-name="T33">4 байт;</text:span></text:p>
      <text:p text:style-name="P193"><text:span text:style-name="T69">long<text:tab/><text:tab/></text:span><text:span text:style-name="T33">8 байт;</text:span></text:p>
      <text:p text:style-name="P193"><text:span text:style-name="T69">float<text:tab/><text:tab/></text:span><text:span text:style-name="T33">4 байт;</text:span></text:p>
      <text:p text:style-name="P193"><text:span text:style-name="T69">double<text:tab/></text:span><text:span text:style-name="T33">8 байт;</text:span></text:p>
      <text:p text:style-name="P193"><text:soft-page-break/><text:span text:style-name="T69">boolean<text:tab/></text:span><text:span text:style-name="T162">_ </text:span><text:span text:style-name="T163">байт;</text:span></text:p>
      <text:p text:style-name="P193"/>
      <text:p text:style-name="P12">Численные типы интерпретируются как знаковые.</text:p>
      <text:p text:style-name="P12">Тип<text:span text:style-name="T69"> </text:span><text:span text:style-name="T70">char</text:span><text:span text:style-name="T69"> </text:span>является численным.</text:p>
      <text:p text:style-name="P12">Тип<text:span text:style-name="T69"> </text:span><text:span text:style-name="T70">boolean</text:span><text:span text:style-name="T69"> </text:span>как всегда, принимает значения<text:span text:style-name="T69"> </text:span><text:span text:style-name="T70">true</text:span><text:span text:style-name="T1">,</text:span><text:span text:style-name="T70"> false</text:span><text:span text:style-name="T1">; </text:span>и как всегда,говорить о размере такого операнда не целесообразно. <text:span text:style-name="T166">Этот тип не приводим к численным типам, и численные типы тоже не приводимы к нему.</text:span></text:p>
      <text:p text:style-name="P359"/>
      <text:p text:style-name="P359">Инициализация переменных</text:p>
      <text:p text:style-name="P359"/>
      <text:p text:style-name="P7">Идентично тому, как в<text:span text:style-name="T69"> </text:span><text:span text:style-name="T70">C++</text:span><text:span text:style-name="T1">.</text:span></text:p>
      <text:p text:style-name="P359"/>
      <text:p text:style-name="P359">Приведение типов</text:p>
      <text:p text:style-name="P359"/>
      <text:p text:style-name="P13">Как обычно, приведение типов бывает автоматическим, и явным.</text:p>
      <text:p text:style-name="P13">Автоматическое приведение типов выполняется между численными типами <text:span text:style-name="T170">(и</text:span> притом, когда разрядность приемника позволяет вместить в него источник; <text:span text:style-name="T170">притом, если емкость самого типа приемника меньше емкости типа источника, то принято считать, что разрядность приемника не позволяет вместить в него источник; также принято считать, что емкость типов с плавающей точкой больше емкости целочисленных типов)</text:span>. Иначе же, требуется явное приведение типов.</text:p>
      <text:p text:style-name="P14">Когда требуется явное приведение типов, и при этом оно не производится, возникает ошибка.</text:p>
      <text:p text:style-name="P15"><text:span text:style-name="T167">О</text:span>б автоматическом приведении типов <text:span text:style-name="T167">необходимо знать еще следующее. П</text:span>ри оперировании с целочисленными типами (точнее — целочисленными типами, менее емкими чем<text:span text:style-name="T69"> </text:span><text:span text:style-name="T70">int</text:span>), эти типы сразу же автоматически приводятся к типу<text:span text:style-name="T69"> </text:span><text:span text:style-name="T70">int</text:span>; <text:span text:style-name="T167">а</text:span> затем, при необходимости, они приводятся к более емким типам (<text:span text:style-name="T172">и </text:span>не <text:span text:style-name="T167">только </text:span>целочисленным); <text:span text:style-name="T167">о</text:span> необходимости такого приведения однозначно говорит наличие <text:span text:style-name="T167">в выражении </text:span>операнда соответствующего типа. <text:span text:style-name="T167">При оперировании с нецелочисленными типами автоматическое приведение типов производится только при необходимости в этом; при необходимости дальнейшего приведения к целочисленным типам это должно выполняться явно — </text:span><text:soft-page-break/><text:span text:style-name="T167">иначе же возникает ошибка (ведь, как и говорилось выше, емкость целочисленных типов принято считать меньшей).</text:span></text:p>
      <text:p text:style-name="P16">Явное приведение типов выполняется той же записью, что и<text:span text:style-name="T168"> в языке</text:span><text:span text:style-name="T124"> </text:span><text:span text:style-name="T73">C++</text:span><text:span text:style-name="T4">.</text:span></text:p>
      <text:p text:style-name="P16">Вообще, механизм, совершающий полезную работу по приведению типов, тот же, что и<text:span text:style-name="T168"> в</text:span><text:span text:style-name="T124"> </text:span><text:span text:style-name="T73">C++</text:span><text:span text:style-name="T4">. </text:span>В том <text:span text:style-name="T169">план</text:span>е, что приведение типов происходит по соответственным разрядам.</text:p>
      <text:p text:style-name="P17">Необходимо помнить, что тип<text:span text:style-name="T69"> </text:span><text:span text:style-name="T70">boolean </text:span>не приводим к численным типам, а они к нему.</text:p>
      <text:p text:style-name="P429"/>
      <text:p text:style-name="P429">Указатели</text:p>
      <text:p text:style-name="P429"/>
      <text:p text:style-name="P17">Указатели в принципе не поддерживаются языком<text:span text:style-name="T69"> </text:span><text:span text:style-name="T70">Java</text:span><text:span text:style-name="T1">.</text:span></text:p>
      <text:p text:style-name="P429"/>
      <text:p text:style-name="P429">Составные типы данных</text:p>
      <text:p text:style-name="P429"/>
      <text:p text:style-name="P17">Составные типы данных в принципе не поддерживаются языком<text:span text:style-name="T69"> </text:span><text:span text:style-name="T70">Java</text:span><text:span text:style-name="T1">, </text:span>так как собственно структур в нем нет, массивы — это объекты класса<text:span text:style-name="T69"> </text:span><text:span text:style-name="T70">Array</text:span>, а строки — это не массивы, а объекты класса<text:span text:style-name="T69"> </text:span><text:span text:style-name="T70">String</text:span>.</text:p>
      <text:p text:style-name="P430"/>
      <text:p text:style-name="P430">Операторы</text:p>
      <text:p text:style-name="P430"/>
      <text:p text:style-name="P8"><text:span text:style-name="T1">Идентично тому, как в</text:span><text:span text:style-name="T70"> C++</text:span><text:span text:style-name="T1">. </text:span>Разве что, имеют место некоторые различия.</text:p>
      <text:p text:style-name="P10"><text:span text:style-name="T171">Сразу же следует оговорить применение запятой в исходном коде. В языке</text:span><text:span text:style-name="T125"> </text:span><text:span text:style-name="T74">Java </text:span><text:span text:style-name="T171">запятая применяется не так, как в</text:span><text:span text:style-name="T125"> </text:span><text:span text:style-name="T74">C++</text:span><text:span text:style-name="T5">. </text:span><text:span text:style-name="T171"><text:s/>В языке</text:span><text:span text:style-name="T74"> </text:span><text:span text:style-name="T75">C++</text:span><text:span text:style-name="T126"> </text:span><text:span text:style-name="T172">запятая — это оператор, и применяется в выражениях на усмотрение программиста. В языке</text:span><text:span text:style-name="T125"> </text:span><text:span text:style-name="T74">Java </text:span><text:span text:style-name="T171">запятая — это не оператор, а просто символ. Поэтому, в языке</text:span><text:span text:style-name="T125"> </text:span><text:span text:style-name="T74">Java </text:span><text:span text:style-name="T171">запятая применяется только так, как она и применяется, и только там, где она и применяется. Это рассматривается в данных записях.</text:span></text:p>
      <text:p text:style-name="P360"/>
      <text:p text:style-name="P446"><text:soft-page-break/>Арифметические операторы</text:p>
      <text:p text:style-name="P360"/>
      <text:p text:style-name="P20">Арифметические операторы, <text:span text:style-name="T173">как обычно,</text:span> применимы к операндам численных типов.</text:p>
      <text:p text:style-name="P20">Набор этих операторов тот же, что и в<text:span text:style-name="T73"> C++</text:span><text:span text:style-name="T4">.</text:span></text:p>
      <text:p text:style-name="P19">Операторы инкремента и декремента, как обычно, допускают запись в префиксной и постфиксной формах, смысл этих форм — в порядке выполнения.</text:p>
      <text:p text:style-name="P21">При использовании арифметических операторов необходимо помнить следующее:</text:p>
      <text:p text:style-name="P21">оператор деления выполняет целочисленное деление над целочисленными, и нецелочисленное — над нецелочисленными;</text:p>
      <text:p text:style-name="P21">оператор деления по модулю применим как к целочисленным, так и к нецелочисленным — просто при применении к нецелочисленным он возвращает остаток в нецелочисленном виде.</text:p>
      <text:p text:style-name="P447"/>
      <text:p text:style-name="P447">Логические операторы</text:p>
      <text:p text:style-name="P447"/>
      <text:p text:style-name="P22">Логические операторы применимы к операндам типа<text:span text:style-name="T69"> </text:span><text:span text:style-name="T70">boolean</text:span><text:span text:style-name="T1">.</text:span> <text:span text:style-name="T173">И</text:span> исключительно к ним. <text:span text:style-name="T173">Ввиду того, что в языке</text:span><text:span text:style-name="T127"> </text:span><text:span text:style-name="T76">Java </text:span><text:span text:style-name="T173">значения типа</text:span><text:span text:style-name="T127"> </text:span><text:span text:style-name="T76">boolean </text:span><text:span text:style-name="T173">не приводимы к численным типам, и численные типы — к типу</text:span><text:span text:style-name="T127"> </text:span><text:span text:style-name="T111">boolean</text:span><text:span text:style-name="T173">, логические операторы должны применяться с повышенной осторожностью.</text:span></text:p>
      <text:p text:style-name="P22">Для логических операций предусмотрены следующие знаки:</text:p>
      <text:p text:style-name="P21"><text:span text:style-name="T69">!<text:tab/></text:span><text:span text:style-name="T1">NOT</text:span></text:p>
      <text:p text:style-name="P194"><text:span text:style-name="T69">&amp;<text:tab/></text:span>AND</text:p>
      <text:p text:style-name="P194"><text:span text:style-name="T69">|<text:tab/></text:span>OR</text:p>
      <text:p text:style-name="P194"><text:span text:style-name="T69">^<text:tab/></text:span>XOR</text:p>
      <text:p text:style-name="P194"><text:span text:style-name="T69">&amp;&amp;<text:tab/></text:span>CONDITIONAL AND</text:p>
      <text:p text:style-name="P194"><text:span text:style-name="T69">||<text:tab/></text:span>CONDITIONAL OR</text:p>
      <text:p text:style-name="P194"/>
      <text:p text:style-name="P21">Операции <text:span text:style-name="T1">NOT, AND, OR, XOR </text:span>могут быть использованы в составном присваивании.</text:p>
      <text:p text:style-name="P23">Условные логические операторы (<text:span text:style-name="T1">CONDITIONAL AND, CONDITIONAL OR</text:span>) исполняются условно — они исполняются при условии истинности первого операнда, иначе же они просто возвра<text:soft-page-break/>щают его значение.</text:p>
      <text:p text:style-name="P448"/>
      <text:p text:style-name="P448">Побитовые операторы</text:p>
      <text:p text:style-name="P448"/>
      <text:p text:style-name="P23">Побитовые операторы, как обычно, применимы к операндам всех целочисленных типов. Набор этих операторов — <text:span text:style-name="T173">как и в</text:span><text:span text:style-name="T127"> </text:span><text:span text:style-name="T76">C++</text:span>:</text:p>
      <text:p text:style-name="P23"><text:span text:style-name="T69">!<text:tab/></text:span><text:span text:style-name="T6">NOT</text:span></text:p>
      <text:p text:style-name="P195"><text:span text:style-name="T69">&amp;<text:tab/></text:span>AND</text:p>
      <text:p text:style-name="P195"><text:span text:style-name="T69">|<text:tab/></text:span>OR</text:p>
      <text:p text:style-name="P195"><text:span text:style-name="T69">^<text:tab/></text:span>XOR</text:p>
      <text:p text:style-name="P195"><text:span text:style-name="T69">&gt;&gt;<text:tab/></text:span>SHIFT RIGHT</text:p>
      <text:p text:style-name="P195"><text:span text:style-name="T69">&lt;&lt;<text:tab/></text:span>SHIFT LEFT</text:p>
      <text:p text:style-name="P24"/>
      <text:p text:style-name="P24">Вдобавок имеется оператор беззнакового сдвига вправо</text:p>
      <text:p text:style-name="P195"><text:span text:style-name="T69">&gt;&gt;&gt;<text:tab/></text:span>SHIFT RIGHT LEADING ZERO</text:p>
      <text:p text:style-name="P195"/>
      <text:p text:style-name="P24">Обычный сдвиг вправо выполняется с заполнением знаком, а беззнаковый — с заполнением нулем. <text:span text:style-name="T174">Для сдвига влево нет такого рода альтернативного оператора, так как сдвиг влево и так выполняется с заполнением нулем.</text:span></text:p>
      <text:p text:style-name="P25">Все побитовые операторы могут быть использованы в составном присваивании, кроме оператора <text:span text:style-name="T1">NOT – </text:span>действительно, этот оператор и так применяется к своему единственному операнду, так что нет смысла использовать его еще и в записи составного присваивания.</text:p>
      <text:p text:style-name="P449"/>
      <text:p text:style-name="P449">Операторы сравнения</text:p>
      <text:p text:style-name="P449"/>
      <text:p text:style-name="P25">Операторы сравнения применимы к операндам численных типов, и к операндам типа<text:span text:style-name="T69"> </text:span><text:span text:style-name="T70">boolean </text:span><text:span text:style-name="T1">(</text:span>хотя для них имеют смысл только операторы<text:span text:style-name="T69"> </text:span><text:span text:style-name="T70">== </text:span><text:span text:style-name="T162">и</text:span><text:span text:style-name="T69"> !</text:span><text:span text:style-name="T70">=</text:span><text:span text:style-name="T1">). </text:span><text:span text:style-name="T175">Набор этих операторов тот же, что и в языке </text:span><text:span text:style-name="T77">C++</text:span><text:span text:style-name="T7">.</text:span></text:p>
      <text:p text:style-name="P26">Необходимо помнить, что сравниваемые операнды должны быть одного типа, или же типов, приводимых автоматически. Операторы сравнения возвращают значения <text:span text:style-name="T176">типа</text:span><text:span text:style-name="T128"> </text:span><text:span text:style-name="T78">boolean</text:span>.</text:p>
      <text:p text:style-name="P451"><text:soft-page-break/>Приоритет операторов, задаваемых знакими</text:p>
      <text:p text:style-name="P451"/>
      <text:p text:style-name="P27">Идентично тому, как в<text:span text:style-name="T69"> </text:span><text:span text:style-name="T70">C++</text:span><text:span text:style-name="T1">. </text:span>Поэтому, привожу эти сведения исключительно для справки:</text:p>
      <text:p text:style-name="P28">ЗАДАНИЕ ПРИОРИТЕТА;</text:p>
      <text:p text:style-name="P28">ЛОГИЧЕСК<text:span text:style-name="T177">ОЕ И</text:span> ПОБИТОВОЕ НЕТ, УНАРНЫЕ ПЛЮС- МИНУС, ИНКРЕМЕНТ- ДЕКРЕМЕНТ;</text:p>
      <text:p text:style-name="P28">ПРИВЕДЕНИЕ ТИПА;</text:p>
      <text:p text:style-name="P28">УМНОЖЕНИЕ- ДЕЛЕНИЕ, СУММА- РАЗНОСТЬ;</text:p>
      <text:p text:style-name="P28">СДВИГИ;</text:p>
      <text:p text:style-name="P28">ОПЕРАТОРЫ СРАВНЕНИЯ;</text:p>
      <text:p text:style-name="P28">ПОБИТОВОЕ И, ПОБИТОВОЕ ИСКЛЮЧАЮЩЕЕ ИЛИ, ПОБИТОВОЕ ИЛИ;</text:p>
      <text:p text:style-name="P29">ЛОГИЧЕСКОЕ И, ЛОГИЧЕСКОЕ ИСКЛЮЧАЮЩЕЕ ИЛИ, ЛОГИЧЕСКОЕ ИЛИ;</text:p>
      <text:p text:style-name="P29">ТЕРНАРНЫЙ ОПЕРАТОР;</text:p>
      <text:p text:style-name="P29">ПРИСВАИВАНИЕ;</text:p>
      <text:p text:style-name="P29"/>
      <text:p text:style-name="P29">Кстати говоря, таким образом выглядит список приоритетов <text:span text:style-name="T178">во всех</text:span><text:span text:style-name="T129"> </text:span><text:span text:style-name="T79">C- </text:span><text:span text:style-name="T178">образных языках (по крайней мере, на момент написания этих записей). Хотя, разумеется, список имеющихся в них операторов может несколько различаться.</text:span></text:p>
      <text:p text:style-name="P450"/>
      <text:p text:style-name="P450">Операторы управления ходом вычислений</text:p>
      <text:p text:style-name="P450"/>
      <text:p text:style-name="P30">Идентично тому, как в<text:span text:style-name="T69"> С++</text:span>. Разве что, имеют место некоторые различия.</text:p>
      <text:p text:style-name="P361"/>
      <text:p text:style-name="P361">Оператор <text:span text:style-name="T1">goto</text:span></text:p>
      <text:p text:style-name="P415"/>
      <text:p text:style-name="P30"><text:span text:style-name="T1">Оператор</text:span><text:span text:style-name="T70"> goto </text:span>отсутствует в языке<text:span text:style-name="T69"> </text:span><text:span text:style-name="T70">Java</text:span><text:span text:style-name="T1">. </text:span>Разработчик языка аргументирует это борьбой с макаронным кодом.</text:p>
      <text:p text:style-name="P362"/>
      <text:p text:style-name="P362">Операторы управления итерацией</text:p>
      <text:p text:style-name="P31"/>
      <text:p text:style-name="P235">break</text:p>
      <text:p text:style-name="P196"/>
      <text:p text:style-name="P197"><text:soft-page-break/><text:span text:style-name="T33">Оператор</text:span><text:span text:style-name="T113"> </text:span><text:span text:style-name="T69">break </text:span><text:span text:style-name="T33">реализован в</text:span><text:span text:style-name="T113"> </text:span><text:span text:style-name="T69">Java </text:span><text:span text:style-name="T33">в общем и</text:span><text:span text:style-name="T37">дентично тому, как в</text:span><text:span text:style-name="T116"> С++</text:span><text:span text:style-name="T37">. </text:span><text:span text:style-name="T33">Вдобавок, он позволяет устанавливать метку выхода из цикла. Это делает его похожим на оператор</text:span><text:span text:style-name="T113"> </text:span><text:span text:style-name="T69">goto </text:span><text:span text:style-name="T33">в языке </text:span><text:span text:style-name="T38">программирования</text:span><text:span text:style-name="T33"> </text:span><text:span text:style-name="T69">C++</text:span>. <text:span text:style-name="T38">Сама метка ставится той же записью, что и </text:span><text:span text:style-name="T33">в </text:span><text:span text:style-name="T69">C++</text:span>. <text:span text:style-name="T38">Однако, она не может быть поставлена на произвольный участок кода (как- никак, борьба с макаронным кодом). Метка должна быть поставлена на цикл\функцию\блок кода, что инкапсулирует данный оператор </text:span><text:span text:style-name="T39">(инкапсулирует либо непосредственно, либо опосредовано другими циклами\функциями\блоками кода). При установке метки она должна прописываться перед целевым оператором цикла\именем функции\блоком кода.</text:span></text:p>
      <text:p text:style-name="P198"><text:span text:style-name="T33">Однако, необходимо иметь ввиду, что при использовании оператора</text:span><text:span text:style-name="T113"> </text:span><text:span text:style-name="T69">break </text:span><text:span text:style-name="T33">таким способом, переход будет не на саму помеченную структуру исходного кода, а за нее (как- никак, это метка выхода из цикла).</text:span></text:p>
      <text:p text:style-name="P32"/>
      <text:p text:style-name="P236">continue</text:p>
      <text:p text:style-name="P198"/>
      <text:p text:style-name="P199"><text:span text:style-name="T33">Оператор</text:span><text:span text:style-name="T113"> </text:span><text:span text:style-name="T69">continue</text:span>, <text:span text:style-name="T33">в отличии от оператора</text:span><text:span text:style-name="T113"> </text:span><text:span text:style-name="T69">break</text:span>, <text:span text:style-name="T33">применим только в циклах. Этот оператор осуществляет переход к следующей итерации цикла.</text:span></text:p>
      <text:p text:style-name="P200"><text:span text:style-name="T33">Необходимо помнить, что у цикла</text:span><text:span text:style-name="T113"> </text:span><text:span text:style-name="T69">for </text:span><text:span text:style-name="T33">это секция инкремента, у циклов</text:span><text:span text:style-name="T113"> </text:span><text:span text:style-name="T69">while</text:span>,<text:span text:style-name="T33"> и</text:span><text:span text:style-name="T113"> </text:span><text:span text:style-name="T69">do- while </text:span><text:span text:style-name="T33">это условие. Оператор</text:span><text:span text:style-name="T113"> </text:span><text:span text:style-name="T69">continue</text:span> <text:span text:style-name="T40">также может содержать метку, она ставится по тем же правилам, что и у оператора</text:span><text:span text:style-name="T117"> </text:span><text:span text:style-name="T130">break</text:span><text:span text:style-name="T179">.</text:span></text:p>
      <text:p text:style-name="P363"/>
      <text:p text:style-name="P363">Операторы цикла</text:p>
      <text:p text:style-name="P363"/>
      <text:p text:style-name="P33">Идентично тому, как в<text:span text:style-name="T69"> </text:span><text:span text:style-name="T70">C++</text:span><text:span text:style-name="T1">. </text:span>Разве что, имеют место некоторые различия. Условие этих операторов должно возвращать значение типа<text:span text:style-name="T69"> </text:span><text:span text:style-name="T70">boolean</text:span><text:span text:style-name="T1">.</text:span> Тело этих операторов может быть и пустым.</text:p>
      <text:p text:style-name="P364"/>
      <text:p text:style-name="P364">Операторы цикла. Цикл <text:span text:style-name="T1">while</text:span></text:p>
      <text:p text:style-name="P416"/>
      <text:p text:style-name="P34">Идентично тому, как в<text:span text:style-name="T69"> </text:span><text:span text:style-name="T70">C++</text:span><text:span text:style-name="T1">.</text:span></text:p>
      <text:p text:style-name="P365"/>
      <text:p text:style-name="P473">Операторы цикла. Цикл <text:span text:style-name="T1">do- while</text:span></text:p>
      <text:p text:style-name="P417"/>
      <text:p text:style-name="P34"><text:span text:style-name="T1">Идентично тому, как в</text:span><text:span text:style-name="T70"> C++</text:span><text:span text:style-name="T1">.</text:span></text:p>
      <text:p text:style-name="P365"/>
      <text:p text:style-name="P365">Операторы цикла. Цикл <text:span text:style-name="T1">for</text:span></text:p>
      <text:p text:style-name="P417"/>
      <text:p text:style-name="P35"><text:span text:style-name="T1">Идентично тому, как в</text:span><text:span text:style-name="T70"> C++</text:span><text:span text:style-name="T1">. </text:span>Точно так же, выражения — секции условия цикла могут быть представлены рядом составляющих, идущих через запятую.</text:p>
      <text:p text:style-name="P35">Вдобавок, языком<text:span text:style-name="T69"> </text:span><text:span text:style-name="T70">Java </text:span>поддерживается так называемый усовершенствованный цикл<text:span text:style-name="T69"> </text:span><text:span text:style-name="T70">for</text:span><text:span text:style-name="T1">. </text:span><text:span text:style-name="T180">Его форма записи:</text:span></text:p>
      <text:p text:style-name="P237">for (VarType VarName : CollectionName) … ;</text:p>
      <text:p text:style-name="P201"/>
      <text:p text:style-name="P45">Объявленная в условии цикла переменная <text:span text:style-name="T181">служит для перебора заданной коллекции — она последовательно принимает значения ее элементов (передача происходит по значению). Разумеется, она должна иметь тип элементов коллекции. Если коллекция — это многомерный массив, то переменная условия должна объявляться как массив, вложенный в эту коллекцию. В таком случае переменная условия сама будет массивом, и при этом она будет принимать вложенные в коллекцию массивы (это осуществляется самим оператором, и поэтому это нормально; в остальных же случаях работа с массивами производится только поэлементно).</text:span></text:p>
      <text:p text:style-name="P46">Кстати говоря, усовершенствованный цикл<text:span text:style-name="T69"> </text:span><text:span text:style-name="T70">for </text:span>может использоваться и для перебора параметров метода. Его целесообразно использовать <text:span text:style-name="T273">для этого</text:span> при переменной длине списка параметров. В этой цели он используется следующей записью:</text:p>
      <text:p text:style-name="P246">RetType FuncName (VarType … VarName<text:span text:style-name="T186">0</text:span>)</text:p>
      <text:p text:style-name="P248">{ … </text:p>
      <text:p text:style-name="P248">// any code</text:p>
      <text:p text:style-name="P247">for (VarType VarName1 : VarName0)</text:p>
      <text:p text:style-name="P248"><text:s/>… </text:p>
      <text:p text:style-name="P248">// any code</text:p>
      <text:p text:style-name="P248">}</text:p>
      <text:p text:style-name="P471"/>
      <text:p text:style-name="P474">Оператор условия <text:span text:style-name="T1">if</text:span></text:p>
      <text:p text:style-name="P418"/>
      <text:p text:style-name="P36"><text:span text:style-name="T1">Идентично тому, как в</text:span><text:span text:style-name="T70"> C++</text:span><text:span text:style-name="T1">.</text:span></text:p>
      <text:p text:style-name="P36"><text:span text:style-name="T1"/></text:p>
      <text:p text:style-name="P366">Оператор выбора <text:span text:style-name="T1">switch</text:span></text:p>
      <text:p text:style-name="P419"/>
      <text:p text:style-name="P37"><text:span text:style-name="T1">Идентично тому, как в</text:span><text:span text:style-name="T70"> C++</text:span><text:span text:style-name="T1">. </text:span><text:span text:style-name="T182">Разве что, имеют место некоторые различия. Условие цикла может возвращать тип</text:span><text:span text:style-name="T131"> </text:span><text:span text:style-name="T80">byte</text:span><text:span text:style-name="T8">,</text:span><text:span text:style-name="T80"> char</text:span><text:span text:style-name="T8">,</text:span><text:span text:style-name="T80"> short</text:span><text:span text:style-name="T8">, </text:span><text:span text:style-name="T80">int</text:span><text:span text:style-name="T8">, </text:span><text:span text:style-name="T182">перечисление, или объект класса</text:span><text:span text:style-name="T131"> </text:span><text:span text:style-name="T80">String</text:span><text:span text:style-name="T8">. </text:span><text:span text:style-name="T182">Значения, с которыми сравнивается условие, как обычно, могут быть того же типа, или автоматически приводимого.</text:span></text:p>
      <text:p text:style-name="P465">Часть 3 (ЯПВУ <text:span text:style-name="T1">Java. </text:span>ООП)</text:p>
      <text:p text:style-name="P444"/>
      <text:p text:style-name="P431">О классах</text:p>
      <text:p text:style-name="P431"/>
      <text:p text:style-name="P453">О ссылочных типах</text:p>
      <text:p text:style-name="P367"/>
      <text:p text:style-name="P56">Говоря о языке<text:span text:style-name="T69"> </text:span><text:span text:style-name="T70">Java</text:span><text:span text:style-name="T1">, </text:span>приходится оперировать таким понятием, как ссылочные типы.</text:p>
      <text:p text:style-name="P60">Хотя в этом языке указателей (и в том числе ссылок) как таковых нет, в нем есть аналогичное (но не идентичное) средство — ссылочные типы.</text:p>
      <text:p text:style-name="P56">Так называемые ссылочные типы — это классы, и все синтаксически сходные с ними средства. <text:span text:style-name="T194">Ссылочные типы</text:span> называются так потому, что имена их экземпляров используются для ссылки на них (то есть, для доступа к ним). <text:span text:style-name="T194">Таким образом, обнаруживается дуализм в понятии «имя экземпляра ссылочного типа»: с одной стороны — это имя самого экземпляра, с другой стороны — это имя переменной, хранящей ссылку на экземпляр ссылочного типа. Этот дуализм осложняет понимание языка </text:span><text:span text:style-name="T86">Java</text:span><text:span text:style-name="T14">, </text:span><text:span text:style-name="T194">однако этот дуализм однозначно есть (и преподносится разработчиком языка без сколь- нибудь негативного отношения).</text:span></text:p>
      <text:p text:style-name="P55">Все ссылочные типы есть производные от класса<text:span text:style-name="T69"> </text:span><text:span text:style-name="T70">Object </text:span>(<text:span text:style-name="T191">он располагается</text:span><text:span text:style-name="T12"> </text:span><text:span text:style-name="T13">т</text:span><text:span text:style-name="T192">ак:</text:span><text:span text:style-name="T12"> </text:span><text:span text:style-name="T70">java.lang.Object</text:span>).</text:p>
      <text:p text:style-name="P452"/>
      <text:p text:style-name="P452">Классы</text:p>
      <text:p text:style-name="P452"/>
      <text:p text:style-name="P38">Классы, как обычно, это классы объектов. А объекты — экземпляры своего класса.</text:p>
      <text:p text:style-name="P38">Классы, как обычно, объявляют следующей записью:</text:p>
      <text:p text:style-name="P238">class ClassName { … }</text:p>
      <text:p text:style-name="P202"/>
      <text:p text:style-name="P38">Объекты, как обычно, объявляются следующей записью:</text:p>
      <text:p text:style-name="P238">ClassName ObjectName;</text:p>
      <text:p text:style-name="P202"/>
      <text:p text:style-name="P38"><text:soft-page-break/>Однако, создание <text:span text:style-name="T191">объявленных</text:span> объектов производится следующей записью:</text:p>
      <text:p text:style-name="P238">ObjectName = new ClassName( … );</text:p>
      <text:p text:style-name="P202"/>
      <text:p text:style-name="P39">Объекты могут быть созданы и при объявлении, тогда запись объявления объекта принимает <text:span text:style-name="T191">следующий вид:</text:span></text:p>
      <text:p text:style-name="P244">ClassName ObjectName = new ClassName( … );</text:p>
      <text:p text:style-name="P207"/>
      <text:p text:style-name="P39">Как видно из записи, для создания объектов используется конструктор объектов <text:span text:style-name="T193">целевого</text:span> класса. <text:span text:style-name="T195">Оператор</text:span><text:span text:style-name="T136"> </text:span><text:span text:style-name="T85">new </text:span><text:span text:style-name="T193">принимает операнд — конструктор целевого класса. Сам оператор выделяет память под объект. Конструктор осуществляет формирование объекта целевого класса. Оператор</text:span><text:span text:style-name="T136"> </text:span><text:span text:style-name="T87">new </text:span><text:span text:style-name="T195">завершает свою работу возвратом в выражение ссылки на этот объект — ее значение и присваивается переменной</text:span><text:span text:style-name="T137"> </text:span><text:span text:style-name="T88">ObjectName</text:span>. <text:span text:style-name="T195">Так и происходит создание объектов.</text:span></text:p>
      <text:p text:style-name="P59">В дальнейшем переменная<text:span text:style-name="T69"> </text:span><text:span text:style-name="T70">ObjectName </text:span>может быть реинициализирована ссылкой на другой объект.</text:p>
      <text:p text:style-name="P59">Можно и вообще разорвать связь переменной<text:span text:style-name="T69"> </text:span><text:span text:style-name="T70">ObjectName </text:span>с каким- либо объектом. Для этого ей нужно присвоить специальное значение<text:span text:style-name="T69"> </text:span><text:span text:style-name="T70">null</text:span><text:span text:style-name="T1">. </text:span>Что касается типа этого значения — то это <text:span text:style-name="T196">значение может быть присвоено экземплярам любых ссылочных типов. Вообще, использование любых ссылочных типов как ссылок происходит идентично.</text:span></text:p>
      <text:p text:style-name="P368"/>
      <text:p text:style-name="P368">Доступ к членам класса</text:p>
      <text:p text:style-name="P368"/>
      <text:p text:style-name="P39">Доступ к членам класса извне этого класса, как обычно, производится через оператор доступа к членам класса (через точку). Доступ к членам класса изнутри этого класса, как обычно, обходится и без оператора доступа к членам класса.</text:p>
      <text:p text:style-name="P40">Доступ к членам класса может регулироваться спецификаторами доступа. Как обычно, применение спецификаторов доступа опционально. Набор спецификаторов доступа тот же, что в<text:span text:style-name="T69"> </text:span><text:span text:style-name="T70">C++</text:span><text:span text:style-name="T1">. </text:span>Их действие — то же, что в<text:span text:style-name="T69"> </text:span><text:span text:style-name="T70">C++</text:span><text:span text:style-name="T1">. </text:span><text:span text:style-name="T183">Различается лишь форма записи, в языке</text:span><text:span text:style-name="T132"> </text:span><text:span text:style-name="T81">Java </text:span><text:span text:style-name="T183">она следующая:</text:span></text:p>
      <text:p text:style-name="P240">AccSpec VarType VarName;</text:p>
      <text:p text:style-name="P240"><text:soft-page-break/>/*AccSpec <text:span text:style-name="T33">указывается перед объявлением каждого члена, и без двоеточия</text:span>*/</text:p>
      <text:p text:style-name="P239"/>
      <text:p text:style-name="P369">Завершенные члены класса</text:p>
      <text:p text:style-name="P369"/>
      <text:p text:style-name="P41">Члены класса могут быть объявлены как завершенные. Завершенные члены данных не могут быть реинициализированы (хотя конструкторы все равно могут инициализировать их целевыми значениями), поэтому они должны быть инициализированы при их объявлении:</text:p>
      <text:p text:style-name="P239">final VarType VarName = … ;</text:p>
      <text:p text:style-name="P203"/>
      <text:p text:style-name="P41">если завершенными объявлены параметры метода, то они будут таковыми только в пределах этого метода. Если же завершенными объявлены прочие переменные, то они будут таковыми во всей программе.</text:p>
      <text:p text:style-name="P41">Завершенными членами класса могут быть и методы. <text:span text:style-name="T184">Завершенные методы не могут быть перегружены. Завершенные методы делаются подставляемыми (это делается автоматически, и на усмотрение компиллятора).</text:span></text:p>
      <text:p text:style-name="P43">Завершенными членами класса могут быть и вложенные в него классы. Они не могут быть наследуемы; и, кроме того, их методы становятся завершенными.</text:p>
      <text:p text:style-name="P371"/>
      <text:p text:style-name="P371">Статические члены класса</text:p>
      <text:p text:style-name="P370"/>
      <text:p text:style-name="P42">Идентично тому, как в<text:span text:style-name="T69"> </text:span><text:span text:style-name="T70">C++</text:span><text:span text:style-name="T1">. </text:span>Разве что, имеют место некоторые различия. </text:p>
      <text:p text:style-name="P44">Статическими могут быть все члены класса — и члены данных, и методы, и вложенные в них классы. Статическим методам непосредственно доступны только статические члены класса. И недоступны ключевые слова<text:span text:style-name="T69"> </text:span><text:span text:style-name="T70">this</text:span><text:span text:style-name="T1">,</text:span><text:span text:style-name="T70"> super</text:span><text:span text:style-name="T1">. </text:span>Нестатические же члены класса доступны <text:span text:style-name="T185">им</text:span> опосредовано — через оператор доступа к членам класса. <text:span text:style-name="T185">Это потому, что они находятся в общей для всего класса информации, и оперируют общей для всего класса информацией. Что касается обращения к статическим членам класса извне этого класса — то это производится иной записью, не</text:span><text:soft-page-break/><text:span text:style-name="T185">жели в</text:span><text:span text:style-name="T133"> </text:span><text:span text:style-name="T82">C++</text:span><text:span text:style-name="T9">:</text:span></text:p>
      <text:p text:style-name="P241">ClassName.VarName</text:p>
      <text:p text:style-name="P333"><text:span text:style-name="T1">/*</text:span>то есть,</text:p>
      <text:p text:style-name="P333">используется оператор доступа к членам класса,</text:p>
      <text:p text:style-name="P333">а не оператор доступа к пространствам имен<text:span text:style-name="T1">*/</text:span></text:p>
      <text:p text:style-name="P204"/>
      <text:p text:style-name="P47">Необходимо помнить, что статические члены класса формируются не в порядке, прописанном в исходном коде, а еще на этапе загрузки программы. Зная это, статические члены класса можно использовать в исходном коде еще до <text:span text:style-name="T274">записи создания</text:span> объектов их класса.</text:p>
      <text:p text:style-name="P373"/>
      <text:p text:style-name="P373">Статические блоки кода</text:p>
      <text:p text:style-name="P373"/>
      <text:p text:style-name="P48">Статическими можно объявить как члены класса, так и блоки кода (то есть, блоки кода внутри методов — ведь весь исполняемый код в языке<text:span text:style-name="T69"> </text:span><text:span text:style-name="T70">Java </text:span>должен храниться внутри методов). <text:span text:style-name="T187">Статические блоки кода объявляются следующей записью:</text:span></text:p>
      <text:p text:style-name="P242">static { … }</text:p>
      <text:p text:style-name="P205"/>
      <text:p text:style-name="P129">Статические блоки кода исполняются лишь один раз за все время исполнения программы — на этапе ее загрузки. Статические блоки кода целесообразно применять для начальной инициализации статических членов пользовательскими значениями.</text:p>
      <text:p text:style-name="P396"/>
      <text:p text:style-name="P396">О вложенных классах</text:p>
      <text:p text:style-name="P396"/>
      <text:p text:style-name="P128">Классы, вложенные в другие классы, могут быть как статическими, так и нет.</text:p>
      <text:p text:style-name="P128">Если вложенный класс статический, то он пребывает в общей для класса информации, и ему непосредственно доступны только статические члены (нестатические доступны опосредованно, через оператор доступа к членам (так как речь идет о нестатических членах — то оператор применяется к членам конкретного объекта)).</text:p>
      <text:p text:style-name="P128">Если вложенный класс не является статическим, то ему непосредственно доступны все члены инкапсулирующего его класса. Вложенные классы, не являющиеся статическими, принято назы<text:soft-page-break/>вать внутренними классами.</text:p>
      <text:p text:style-name="P372"/>
      <text:p text:style-name="P372">Локальные классы методов</text:p>
      <text:p text:style-name="P372"/>
      <text:p text:style-name="P47">Идентично тому, как в<text:span text:style-name="T69"> </text:span><text:span text:style-name="T70">C++</text:span><text:span text:style-name="T1">.</text:span></text:p>
      <text:p text:style-name="P49">На <text:span text:style-name="T236">локальные</text:span> классы методов налагаются те же ограничения, что и на такие же классы в<text:span text:style-name="T69"> </text:span><text:span text:style-name="T70">C++</text:span><text:span text:style-name="T1">:</text:span></text:p>
      <text:p text:style-name="P49">их методы должны иметь полный прототип внутри класса;</text:p>
      <text:p text:style-name="P49">их методы могут обращаться только к глобальным переменным, и статическим локальным переменным (в том методе, где локализован класс);</text:p>
      <text:p text:style-name="P49">в самих этих классах нельзя объявить статические переменные;</text:p>
      <text:p text:style-name="P49"/>
      <text:p text:style-name="P49">Необходимо помнить об этих ограничениях.</text:p>
      <text:p text:style-name="P374"/>
      <text:p text:style-name="P374">Операции над объектами</text:p>
      <text:p text:style-name="P374"/>
      <text:p text:style-name="P49">Идентично тому, как в<text:span text:style-name="T69"> </text:span><text:span text:style-name="T70">C++</text:span><text:span text:style-name="T1">. </text:span>Разве что, имеют место некоторые различия.</text:p>
      <text:p text:style-name="P50">Оператор присваивания, как и в<text:span text:style-name="T69"> </text:span><text:span text:style-name="T70">C++</text:span><text:span text:style-name="T1">, </text:span>применим к объектам одного класса. Однако, <text:span text:style-name="T197">при этом</text:span> <text:span text:style-name="T197">необходимо помнить, работа происходит со ссылочными типами</text:span>. <text:span text:style-name="T198">Что и было оговорено выше.</text:span></text:p>
      <text:p text:style-name="P102">Оператор приведения типа также применим к объектам. Оператор приведения типа, как обычно, указывается перед своим операндом, и запись приведения типа имеет вид:</text:p>
      <text:p text:style-name="P272">(ClassName) ObjectName;</text:p>
      <text:p text:style-name="P272"/>
      <text:p text:style-name="P102">Однако, приведение типа в применении к объектам допускает только приведение к суперклассу или подклассу объекта. <text:span text:style-name="T224">Хотя, приведение к суперклассу итак (неявно) выполняется самим языком при возникновении необходимости в этом. Преобразовать один подкласс к другому подклассу того же суперкласса нельзя — иначе все классы (как наследники</text:span><text:span text:style-name="T146"> </text:span><text:span text:style-name="T97">Object</text:span><text:span text:style-name="T224">) были бы приводимы друг к другу.</text:span></text:p>
      <text:p text:style-name="P125">Операторы сравнения также применимы к объектам (хотя, для них имеют смысл только операторы проверки на равенство\неравенство).</text:p>
      <text:p text:style-name="P424"><text:soft-page-break/><text:span text:style-name="T33">Оператор </text:span>instanceof</text:p>
      <text:p text:style-name="P424"/>
      <text:p text:style-name="P229"><text:span text:style-name="T33">Оператор</text:span><text:span text:style-name="T113"> </text:span><text:span text:style-name="T69">instanceof </text:span><text:span text:style-name="T33">служит для проверки объекта на принадлежность к классу. Он записывается так:</text:span></text:p>
      <text:p text:style-name="P304">ObjectName instanceof ClassName;</text:p>
      <text:p text:style-name="P229"/>
      <text:p text:style-name="P155">Этот оператор возвращает логическое значение (истина — если принадлежит, иначе — ложь).</text:p>
      <text:p text:style-name="P454"/>
      <text:p text:style-name="P454">Классы. Методы классов</text:p>
      <text:p text:style-name="P454"/>
      <text:p text:style-name="P50">Методы класса, как обычно, это функции- члены этого класса. <text:span text:style-name="T188">В языке</text:span><text:span text:style-name="T134"> </text:span><text:span text:style-name="T83">Java </text:span><text:span text:style-name="T188">весь исполняемый код должен храниться в классах — а в классах он храниться в методах. Методы класса объявляются идентично тому, как в</text:span><text:span text:style-name="T134"> </text:span><text:span text:style-name="T83">C++</text:span><text:span text:style-name="T10">:</text:span></text:p>
      <text:p text:style-name="P245">RetType FuncName ( … ) { … }</text:p>
      <text:p text:style-name="P208"/>
      <text:p text:style-name="P51">Точно так же, если метод не возвращает никакого значения, то в <text:span text:style-name="T70">RetType </text:span>нужно прописать<text:span text:style-name="T69"> </text:span><text:span text:style-name="T70">void</text:span><text:span text:style-name="T1">, </text:span>а в операторе<text:span text:style-name="T69"> </text:span><text:span text:style-name="T70">return </text:span>не прописывать никаких операндов. Если метод возвращает объект — то это осуществляется также, как и в<text:span text:style-name="T69"> </text:span><text:span text:style-name="T70">C++</text:span><text:span text:style-name="T1">. </text:span>Если у метода нет параметров, то область параметров остается пустой. <text:span text:style-name="T189">Если принимаемый параметр — объект, то передача осуществляется той же записью, что и в</text:span><text:span text:style-name="T135"> </text:span><text:span text:style-name="T84">C++</text:span><text:span text:style-name="T11">. </text:span><text:span text:style-name="T189">У метода может быть и неопределенное количество параметров, тогда область параметров принимает вид:</text:span></text:p>
      <text:p text:style-name="P243">(VarType0 VarName0, VarType1 … VarName1)</text:p>
      <text:p text:style-name="P206"/>
      <text:p text:style-name="P52">Как видно из записи, у метода может быть произвольное число параметров только одного типа. То есть, в области параметров может быть только одна запись вида<text:span text:style-name="T69"> </text:span><text:span text:style-name="T70">VarType1 … VarName1</text:span><text:span text:style-name="T1">. </text:span>И, кроме того, такая запись должна быть последней в области параметров. <text:span text:style-name="T232">Кстати говоря, список параметров переменной длины, заданный в такой записи, принято называть </text:span><text:span text:style-name="T20">varargs. </text:span><text:span text:style-name="T232">Переменное количество параметров можно задать и так:</text:span></text:p>
      <text:p text:style-name="P286">(VarType0 VarName0, VarType1 VarName1[])</text:p>
      <text:p text:style-name="P286"/>
      <text:p text:style-name="P127"><text:soft-page-break/>Список параметров в этой записи уже не принято называть <text:span text:style-name="T1">varargs. </text:span>Необходимо помнить, что если список параметров задан именно так, то метод принимает его в виде массива (то есть объекта).</text:p>
      <text:p text:style-name="P52">Что еще следует знать опередаче параметров:</text:p>
      <text:p text:style-name="P52">переменные элементарных типов данных передаются методам по значению;</text:p>
      <text:p text:style-name="P52">объекты передаются методам <text:span text:style-name="T190">по ссылке — сама форма записи предусматривает это;</text:span></text:p>
      <text:p text:style-name="P53">однако, принято считать, что и объекты передаются по значению — разработчик языка аргументирует это следующим — при передаче объектов передается ссылка на них, а она передается по значению.</text:p>
      <text:p text:style-name="P375"/>
      <text:p text:style-name="P375">Рекурсия методов</text:p>
      <text:p text:style-name="P375"/>
      <text:p text:style-name="P54">Идентично тому, как в<text:span text:style-name="T69"> </text:span><text:span text:style-name="T70">C++</text:span><text:span text:style-name="T1">.</text:span></text:p>
      <text:p text:style-name="P375"/>
      <text:p text:style-name="P375">Ключевое слово <text:span text:style-name="T1">this</text:span></text:p>
      <text:p text:style-name="P420"/>
      <text:p text:style-name="P54">Хотя в языке<text:span text:style-name="T69"> </text:span><text:span text:style-name="T70">Java </text:span>нет указателей, методы объекта могут ссылаться на свой объект посредством ключевого слова<text:span text:style-name="T69"> </text:span><text:span text:style-name="T70">this</text:span><text:span text:style-name="T1">. </text:span><text:span text:style-name="T199">Оно может быть полезно когда имя конкретного объекта еще не известно (например, в конструкторе).</text:span></text:p>
      <text:p text:style-name="P209"/>
      <text:p text:style-name="P376">Маскировка членов класса</text:p>
      <text:p text:style-name="P376"/>
      <text:p text:style-name="P57">Коллизии имен в языке<text:span text:style-name="T69"> </text:span><text:span text:style-name="T70">Java </text:span>приводят к ошибке.</text:p>
      <text:p text:style-name="P58">Однако, при использовании классов действует исключение из этого правила, <text:span text:style-name="T275">и оно заключается в следующем:</text:span></text:p>
      <text:p text:style-name="P67">если внутри класса происходит коллизия имен его членов и имен параметров его методов, то эта коллизия разрешается следующим образом — непосредственно внутри класса происходит работа с его членами, а внутри метода класса их маскируют его параметры;</text:p>
      <text:p text:style-name="P58"/>
      <text:p text:style-name="P58"><text:span text:style-name="T195">Именно так и происходит маскировка членов класса. Регулиро</text:span><text:soft-page-break/><text:span text:style-name="T195">вать обращение к замаскированным\не замаскированным переменным можно применением\не применением их уточненного имени (в уточненном имени может быть прописано имя объекта, или ключевое слово</text:span><text:span text:style-name="T137"> </text:span><text:span text:style-name="T89">this</text:span><text:span text:style-name="T195">).</text:span></text:p>
      <text:p text:style-name="P377"/>
      <text:p text:style-name="P378">О сигнатуре методов</text:p>
      <text:p text:style-name="P378"/>
      <text:p text:style-name="P461">Сигнатура метода — это его тип возращаемого значения и тип параметров.</text:p>
      <text:p text:style-name="P461">В отношении перегрузки методов это понятие сужается до типа параметров — <text:span text:style-name="T203">ведь именно по параметрам и происходит разрешение перегрузки.</text:span></text:p>
      <text:p text:style-name="P461"><text:span text:style-name="T203">Надо заметить, что понятие сигнатуры метода используется во всех</text:span><text:span text:style-name="T139"> </text:span><text:span text:style-name="T91">C- </text:span><text:span text:style-name="T203">образных языках.</text:span></text:p>
      <text:p text:style-name="P378"/>
      <text:p text:style-name="P377">О перегрузке методов</text:p>
      <text:p text:style-name="P377"/>
      <text:p text:style-name="P61">Идентично тому, как в<text:span text:style-name="T69"> </text:span><text:span text:style-name="T70">C++</text:span><text:span text:style-name="T1">. </text:span><text:span text:style-name="T200">При этом необходимо помнить о следующем :</text:span></text:p>
      <text:p text:style-name="P62">метод может быть переопределен <text:span text:style-name="T201">следующими способами — перегрузкой и собственно переопределением;</text:span></text:p>
      <text:p text:style-name="P64">при перегрузке сигнатура методов должна различаться, а при собственно переопределении — <text:span text:style-name="T231">нет</text:span>;</text:p>
      <text:p text:style-name="P64">перегрузка доступна не только для унаследованных методов, <text:span text:style-name="T231">а собственно переопределение методов доступно только для унаследованных методов (но не для методов, объявленных как</text:span><text:span text:style-name="T150"> </text:span><text:span text:style-name="T99">static</text:span><text:span text:style-name="T19">, </text:span><text:span text:style-name="T201">или</text:span><text:span text:style-name="T150"> </text:span><text:span text:style-name="T99">final</text:span><text:span text:style-name="T201">);</text:span></text:p>
      <text:p text:style-name="P63">при перегрузке метод может быть прописан с любым спецификатором доступа, <text:span text:style-name="T231">а при собственно переопределении нельзя задавать более строгий <text:s/>спецификатор доступа, чем это прописано у наследуемого метода (таким образом, приходим к следующим фактам: спецификатор</text:span><text:span text:style-name="T138"> </text:span><text:span text:style-name="T90">protected </text:span><text:span text:style-name="T202">нельзя прописать для метода, у которого он уже прописан — так как явное указание считается избыточным, а более строгий спецификатор не допустим; спецификатор</text:span><text:span text:style-name="T138"> </text:span><text:span text:style-name="T70">private </text:span>нельзя прописать вообще — так как более строгий спецификатор не допустим, а сами <text:span text:style-name="T138"><text:s/></text:span><text:span text:style-name="T70">private- </text:span>члены не наследуются; то есть, из всех спецификаторов доступа <text:soft-page-break/>при переопределении может быть явно прописан только <text:span text:style-name="T275">спецификатор</text:span><text:span text:style-name="T69"> </text:span><text:span text:style-name="T70">public</text:span>);</text:p>
      <text:p text:style-name="P126">при перегрузке можно вводить какие- либо проверяемые исключения, а при собственно переопределении нельзя;</text:p>
      <text:p text:style-name="P126"/>
      <text:p text:style-name="P125">Хотя, перегрузка и собственно переопределение — это разные понятия, они зачастую используются как полные синонимы. Если (далее в этих записях) они используются не как полные синонимы, то это будет <text:span text:style-name="T275">оговорено</text:span> явно.</text:p>
      <text:p text:style-name="P379"/>
      <text:p text:style-name="P379">Пользовательские конструкторы</text:p>
      <text:p text:style-name="P379"/>
      <text:p text:style-name="P65">Как обычно, тело конструктора может быть любой последовательностью операторов, несмотря на то, что конструктор — это специфическое средство языка, решающее свою специфическую задачу. И, как обычно, конструктор имеет имя своего класса; и в его объявлении не допускается прописывать тип возвращаемого значения.</text:p>
      <text:p text:style-name="P66">Необходимо помнить, что если определен пользовательский конструктор, то в дальнейшем будет использоваться именно пользовательский конструктор. <text:span text:style-name="T232">То есть, пользовательский конструктор не перегружает конструктор по умолчанию (дополняя его перегруженной версией — самим собой), а заменяет его.</text:span></text:p>
      <text:p text:style-name="P130">Также необходимо помнить, что конструктор не может быть объявлен завершенным — действительно, завершенность бы ограничила его дальнейшее применение.</text:p>
      <text:p text:style-name="P397"/>
      <text:p text:style-name="P397">О порядке вызова конструкторов</text:p>
      <text:p text:style-name="P397"/>
      <text:p text:style-name="P131">При создании объекта, состоящего в той или иной наследственной иерархии, происходит вызов его конструктора.</text:p>
      <text:p text:style-name="P131">С точки зрения реализации языка этот процесс не тривиал<text:span text:style-name="T238">ен</text:span>. <text:span text:style-name="T238">Поэтому он происходит поэтапно — сначала вызываются конструкторы его суперклассов, а затем конструктор данного класса. Именно в таком порядке — конструкторы вызываются в порядке наследования.</text:span></text:p>
      <text:p text:style-name="P132">Этот процесс происходит именно так, даже если вызов конструк<text:soft-page-break/>тора суперкласса не прописан явно. Однако, если вызов конструктора суперкласса не прописан явно, значит вся полезная работа явно прописывается в коде конструктора данного класса. И тогда его код <text:span text:style-name="T239">будет </text:span>больше, и будет делать лишнюю работу — <text:span text:style-name="T239">то, что и так делают конструкторы суперклассов.</text:span></text:p>
      <text:p text:style-name="P379"/>
      <text:p text:style-name="P379">Перегрузка конструкторов</text:p>
      <text:p text:style-name="P379"/>
      <text:p text:style-name="P65">Перегрузка конструкторов осуществляется так же, как и перегрузка методов.</text:p>
      <text:p text:style-name="P455"/>
      <text:p text:style-name="P455">Классы. Наследование классов</text:p>
      <text:p text:style-name="P455"/>
      <text:p text:style-name="P66">В языке<text:span text:style-name="T69"> </text:span><text:span text:style-name="T70">Java </text:span>наследуемый класс принято называть <text:s/>суперклассом, а наследующий класс — подклассом.</text:p>
      <text:p text:style-name="P68">Подклассы тоже могут быть наследуемыми своими подклассами, и производные от них — тоже, и так далее.</text:p>
      <text:p text:style-name="P68">Для одного подкласса лишь один класс может быть суперклассом. <text:span text:style-name="T276">Об этом принято говорить так — множественное наследование языком не поддерживается.</text:span></text:p>
      <text:p text:style-name="P68">Класс, наследующий от другого класса, объявляется так:</text:p>
      <text:p text:style-name="P249">class DerivedClassName extends BasicClassName</text:p>
      <text:p text:style-name="P249">{ … } // <text:span text:style-name="T33">собственные члены подкласса</text:span></text:p>
      <text:p text:style-name="P68"/>
      <text:p text:style-name="P210"><text:span text:style-name="T33">Как видно из записи, в языке</text:span><text:span text:style-name="T113"> </text:span><text:span text:style-name="T69">Java </text:span><text:span text:style-name="T33">нет никаких спецификаторов наследования — их функцию целиком и полностью выполняют спецификаторы доступа </text:span><text:span text:style-name="T41">(их набор тот же, что в</text:span><text:span text:style-name="T118"> </text:span><text:span text:style-name="T140">C++</text:span><text:span text:style-name="T204">, </text:span><text:span text:style-name="T41">и действие тоже)</text:span><text:span text:style-name="T33">. Сам механизм наследования работает </text:span><text:span text:style-name="T41">(по части полезной работы)</text:span><text:span text:style-name="T33"> так же, как в</text:span><text:span text:style-name="T113"> </text:span><text:span text:style-name="T69">C++</text:span>.</text:p>
      <text:p text:style-name="P380"/>
      <text:p text:style-name="P380">Ссылка на <text:span text:style-name="T237">объект </text:span>подкласса</text:p>
      <text:p text:style-name="P380"/>
      <text:p text:style-name="P187">Переменная суперкласса может ссылаться на объект подкласса, но по этой ссылке <text:s/>будут доступны лишь унаследованные члены. Методы, унаследованные от суперкласса, и затем перегруженные в подклассе, тоже будут доступны (причем в перегруженном варианте).</text:p>
      <text:p text:style-name="P187"><text:soft-page-break/><text:span text:style-name="T277">Ключевое слово </text:span><text:span text:style-name="T278">super</text:span></text:p>
      <text:p text:style-name="P422"/>
      <text:p text:style-name="P211"><text:span text:style-name="T33">Аналогично ключевому слову</text:span><text:span text:style-name="T113"> </text:span><text:span text:style-name="T69">this</text:span>,<text:span text:style-name="T33"> однако <text:s/>ключевое слово</text:span><text:span text:style-name="T113"> </text:span><text:span text:style-name="T69">super </text:span><text:span text:style-name="T33">служит для ссылки на непосредственный суперкласс. В записи оно используется аналогично:</text:span></text:p>
      <text:p text:style-name="P250">super.VarName</text:p>
      <text:p text:style-name="P381"/>
      <text:p text:style-name="P421"><text:span text:style-name="T33">Конструктор </text:span>super</text:p>
      <text:p text:style-name="P421"/>
      <text:p text:style-name="P69">Из подкласса можно вызвать конструктор его непосредственного суперкласса, это делается следующей записью:</text:p>
      <text:p text:style-name="P250">super( … );</text:p>
      <text:p text:style-name="P250"/>
      <text:p text:style-name="P69">Если конструктор непосредственного суперкласса вызывается в конструкторе подкласса, то его вызов должен быть первым прописан в коде конструктора подкласса.</text:p>
      <text:p text:style-name="P381"/>
      <text:p text:style-name="P381">Абстрактные классы</text:p>
      <text:p text:style-name="P381"/>
      <text:p text:style-name="P70">Абстрактные классы — это классы, содержащие абстрактные методы. Отдельно следует оговорить следующее — класс есть абстрактный, если он содержит один или более абстрактных методов. Это высказывание итак следует из определения, однако оно должно быть дано именно в этих словах (это необходимо для избежания споров, <text:span text:style-name="T205">действительно ведущихся касательно данного понятия</text:span>).</text:p>
      <text:p text:style-name="P70">Абстрактные методы — это методы, абстрактные от реализации (то есть, имеющие лишь объявления, но не определения). <text:span text:style-name="T205">Эта абстрактность не позволяет такому методу состояться в конкретной версии без перегрузки. Соответственно, и абстрактный класс не может состояться в конкретных объектах. Объекты могут быть лишь у его подкласса, перегружающего его абстрактные методы. Если же подкласс не производит перегрузку абстрактных методов своего суперкласса, то и сам он остается абстракным классом. Необходимо помнить, что хотя объекты абстрактного класса не могут быть созданы, они все же могут быть объявлены — это позволяет использовать их как ссылки.</text:span></text:p>
      <text:p text:style-name="P71">Абстрактный класс должен объявляться специфической записью:</text:p>
      <text:p text:style-name="P251"><text:soft-page-break/>abstract class ClassName</text:p>
      <text:p text:style-name="P252">{ … </text:p>
      <text:p text:style-name="P252">abstract RetType FuncName (…);</text:p>
      <text:p text:style-name="P252"><text:s/>… }</text:p>
      <text:p text:style-name="P252"/>
      <text:p text:style-name="P72">В этой записи используется ключевое слово<text:span text:style-name="T69"> </text:span><text:span text:style-name="T70">abstract</text:span><text:span text:style-name="T1">, </text:span>в подклассах оно уже не применяется (если только они не абстрактные). Необходимо помнить, что абстрактные методы не могут быть статическими (действительно, зачем включать абстрактные от реализации методы в информацию, общую для всего класса). Конструкторы не могут быть абстрактными (действительно, абстрактные конструкторы просто не смогли бы решать свою <text:span text:style-name="T206">характерную</text:span> задачу).</text:p>
      <text:p text:style-name="P456"/>
      <text:p text:style-name="P456">Классы. Массивы</text:p>
      <text:p text:style-name="P456"/>
      <text:p text:style-name="P73">Все массивы, несмотря на свой специфический синтаксис, являются объектами класса<text:span text:style-name="T69"> </text:span><text:span text:style-name="T70">Array</text:span><text:span text:style-name="T1">.</text:span></text:p>
      <text:p text:style-name="P73">Массивы объявляются следующей записью:</text:p>
      <text:p text:style-name="P253">VarType VarName [];</text:p>
      <text:p text:style-name="P253"/>
      <text:p text:style-name="P73">Альтернативная запись:</text:p>
      <text:p text:style-name="P253">VarType[] VarName;</text:p>
      <text:p text:style-name="P253"/>
      <text:p text:style-name="P74">Массивы можно объявлять и списком:</text:p>
      <text:p text:style-name="P253">VarType VarName0[], … , VarType VarNameN[];</text:p>
      <text:p text:style-name="P253"/>
      <text:p text:style-name="P74">Альтернативная запись также доступна:</text:p>
      <text:p text:style-name="P253">VarType[] varName0, … , VarNameN;</text:p>
      <text:p text:style-name="P253"/>
      <text:p text:style-name="P73">Область индексов в записи объявления задается именно так — она задается пустой. <text:span text:style-name="T207">Это потому, что при объявлении массива не происходит его создания (и соответственно выделения памяти). Создаются массивы следующей записью:</text:span></text:p>
      <text:p text:style-name="P254">VarName = new VarType[ … ];</text:p>
      <text:p text:style-name="P74"/>
      <text:p text:style-name="P74">Здесь область индексов уже указывает размер массива (как обычно, в количестве элементов). Действительно, чтобы выде<text:soft-page-break/>лить память под массив, необходимо указать количество элементов определенного типа, по этим сведениям и будет происходить выделение памяти.</text:p>
      <text:p text:style-name="P75">Инициализация уже созданного массива происходит как обычно — по элементам. Для этого прибегают к тем же записям, что и в <text:span text:style-name="T70">C++</text:span><text:span text:style-name="T1">. </text:span><text:span text:style-name="T208">При использовании так называемой «записи инициализатора массива» необходимость в операторе</text:span><text:span text:style-name="T141"> </text:span><text:span text:style-name="T92">new </text:span><text:span text:style-name="T208">отпадает.</text:span></text:p>
      <text:p text:style-name="P77">Объявление массива и его создание можно произвести в одной записи:</text:p>
      <text:p text:style-name="P256">VarType VarName[] = new VarType[ … ];</text:p>
      <text:p text:style-name="P256"/>
      <text:p text:style-name="P77">Эта запись также имеет альтернативную форму:</text:p>
      <text:p text:style-name="P256">VarType[] VarName = new VarType[ … ];</text:p>
      <text:p text:style-name="P256"/>
      <text:p text:style-name="P76">Языком<text:span text:style-name="T69"> </text:span><text:span text:style-name="T70">Java </text:span>поддерживаются и многомерные массивы, они объявляются следующей записью:</text:p>
      <text:p text:style-name="P255">VarType VarName[][] … [];</text:p>
      <text:p text:style-name="P255"/>
      <text:p text:style-name="P76">При объявлении многомерных массивов альтернативная запись также доступна.</text:p>
      <text:p text:style-name="P76">Создаются многомерные массивы следующей записью:</text:p>
      <text:p text:style-name="P256">VarName = new VarType[ … ][ … ] … [ … ];</text:p>
      <text:p text:style-name="P256"/>
      <text:p text:style-name="P78">Для создания многомерных массивов также доступна запись инициализатора массива — просто она принимает очень громоздкий вид.</text:p>
      <text:p text:style-name="P77">При объявлении (и создании) многомерного массива достаточно указать лишь первую размерность <text:span text:style-name="T235">(первую в записи — она и есть верх иерархии)</text:span>. Для прочих размерностей размер задается лишь при необходимости (то есть в дальнейшем). Это позволяет выделять память динамически — то есть при необходимости, и в необходимых количествах.</text:p>
      <text:p text:style-name="P77">Выход за пределы массива проверяется самим языком, в случае выхода возникает ошибка.</text:p>
      <text:p text:style-name="P458"/>
      <text:p text:style-name="P467">Классы. Классы- обертки</text:p>
      <text:p text:style-name="P458"/>
      <text:p text:style-name="P103">Классы- обертки — это классы, поддерживаемые языком для инкапсуляции значений элементарных типов данных. Что, в свою очередь, служит для возможности объектного представления значений элементарных типов данных. В целях беспрепятственного использования этой возможности языком поддерживается автоматическое преобразование между обертками и соответствующими им значениями (<text:span text:style-name="T279">непосредственными значениями и </text:span>переменными) элементарных типов данных. <text:span text:style-name="T225">Это преобразование происходит в выражениях в случае необходимости, и производится неявно, самим языком.</text:span></text:p>
      <text:p text:style-name="P104">Языком поддерживаются следующие оболочки:</text:p>
      <text:p text:style-name="P336">Byte<text:tab/><text:tab/>оболочка для типа byte</text:p>
      <text:p text:style-name="P273">Short<text:tab/><text:tab/><text:span text:style-name="T33">оболочка для типа </text:span>short</text:p>
      <text:p text:style-name="P273">Character<text:tab/><text:span text:style-name="T33">оболочка для типа </text:span>char</text:p>
      <text:p text:style-name="P273">Integer<text:tab/><text:span text:style-name="T33">оболочка для типа </text:span>int</text:p>
      <text:p text:style-name="P273">Long<text:tab/><text:tab/><text:span text:style-name="T33">оболочка для типа </text:span>long</text:p>
      <text:p text:style-name="P273">Float<text:tab/><text:tab/><text:span text:style-name="T33">оболочка для типа </text:span>float</text:p>
      <text:p text:style-name="P273">Double<text:tab/><text:span text:style-name="T33">оболочка для типа </text:span>double</text:p>
      <text:p text:style-name="P273">Boolean<text:tab/><text:span text:style-name="T33">оболочка для типа </text:span>boolean</text:p>
      <text:p text:style-name="P273"/>
      <text:p text:style-name="P104">Ввиду применения классов- оберток обнаруживается следующая особенность — для создания объекта- обертки нет необходимости <text:span text:style-name="T226">создавать его явно. Для этого достаточно выполнить присваивание значения (элементарного типа данных) объявленному (еще не созданному) объекту- обертке , и создание этого объекта произойдет автоматически.</text:span></text:p>
      <text:p text:style-name="P105">И вдобавок, ввиду применения классов- оберток обнаруживается следующее — допустима запись:</text:p>
      <text:p text:style-name="P274">RetType FuncName<text:span text:style-name="T241">()</text:span></text:p>
      <text:p text:style-name="P275">{return( … )}</text:p>
      <text:p text:style-name="P275"/>
      <text:p text:style-name="P221"><text:span text:style-name="T33">Где</text:span><text:span text:style-name="T113"> </text:span><text:span text:style-name="T69">RetType </text:span><text:span text:style-name="T33">и</text:span><text:span text:style-name="T113"> </text:span><text:span text:style-name="T69">( … ) </text:span><text:span text:style-name="T33">являются не однотипными, а типом и его об</text:span><text:span text:style-name="T68">ерткой</text:span><text:span text:style-name="T33">. </text:span><text:span text:style-name="T54">То есть, обертки и соответствующие элементарные типы данных взаимно приводимы, даже когда речь идет о типе возвращаемого методом значения (</text:span><text:span text:style-name="T113"> </text:span><text:span text:style-name="T69">RetType </text:span><text:span text:style-name="T54">) и самом возвра</text:span><text:soft-page-break/><text:span text:style-name="T54">щаемом значении (</text:span><text:span text:style-name="T113"> </text:span><text:span text:style-name="T69">( … ) </text:span><text:span text:style-name="T54">).</text:span></text:p>
      <text:p text:style-name="P108">И еще, в операторах управления ходом вычислений типы и их об<text:span text:style-name="T233">ертки</text:span> могут использоваться так же, как и в выражениях вообще — то есть, как автоматически приводимые типы.</text:p>
      <text:p text:style-name="P127">При использовании оберток необходимо помнить следующее: в выражениях обертки автоматически приводимы <text:span text:style-name="T234">лишь к соответствующим элементарным типам данных; иначе — требуется явное приведение типов (если при этом оно не выполняется — то, как обычно, возникает ошибка).</text:span></text:p>
      <text:p text:style-name="P457"/>
      <text:p text:style-name="P457">Классы. Пакеты</text:p>
      <text:p text:style-name="P457"/>
      <text:p text:style-name="P78">Пакеты — это, собственно, пакеты классов. <text:span text:style-name="T209">Это средство, аналогичное пространстранствам имен в</text:span><text:span text:style-name="T93"> C++</text:span><text:span text:style-name="T15">. <text:s/></text:span><text:span text:style-name="T209">Как и пространства имен, пакеты могут образовывать иерархии.</text:span></text:p>
      <text:p text:style-name="P79">По умолчанию, все классы <text:span text:style-name="T210">из</text:span> файл<text:span text:style-name="T210">а</text:span> исходного кода (после компилляции) хранятся в безымянном пакете (хотя каждый класс хранится в отдельном файле). <text:span text:style-name="T210">Чтобы все классы из файла исходного кода (после компилляции) оказались в пакете с пользовательским именем, в первой строке исходного кода должна быть запись:</text:span></text:p>
      <text:p text:style-name="P257">package PackageName;</text:p>
      <text:p text:style-name="P257"/>
      <text:p text:style-name="P80">Разумеется, классы из разных файлов исходного кода также можно сбить в один пакет <text:span text:style-name="T279">(то есть, прописать вышеописанным способом их принадлежность к одному пакету)</text:span>.</text:p>
      <text:p text:style-name="P80">Пакеты хранятся в каталогах файловой системы с именем пакета. Иерархи<text:span text:style-name="T279">и</text:span> пакетов должна соответствовать иерархия их каталогов. Когда пакеты образуют иерархии первая строка исходного кода принимает вид:</text:p>
      <text:p text:style-name="P257">package PackageName.NestedPackageName;</text:p>
      <text:p text:style-name="P257"/>
      <text:p text:style-name="P83"><text:span text:style-name="T214">При этом, имена, образующие иерархию, не должны повторяться. </text:span>Для доступа к классу, лежащему в пакете, извне этого пакета прибегают к записи:</text:p>
      <text:p text:style-name="P258">PackageName.ClassName</text:p>
      <text:p text:style-name="P257"/>
      <text:p text:style-name="P382"><text:soft-page-break/>О пути к пакетам</text:p>
      <text:p text:style-name="P382"/>
      <text:p text:style-name="P80">Пакеты должны храниться в файловой системе вышеописанным образом. Это требование продиктовано загрузчиком. Загрузчик ищет пути относительно текущего рабочего каталога. <text:span text:style-name="T211">Если же относительно него не удается найти путь, то альтернативные пути берутся из значения переменной</text:span><text:span text:style-name="T142"> </text:span><text:span text:style-name="T94">CLASSPATH</text:span><text:span text:style-name="T16">.</text:span></text:p>
      <text:p text:style-name="P81">Путь можно указать и явно — в параметрах загрузчика или компиллятора.</text:p>
      <text:p text:style-name="P383"/>
      <text:p text:style-name="P383">Пакеты и управление доступом</text:p>
      <text:p text:style-name="P383"/>
      <text:p text:style-name="P81">Член класса, объявленный без спецификатора доступа, будет доступен в пределах пакета своего класса.</text:p>
      <text:p text:style-name="P81">Член класса, объявленный со спецификатором доступа<text:span text:style-name="T69"> </text:span><text:span text:style-name="T70">public</text:span><text:span text:style-name="T1">, </text:span>будет доступен и вне пакета своего класса.</text:p>
      <text:p text:style-name="P81">Член класса, объявленный со спецификатором<text:span text:style-name="T69"> </text:span><text:span text:style-name="T70">protected</text:span><text:span text:style-name="T1">, </text:span>будет доступен в своем классе и наследующих его классах (даже если наследующий его класс будет в другом пакете).</text:p>
      <text:p text:style-name="P81">Член класса, объявленный со спецификатором<text:span text:style-name="T69"> </text:span><text:span text:style-name="T70">private</text:span><text:span text:style-name="T1">, </text:span>будет доступен только в своем классе.</text:p>
      <text:p text:style-name="P384"/>
      <text:p text:style-name="P384">Специфика спецификатора <text:span text:style-name="T1">public</text:span></text:p>
      <text:p text:style-name="P423"/>
      <text:p text:style-name="P82">Этот спецификатор доступа применим не только к членам класса, но и к самим классам (даже не являющимся членами какого- либо класса). <text:span text:style-name="T212">Во всем файле исходного кода лишь одному такому классу (не являющемуся подклассом) можно применить этот спецификатор — и при этом имя скомпиллированного файла должно быть именем этого класса.</text:span></text:p>
      <text:p text:style-name="P385"/>
      <text:p text:style-name="P385">Импорт пакетов</text:p>
      <text:p text:style-name="P385"/>
      <text:p text:style-name="P83">Как и говорилось выше, доступ к классу в пакете осуществляется через имя пакета. <text:span text:style-name="T213">И эта запись в случае глубоко вложенных пакетов может быть очень долгой. Эту запись можно сократить, для этого прибегают к импорту пакетов:</text:span></text:p>
      <text:p text:style-name="P259">import PackageName.ClassName;</text:p>
      <text:p text:style-name="P259"><text:soft-page-break/></text:p>
      <text:p text:style-name="P84">Эта запись приведет к импорту указанного класса <text:span text:style-name="T279">из указанного пакета</text:span>. Если же необходимо импортировать каждый пакет (из заданного уровня иерархии), то в этой записи имя класса (или соответствующего уровня иерархии) заменяется на символ астериск <text:span text:style-name="T21">(</text:span><text:span text:style-name="T240">символ</text:span><text:span text:style-name="T100"> * </text:span><text:span text:style-name="T21">)</text:span>.</text:p>
      <text:p text:style-name="P84">Импорт каждого пакета осуществляется отдельным оператором, и с новой строки. <text:span text:style-name="T215">Операторы</text:span><text:span text:style-name="T143"> </text:span><text:span text:style-name="T95">import </text:span><text:span text:style-name="T215">должны непрерывно следовать друг за другом, а самый первый из них должен быть непосредственно за оператором</text:span><text:span text:style-name="T143"> </text:span><text:span text:style-name="T95">package</text:span><text:span text:style-name="T17">.</text:span></text:p>
      <text:p text:style-name="P133">Имеется возможность импортировать из указанного пакета избирательно статические члены, это делается записью:</text:p>
      <text:p text:style-name="P287">import static PackageName;</text:p>
      <text:p text:style-name="P287"/>
      <text:p text:style-name="P85">Классы из импортированных пакетов доступны непосредственно — без всей этой избыточной полной записи. Однако, избыточная запись по прежнему допустима. Более того, она необходима, если имена классов из разных пакетов совпадают.</text:p>
      <text:p text:style-name="P85">Импортированные классы и пакеты по прежнему подчиняются правилам доступа (они были рассмотрены выше).</text:p>
      <text:p text:style-name="P432"/>
      <text:p text:style-name="P432">Интерфейсы</text:p>
      <text:p text:style-name="P432"/>
      <text:p text:style-name="P86">Интерфейс — это средство языка, позволяющее создать интерфейс (к членам данных какого- либо класса), абстрактный от реализации. Интерфейс к членам данных — это методы класса; таким образом, интерфейс — это средство, предназначенное для создания абстрактных методов, реализуемых затем в классах. <text:span text:style-name="T217">То есть, интерфейсы в языке</text:span><text:span text:style-name="T96"> Java</text:span><text:span text:style-name="T144"> </text:span><text:span text:style-name="T217">в целях применения аналогичны функциям- друзьям в языке</text:span><text:span text:style-name="T144"> </text:span><text:span text:style-name="T96">C++</text:span><text:span text:style-name="T18">.</text:span></text:p>
      <text:p text:style-name="P87">Интерфейсы объявляются следующей записью:</text:p>
      <text:p text:style-name="P260">interface InterfaceName</text:p>
      <text:p text:style-name="P260">{ … </text:p>
      <text:p text:style-name="P260">RetType FuncName ( … )</text:p>
      <text:p text:style-name="P260"><text:s/>… }</text:p>
      <text:p text:style-name="P260"/>
      <text:p text:style-name="P88"><text:soft-page-break/>Как видно из записи, интерфейсы синтаксически сходны с классами. Необходимо помнить, что создать экземпляр интерфейса невозможно — это потому, что интерфейсы должны допускать абстрактность от реализации. <text:span text:style-name="T218">Однако, экземпляр интерфейса может быть объявлен — интерфейсы, являясь ссылочными типами, могут использоваться в качестве ссылок</text:span>.</text:p>
      <text:p text:style-name="P88">Интерфейсы используются <text:span text:style-name="T219">(по прямому назначению)</text:span> специфическим способом — они <text:span text:style-name="T219">не создаются в экземплярах, а </text:span>реализуются в классах.</text:p>
      <text:p text:style-name="P87">Так как интерфейсы должны допускать абстрактность от реализации, их методы могут быть объявлены кратко. Если же методы интерфейса объявлены полно (так называемые методы с реализацией по умолчанию), то они должны объявляться с помощью ключевого слова<text:span text:style-name="T69"> </text:span><text:span text:style-name="T70">default</text:span><text:span text:style-name="T1">, </text:span>и запись их объявления принимает следующий вид:</text:p>
      <text:p text:style-name="P261">default RetType FuncName ( … ) { … }</text:p>
      <text:p text:style-name="P261"/>
      <text:p text:style-name="P89">Если методы объявлены с реализацией по умолчанию, то они не требуют последующего определения в классе, реализующем данный интерфейс. Если же метод с реализацией <text:s/>по умолчанию имеет последующее <text:s/>определение в классе, то это определение и используется в данном классе.</text:p>
      <text:p text:style-name="P89">Членами интерфеса могут быть как методы, так и члены данных. Все члены данных интерфейса должны объявляться как завершенные и статические.</text:p>
      <text:p text:style-name="P386"/>
      <text:p text:style-name="P386">Статические члены интерфейсов</text:p>
      <text:p text:style-name="P386"/>
      <text:p text:style-name="P89">Статическими членами интерфейсов могут быть как члены данных (в интерфейсах они всегда должны быть статическими), так и методы (как обычные методы, так и с реализацией по умолчанию). <text:span text:style-name="T216">Необходимо помнить, что статические методы интерфейсов вызываются аналогично статическим методам классов:</text:span></text:p>
      <text:p text:style-name="P262">InterfaceName.FuncName( … );</text:p>
      <text:p text:style-name="P262"/>
      <text:p text:style-name="P90">На статические методы интерфейсов налагаются те же ограничения, что и на статические методы классов.</text:p>
      <text:p text:style-name="P387"/>
      <text:p text:style-name="P387"><text:soft-page-break/>Реализация интерфейсов</text:p>
      <text:p text:style-name="P387"/>
      <text:p text:style-name="P91">Интерфейсы предназаначены для реализации в классах. Перед реализацией в классах интерфейсы должны быть объявлены.</text:p>
      <text:p text:style-name="P91">Один интерфейс может быть реализован в одном или нескольких классах; при этом, в одном классе может быть реализован один или несколько интерфейсов.</text:p>
      <text:p text:style-name="P91">Реализация интерфейсов осуществляется следующей записью:</text:p>
      <text:p text:style-name="P265">class ClassName</text:p>
      <text:p text:style-name="P266">implements InterfaceName</text:p>
      <text:p text:style-name="P263">{ … }</text:p>
      <text:p text:style-name="P266"/>
      <text:p text:style-name="P92">Если класс реализует несколько интерфейсов, то они идут списком, через запятую:</text:p>
      <text:p text:style-name="P264">class ClassName </text:p>
      <text:p text:style-name="P264">implements InterfaceName0, … , InterfaceNameN</text:p>
      <text:p text:style-name="P264"/>
      <text:p text:style-name="P92">При реализации интерфейсов их методы должны иметь полные определения в реализующих их классах. Притом, в классах должны иметься определения всех методов интерфейса — и не важно, какие из них будут реально использоваться. Кроме того, эти полные определения методов должны предваряться спецификатором доступа<text:span text:style-name="T69"> </text:span><text:span text:style-name="T70">public</text:span><text:span text:style-name="T1">. </text:span>Это потому, что все члены интерфейсов итак (неявно) объявляются как<text:span text:style-name="T69"> </text:span><text:span text:style-name="T70">public</text:span><text:span text:style-name="T1">. </text:span><text:span text:style-name="T218">Если же при реализации интерфейсов их методы не имеют полных определений в реализующем их классе, то такой класс должен объявляться как абстрактный:</text:span></text:p>
      <text:p text:style-name="P263">abstract class implements InterfaceName</text:p>
      <text:p text:style-name="P263">{ … }</text:p>
      <text:p text:style-name="P263"/>
      <text:p text:style-name="P388">Вложенные интерфейсы</text:p>
      <text:p text:style-name="P334"/>
      <text:p text:style-name="P93">Вложенные интерфейсы — это интерфейсы, объявленные в других интерфейсах и классах. <text:span text:style-name="T219">Ко вложенным интерфейсам за пределами инкапсулирующего их интерфейса\класса обращаются через оператор доступа к членам.</text:span></text:p>
      <text:p text:style-name="P94">Вложенные интерфейсы могут быть объявлены с любым спецификатором доступа; не вложенные интерфейсы могут быть объ<text:soft-page-break/>явлены только со спецификатором доступа<text:span text:style-name="T69"> </text:span><text:span text:style-name="T70">public</text:span><text:span text:style-name="T1">. </text:span>При этом необходимо помнить, что члены интерфесов (неявно) объявляются как<text:span text:style-name="T69"> </text:span><text:span text:style-name="T70">public</text:span><text:span text:style-name="T1">.</text:span></text:p>
      <text:p text:style-name="P389"/>
      <text:p text:style-name="P389">Наследование интерфейсов</text:p>
      <text:p text:style-name="P389"/>
      <text:p text:style-name="P95">Наследование доступно интерфейсам — интерфейсы могут наследовать от интерфейсов. Наследование интерфейсов осуществляется следующей записью:</text:p>
      <text:p text:style-name="P267">interface InterfaceName0 extends InterfaceName1</text:p>
      <text:p text:style-name="P267">{ … } // <text:span text:style-name="T33">собственные члены производного</text:span></text:p>
      <text:p text:style-name="P335"/>
      <text:p text:style-name="P95">В случае наследования интерфейсов необходимо помнить, что в реализующем их классе должны быть определены все методы реализуемых интерфейсов.</text:p>
      <text:p text:style-name="P433"/>
      <text:p text:style-name="P433">Перечисления</text:p>
      <text:p text:style-name="P433"/>
      <text:p text:style-name="P96">Перечисления — это соответствующее средство языка (пожалуй, все современные ЯПВУ поддерживают перечисления). Как обычно, экземпляры перечислений представляют собой один из объявленных в списке перечисления пунктов. В языке<text:span text:style-name="T69"> </text:span><text:span text:style-name="T70">Java </text:span>пунктом списка перечисления является класс. Классы в списке перечисления (неявно) объявляются как<text:span text:style-name="T69"> </text:span><text:span text:style-name="T70">public static final</text:span><text:span text:style-name="T1">. </text:span>Перечисления объявляются следующей записью:</text:p>
      <text:p text:style-name="P268">enum EnumName</text:p>
      <text:p text:style-name="P268">{ ClassName<text:span text:style-name="T220">0</text:span>, … , ClassNameN;<text:tab/>// <text:span text:style-name="T33">список перечисл.</text:span></text:p>
      <text:p text:style-name="P268">VarType VarName;<text:tab/><text:tab/><text:tab/>// <text:span text:style-name="T33">члены данных</text:span></text:p>
      <text:p text:style-name="P268">RetType FuncName( … ) { … }}<text:tab/>// <text:span text:style-name="T33">методы</text:span></text:p>
      <text:p text:style-name="P101"/>
      <text:p text:style-name="P212"><text:span text:style-name="T33">Как видно из записи, перечисления синтаксически сходны с классами. </text:span><text:span text:style-name="T44">Все перечисления наследуют от (служебного класса)</text:span><text:span text:style-name="T222"> </text:span><text:span text:style-name="T145">enum</text:span><text:span text:style-name="T119"> </text:span><text:span text:style-name="T44">(он располагается так</text:span><text:span text:style-name="T119"> </text:span><text:span text:style-name="T145">java.lang.Enum</text:span><text:span text:style-name="T44">), однако явное использование наследования для перечислений не доступно. </text:span><text:span text:style-name="T42">Из записи также видно следующее: перечисления включают в себя список перечисления, и еще могут включать в себя собственные </text:span><text:soft-page-break/><text:span text:style-name="T42">члены данных, и собственные методы.</text:span></text:p>
      <text:p text:style-name="P213"><text:span text:style-name="T33">Объявленные в перечислении члены данных и методы </text:span><text:span text:style-name="T43">добавляются</text:span><text:span text:style-name="T33"> </text:span><text:span text:style-name="T43">в </text:span><text:span text:style-name="T33">классы </text:span><text:span text:style-name="T43">из списка перечисления. Это делается самим языком. Необходимо помнить, что несмотря на форму записи, перечисления есть перечисления, а экземпляры перечислений — это, соответственно, экземпляры классов из списка перечисления (и ни что иное).</text:span></text:p>
      <text:p text:style-name="P214"><text:span text:style-name="T43">В </text:span><text:span text:style-name="T33">записи объявления перечисления можно задать передачу параметров для конструкторов классов из списка перечисления. Эта специфическая возможность реализуется в списке перечисления следующей записью:</text:span></text:p>
      <text:p text:style-name="P269">ClassName0( … ), … , ClassNameN( … );</text:p>
      <text:p text:style-name="P269"/>
      <text:p text:style-name="P97">Кроме того, в объявлении перечисления может быть объявлен конструктор классов списка перечисления. Это делается следующей записью:</text:p>
      <text:p text:style-name="P269">enum EnumName</text:p>
      <text:p text:style-name="P270">{ … </text:p>
      <text:p text:style-name="P270">EnumName <text:span text:style-name="T221">( … ) <text:s/>{ … }</text:span></text:p>
      <text:p text:style-name="P271"><text:s/>… }</text:p>
      <text:p text:style-name="P270"/>
      <text:p text:style-name="P98">Экземпляры перечисления объявляются следующей записью:</text:p>
      <text:p text:style-name="P271">EnumName ExemplarName;</text:p>
      <text:p text:style-name="P271"/>
      <text:p text:style-name="P98">И создаются следующей записью:</text:p>
      <text:p text:style-name="P271">ExemplarName = EnumName.ClassName;</text:p>
      <text:p text:style-name="P271"/>
      <text:p text:style-name="P99">Экземпляры могут быть созданы и при их объявлении:</text:p>
      <text:p text:style-name="P271">EnumName ExemlarName = EnumName.ClassName;</text:p>
      <text:p text:style-name="P271"/>
      <text:p text:style-name="P98">Отдельно следует оговорить, что создание экземпляров перечислений посредством оператора<text:span text:style-name="T69"> </text:span><text:span text:style-name="T70">new </text:span>не допускается.</text:p>
      <text:p text:style-name="P390"/>
      <text:p text:style-name="P390">Ограничения, налагаемые на перечисления</text:p>
      <text:p text:style-name="P390"/>
      <text:p text:style-name="P100"><text:span text:style-name="T223">На перечисления </text:span>налагаются следующие ограничения:</text:p>
      <text:p text:style-name="P100"><text:span text:style-name="T223">п</text:span>еречисления обладают специфическим синтаксисом (что и было рассмотрено выше);</text:p>
      <text:p text:style-name="P100"><text:soft-page-break/>перечислениям не доступно наследование;</text:p>
      <text:p text:style-name="P100">в списке перечисления должны объявляться собственные классы, а не использоваться уже существующие (действительно, перечисления — это специфическое средство языка, так что обычные, уже существующие классы не годятся);</text:p>
      <text:p text:style-name="P106">если в объявлении перечисления не указать его собственных членов данных и методов, то классы из списка перечисления будут пустыми;</text:p>
      <text:p text:style-name="P434"/>
      <text:p text:style-name="P434">Обобщения</text:p>
      <text:p text:style-name="P434"/>
      <text:p text:style-name="P107">Обобщение — это класс, обобщающий ряд классов (интерфейсов). Обобщения служат для дальнейшего применения в качестве шаблонов.</text:p>
      <text:p text:style-name="P107">Обобщение объявляется следующей записью:</text:p>
      <text:p text:style-name="P276">class GenClassName&lt;GenType&gt;</text:p>
      <text:p text:style-name="P277">{ … } // <text:span text:style-name="T33">тело оперирует с </text:span><text:span text:style-name="T47">классом </text:span>GenType</text:p>
      <text:p text:style-name="P277"/>
      <text:p text:style-name="P109">Экземпляры обобщения объявляются следующей записью:</text:p>
      <text:p text:style-name="P277">GenClassName&lt;ClassName&gt; ObjectName;</text:p>
      <text:p text:style-name="P277">//ClassName <text:span text:style-name="T33">это уже конкретный класса</text:span></text:p>
      <text:p text:style-name="P337"/>
      <text:p text:style-name="P215"><text:span text:style-name="T33">Как видно из записи, чтобы объявить экземпляр, нужно конкретизировать обобщающий класс. </text:span><text:span text:style-name="T45">Объявленный экземпляр будет иметь класс</text:span><text:span text:style-name="T120"> </text:span><text:span text:style-name="T69">GenClassName&lt;ClassName&gt;</text:span><text:span text:style-name="T45"> </text:span><text:span text:style-name="T46">(п</text:span><text:span text:style-name="T45">о крайней мере, в исходном коде</text:span><text:span text:style-name="T46">)</text:span><text:span text:style-name="T45">. </text:span><text:span text:style-name="T46">Экземпляры этого класса можно использовать в исходном коде как экземпляры</text:span><text:span text:style-name="T121"> </text:span><text:span text:style-name="T147">ClassName</text:span><text:span text:style-name="T227">; </text:span><text:span text:style-name="T46">кроме того, им доступны как члены</text:span><text:span text:style-name="T121"> </text:span><text:span text:style-name="T69">ClassName</text:span><text:span text:style-name="T46">, так и собственные члены</text:span><text:span text:style-name="T121"> </text:span><text:span text:style-name="T69">GenClassName&lt;ClassName&gt;</text:span><text:span text:style-name="T46">. Они даже могут использоваться как экземпляры</text:span><text:span text:style-name="T121"> </text:span><text:span text:style-name="T69">ClassName</text:span><text:span text:style-name="T121"> </text:span><text:span text:style-name="T46">без явного приведения. Но, необходимо помнить, что запрос их класса вернет класс</text:span><text:span text:style-name="T121"> </text:span><text:span text:style-name="T69">Clas</text:span><text:span text:style-name="T147">s</text:span><text:span text:style-name="T69">Name&lt;ClassName&gt;</text:span><text:span text:style-name="T46">.</text:span></text:p>
      <text:p text:style-name="P110">Класс- обобщение может быть конкретизирован в любом конкретном классе, в том числе и в классе- обертке. <text:span text:style-name="T228">И использоваться, в том числе, и как этот класс.</text:span></text:p>
      <text:p text:style-name="P111">Что же касается использования разных обобщенных классов, то <text:soft-page-break/>необходимо помнить, что это и есть разные классы (и один из них не может использоваться как другой из них).</text:p>
      <text:p text:style-name="P111">Создание экземпляров производится следующей записью:</text:p>
      <text:p text:style-name="P278">ObjectName = new GenClassName&lt;ClassName&gt; ( … );</text:p>
      <text:p text:style-name="P278"/>
      <text:p text:style-name="P112">Как обычно, создать экземпляры можно и при объявлении:</text:p>
      <text:p text:style-name="P279">GenClassName&lt;ClassName&gt; ObjectName = new</text:p>
      <text:p text:style-name="P279">GenClassName&lt;ClassName&gt; ( … );</text:p>
      <text:p text:style-name="P279"/>
      <text:p text:style-name="P112">Обобщения могут оперировать как с одним обобщенным классом, так и с несколькими. Тогда запись объявления обобщения принимает вид:</text:p>
      <text:p text:style-name="P279">class GenClassName&lt;GenType0, … , GenTypeN&gt;;</text:p>
      <text:p text:style-name="P400"/>
      <text:p text:style-name="P400">Метасимвольный аргумент <text:span text:style-name="T250">типа</text:span></text:p>
      <text:p text:style-name="P400"/>
      <text:p text:style-name="P149">Речь идет не об аргументе метода, а об аргументе <text:span text:style-name="T250">самого </text:span>обобщения — то есть<text:span text:style-name="T69"> </text:span><text:span text:style-name="T70">GenType</text:span><text:span text:style-name="T1">. </text:span>Метасимвольный аргумент — это аргумент <text:span text:style-name="T250">типа</text:span>, который подразумевает использование любо<text:span text:style-name="T250">г</text:span>о конкретного типа, и служит для организации последующей работы с любым конкретным типом. <text:span text:style-name="T250">Метасимвольный аргумент типа задается знаком вопроса, и использование его имеет вид:</text:span></text:p>
      <text:p text:style-name="P300">class GenClassName&lt;?&gt;</text:p>
      <text:p text:style-name="P149"/>
      <text:p text:style-name="P150">Такой класс- обобщение может быть конкретизирован в любом конкретном классе, если только на конкретизацию не наложено ограничение.</text:p>
      <text:p text:style-name="P149"/>
      <text:p text:style-name="P391">Ограничения конкретизации</text:p>
      <text:p text:style-name="P391"/>
      <text:p text:style-name="P113">При объявлении обобщений можно ограничить их последующую конкретизацию.<text:span text:style-name="T69"> </text:span><text:span text:style-name="T229">Конкретизация обобщения может быть ограничена конкретным классом (или же интерфейсом).</text:span></text:p>
      <text:p text:style-name="P216"><text:span text:style-name="T48">Когда последующая конкретизация ограничивается определенным классом и его подклассами, то это называется ограничением конкретизации сверху</text:span><text:span text:style-name="T33">. </text:span><text:span text:style-name="T49">Ограничение конкретизации сверху задается следующей записью:</text:span></text:p>
      <text:p text:style-name="P280">Class GenClassName&lt;GenType extends ClassName&gt;;</text:p>
      <text:p text:style-name="P338"><text:soft-page-break/>//ClassName – конкретный класс</text:p>
      <text:p text:style-name="P338"/>
      <text:p text:style-name="P115">Если интерфейсы используются совместно с классом, то запись принимает вид:</text:p>
      <text:p text:style-name="P281">class GenClassName&lt;GenType extends ClassName &amp; InterfaceName0 &amp; … &amp; IntrfaceNameN&gt;;</text:p>
      <text:p text:style-name="P281"/>
      <text:p text:style-name="P148">Как видно из записи, допустимо указывать лишь один класс, и целый ряд интерфейсов. В этом смысле ограничение конкретизации походит на наследование.</text:p>
      <text:p text:style-name="P150">Обобщения, использующие метасимвольный аргумент, могут быть ограничены в конкретизации как сверху (было рассмотрено выше), так и снизу. Ограничение снизу задается записью:</text:p>
      <text:p text:style-name="P300">class GenClassName&lt;? <text:span text:style-name="T280">s</text:span>uper ClassName&gt;;</text:p>
      <text:p text:style-name="P226"/>
      <text:p text:style-name="P150">Конкретизация будет ограничена суперклассами данного класса, не включая его самого.</text:p>
      <text:p text:style-name="P459"/>
      <text:p text:style-name="P412">Обобщенные интерфейсы</text:p>
      <text:p text:style-name="P459"/>
      <text:p text:style-name="P114"><text:span text:style-name="T280">Об</text:span>общенными могут быть как классы, так и интерфейсы. Обобщенные интерфейсы объявляются следующей записью:</text:p>
      <text:p text:style-name="P282">interface GenInterfaceName&lt;GenType&gt;</text:p>
      <text:p text:style-name="P282">{ … } // <text:span text:style-name="T33">тело оперирует с классом </text:span>GenType</text:p>
      <text:p text:style-name="P282"/>
      <text:p text:style-name="P114">Как обычно, можно оперировать как с одним обобщенным классом, таки с несколькими — тогда они идут списком.</text:p>
      <text:p text:style-name="P114">Обобщенные интерфейсы реализуются следующей записью:</text:p>
      <text:p text:style-name="P283">class GenClassName&lt;GenType&gt; implements</text:p>
      <text:p text:style-name="P284">GenInterfaceName&lt;GenType&gt;</text:p>
      <text:p text:style-name="P284">{ … } // <text:span text:style-name="T33">тело класса, реализующего интерфейс</text:span></text:p>
      <text:p text:style-name="P339"/>
      <text:p text:style-name="P217"><text:span text:style-name="T33">Затем этот класс конкретизируется — это делается обычной для этого записью. Объявление этого класса (реализующего обобщенный интерфейс) должно включать</text:span><text:span text:style-name="T113"> </text:span><text:span text:style-name="T69">GenType </text:span><text:span text:style-name="T33">(используемый в интерфейсе), чтобы он мог оперировать с ним. При этом, если на</text:span><text:span text:style-name="T113"> </text:span><text:span text:style-name="T69">GenType </text:span><text:span text:style-name="T33">в интерфейсе наложено ограничение, то при реализации в классе это ограничение прописывается в области</text:span><text:span text:style-name="T113"> </text:span><text:span text:style-name="T69">&lt;&gt;</text:span> <text:soft-page-break/><text:span text:style-name="T33">класса, и опускается в области</text:span><text:span text:style-name="T113"> </text:span><text:span text:style-name="T69">&lt;&gt; </text:span><text:span text:style-name="T33">интерфейса. Но, необходимо помнить, что в записи объявления интерфейса оно разумеется прописывается.</text:span></text:p>
      <text:p text:style-name="P116">Обобщенный интерфейс может быть реализован и с конкретизацией, тогда реализующий его класс будет оперировать с конкретным (не обобщенным) классом, и никакой обобщенный класс ему <text:s/>не будет необходим. Запись релизации примет вид:</text:p>
      <text:p text:style-name="P285">class ClassName implements</text:p>
      <text:p text:style-name="P285">InterfaceName&lt; … &gt; // … <text:span text:style-name="T50">конкретный класс</text:span></text:p>
      <text:p text:style-name="P413"/>
      <text:p text:style-name="P413">Базовый тип обобщения</text:p>
      <text:p text:style-name="P413"/>
      <text:p text:style-name="P218"><text:span text:style-name="T33">В интересах работы с унаследованным кодом (написанным до появления в языке <text:s/>обобщений) в язык введен так называемый базовый (сырой) тип. Использование базового типа обозначается тем, что область</text:span><text:span text:style-name="T113"> </text:span><text:span text:style-name="T69">&lt;&gt; </text:span><text:span text:style-name="T33">остается пустой.</text:span></text:p>
      <text:p text:style-name="P218"><text:span text:style-name="T33">Ба</text:span><text:span text:style-name="T51">з</text:span><text:span text:style-name="T33">овый тип используется следующим образом:</text:span></text:p>
      <text:p text:style-name="P117">объявляется обобщение;</text:p>
      <text:p text:style-name="P219"><text:span text:style-name="T33">затем обобщение конкретизируется (при возникновении необходимости в этом) в базовом типе, </text:span><text:span text:style-name="T52">и </text:span><text:span text:style-name="T33">для этого прибегают к специфической записи (</text:span><text:span text:style-name="T69">GenClassName ObjectName = new</text:span></text:p>
      <text:p text:style-name="P219"><text:span text:style-name="T69">GenClassName(new ClassName())</text:span><text:span text:style-name="T33">), причем, в записи конк</text:span><text:span text:style-name="T52">ретизации базовым типом область</text:span><text:span text:style-name="T122"> </text:span><text:span text:style-name="T148">&lt;&gt;</text:span><text:span text:style-name="T122"> </text:span><text:span text:style-name="T52">вовсе не прописывается, как это и видно из записи</text:span><text:span text:style-name="T33">;</text:span></text:p>
      <text:p text:style-name="P118">затем экземпляр обобщения используется в исходном коде с явным приведением к типу в котором он конкретизирован;</text:p>
      <text:p text:style-name="P119">однако, при конкретизации (с использованием целевого конструктора) объект базового типа может быть использован лишь как объект этого конкретного типа, и к другим типам он не приводим;</text:p>
      <text:p text:style-name="P119"/>
      <text:p text:style-name="P120">При использовании базового типа необходимо помнить, что использоваться он должен только для сращивания унаследованного кода с современным (такова задумка разработчика языка). Использование базового типа в других целях порицается разработчиком языка.</text:p>
      <text:p text:style-name="P392"/>
      <text:p text:style-name="P392"><text:soft-page-break/>Особенности иерархии обобщенных классов</text:p>
      <text:p text:style-name="P392"/>
      <text:p text:style-name="P121">Как и обычные классы, обобщения могут образовывать наследственные иерархии.</text:p>
      <text:p text:style-name="P121">Вслучае иерархии, подклассы должны содержать обобщенные типы своих суперклассов — чтобы иметь возможность их конкретизировать, и самим состояться в конкретизации. Разумеется, подклассы в этой иерархии могут вводить и собственные обобщенные типы.</text:p>
      <text:p text:style-name="P220"><text:span text:style-name="T33">Иерархии </text:span><text:span text:style-name="T53">обобщенных классов могут венчаться и обычным классом (не обобщением).</text:span></text:p>
      <text:p text:style-name="P393"/>
      <text:p text:style-name="P393">Явное приведение типа для обобщений</text:p>
      <text:p text:style-name="P393"/>
      <text:p text:style-name="P122">Явное приведение типа для обобщений ограничено — обобщение можно явно привести лишь к их конкретному типу их же обобщения.</text:p>
      <text:p text:style-name="P394"/>
      <text:p text:style-name="P394">О последующем стирании типов</text:p>
      <text:p text:style-name="P394"/>
      <text:p text:style-name="P123">При использовании обобщений (после компилляции в байт- код) происходит так называемое стирание типов. Стирание типов - это стирание сведений об обобщениях. С точки зрения байт- кода сведения об обобщениях избыточны, и поэтому они в последствии стираются.</text:p>
      <text:p text:style-name="P123">Стирание типов происходит так:</text:p>
      <text:p text:style-name="P123">обобщающий тип приводится к ограничивающему его типу (если ограничения не прописаны явно, то <text:span text:style-name="T230">ограничивающим типом считается</text:span><text:span text:style-name="T149"> </text:span><text:span text:style-name="T98">Object</text:span>);</text:p>
      <text:p text:style-name="P124">затем обобщающий тип приводится к конкретизирующему типу, и само обобщение приводится к этому классу (конкретизирующему типу);</text:p>
      <text:p text:style-name="P124"/>
      <text:p text:style-name="P124">Таким образом, при работе с обобщениями целесообразно помнить, что с точки зрения байт- кода обобщений вовсе не существует, и обобщения являются средством <text:s/>языка, имеющим смысл только с точки зрения исходного кода.</text:p>
      <text:p text:style-name="P401"/>
      <text:p text:style-name="P401"><text:soft-page-break/>Обобщенные методы</text:p>
      <text:p text:style-name="P401"/>
      <text:p text:style-name="P152">Строго говоря, обобщенным может быть как метод обобщенного, так и метод обычного класса. Обобщенные методы обычных классов объявляются следующей записью:</text:p>
      <text:p text:style-name="P301">&lt;GenClassName, … &gt; RetType FuncName( … )</text:p>
      <text:p text:style-name="P301">{ … } // <text:span text:style-name="T33">тело оперирует с </text:span>GenClassName</text:p>
      <text:p text:style-name="P227"/>
      <text:p text:style-name="P152">Такие методы конкретизируются при вызове:</text:p>
      <text:p text:style-name="P301">FuncName( … );</text:p>
      <text:p text:style-name="P227"/>
      <text:p text:style-name="P152">В этой записи отсутствует область<text:span text:style-name="T69"> </text:span><text:span text:style-name="T70">&lt;&gt;</text:span><text:span text:style-name="T1">. </text:span>Классическая запись, где присутствует область<text:span text:style-name="T69"> </text:span><text:span text:style-name="T70">&lt;&gt; </text:span>также доступна, и имеет вид:</text:p>
      <text:p text:style-name="P460">&lt; … &gt; FuncName( … );</text:p>
      <text:p text:style-name="P395"/>
      <text:p text:style-name="P395">О перегрузке методов обобщений</text:p>
      <text:p text:style-name="P395"/>
      <text:p text:style-name="P151">Перегрузка методов обобщений производится так же, как и перегрузка методов обычных классов.</text:p>
      <text:p text:style-name="P402"/>
      <text:p text:style-name="P402">Обобщенные конструкторы</text:p>
      <text:p text:style-name="P402"/>
      <text:p text:style-name="P153">Обобщенными могут быть не только обычные методы, но и конструкторы. Они объявляются следующей записью:</text:p>
      <text:p text:style-name="P302">class ClassName</text:p>
      <text:p text:style-name="P302">{ … </text:p>
      <text:p text:style-name="P302">&lt;GenType&gt; ClassName( … ) { … }</text:p>
      <text:p text:style-name="P302"><text:s/>… }</text:p>
      <text:p text:style-name="P228"/>
      <text:p text:style-name="P154">Конкретизация, как обычно происходит при вызове:</text:p>
      <text:p text:style-name="P303">ClassName ObjectName = new ClassName( … );</text:p>
      <text:p text:style-name="P303"/>
      <text:p text:style-name="P403">Ограничения, налагаемые на обобщения</text:p>
      <text:p text:style-name="P342"/>
      <text:p text:style-name="P156">При работе с обобщениями необходимо помнить о налагаемых на них ограничениях:</text:p>
      <text:p text:style-name="P156">статические члены обобщений не могут оперировать с <text:span text:style-name="T70">GenType</text:span><text:span text:style-name="T1">;</text:span></text:p>
      <text:p text:style-name="P156">нельзя создать массив элементов типа <text:span text:style-name="T70">GenType</text:span>;</text:p>
      <text:p text:style-name="P156"><text:soft-page-break/>нельзя создать массив обобщений;</text:p>
      <text:p text:style-name="P156">обобщения не могут наследовать от<text:span text:style-name="T69"> </text:span><text:span text:style-name="T70">Throwable</text:span><text:span text:style-name="T1">;</text:span></text:p>
      <text:p text:style-name="P435"/>
      <text:p text:style-name="P435">Прерывания</text:p>
      <text:p text:style-name="P435"/>
      <text:p text:style-name="P134">Как обычно, выброс прерываний происходит в ходе исполнения программы, <text:span text:style-name="T242">либо производится соответствующей записью в исходном коде.</text:span></text:p>
      <text:p text:style-name="P136">Выброшенные прерывания должны быть обработаны пользовательским обработчиком, иначе же они будут обработаны системным обработчиком (а он просто выводит сообщение об ошибке, и завершает программу).</text:p>
      <text:p text:style-name="P135">В языке<text:span text:style-name="T69"> </text:span><text:span text:style-name="T70">Java </text:span>прерывания сопоставляются с соответствующими им объектами прерываний. Все эти объекты — это объекты классов, производных от класса<text:span text:style-name="T69"> </text:span><text:span text:style-name="T70">Throwable</text:span><text:span text:style-name="T1">.</text:span></text:p>
      <text:p text:style-name="P135">У класса<text:span text:style-name="T69"> </text:span><text:span text:style-name="T70">Throwable </text:span>есть ряд подклассов, в особенности следующие <text:span text:style-name="T243">подклассы</text:span>.</text:p>
      <text:p text:style-name="P289"/>
      <text:p text:style-name="P289">Exception</text:p>
      <text:p text:style-name="P289"/>
      <text:p text:style-name="P135">прерывания этого класса предполагаются обрабатываемыми в пользовательском обработчике; <text:span text:style-name="T243">у класса</text:span><text:span text:style-name="T151"> </text:span><text:span text:style-name="T101">Exception </text:span><text:span text:style-name="T243">есть подкласс —</text:span><text:span text:style-name="T151"> </text:span><text:span text:style-name="T101">RuntimeException</text:span><text:span text:style-name="T22">;</text:span></text:p>
      <text:p text:style-name="P288"/>
      <text:p text:style-name="P288">Error</text:p>
      <text:p text:style-name="P288"/>
      <text:p text:style-name="P137">прерывания этого подкласса предполагаются обрабатываемыми в исполняющей системе<text:span text:style-name="T69"> </text:span><text:span text:style-name="T70">Java</text:span><text:span text:style-name="T1">;</text:span></text:p>
      <text:p text:style-name="P222"/>
      <text:p text:style-name="P137">Если выброс прерываний делается записью в исходном коде, то эта запись имеет следующий вид:</text:p>
      <text:p text:style-name="P288">throw new ClassName( … );</text:p>
      <text:p text:style-name="P288">/*ClassName – <text:span text:style-name="T33">это должен быть класс </text:span>Throwable, <text:span text:style-name="T33">или же его подкласс</text:span>*/</text:p>
      <text:p text:style-name="P137"/>
      <text:p text:style-name="P137">Выбросы прерываний должны производиться в блоках<text:span text:style-name="T69"> </text:span><text:span text:style-name="T70">try</text:span><text:span text:style-name="T1">. </text:span><text:soft-page-break/>Впринципе, <text:span text:style-name="T244">выбросы прерываний могут прописываться и в методах, которые имеют полные определения вне блока</text:span><text:span text:style-name="T152"> </text:span><text:span text:style-name="T102">try</text:span><text:span text:style-name="T23">, </text:span><text:span text:style-name="T244">но вызываются в нем. Если выброс прерывания предполагается из метода, то требуется задать разрешенные классы выбрасываемых прерываний (для классов</text:span><text:span text:style-name="T152"> </text:span><text:span text:style-name="T102">Error</text:span><text:span text:style-name="T23">,</text:span><text:span text:style-name="T102"> RuntimeException</text:span><text:span text:style-name="T23">, </text:span><text:span text:style-name="T244">и их подклассов разрешается этого не делать). В таком случае полный прототип метода принимает вид:</text:span></text:p>
      <text:p text:style-name="P290">RetType FuncName( … )</text:p>
      <text:p text:style-name="P290">throws ClassName0, … , ClassNameN</text:p>
      <text:p text:style-name="P290">{ … }</text:p>
      <text:p text:style-name="P290"/>
      <text:p text:style-name="P138">В общем, язык<text:span text:style-name="T69"> </text:span><text:span text:style-name="T70">Java </text:span>обладает <text:span text:style-name="T245">теми же средствами работы с прерываниями, что и язык</text:span><text:span text:style-name="T153"> </text:span><text:span text:style-name="T103">C++</text:span><text:span text:style-name="T24">. </text:span><text:span text:style-name="T245">Хотя, имеются некоторые различия.</text:span></text:p>
      <text:p text:style-name="P139">В языке<text:span text:style-name="T69"> </text:span><text:span text:style-name="T70">Java </text:span>структура кода, осуществляющая работу с прерываниями имеет следующий вид:</text:p>
      <text:p text:style-name="P291">try { … }</text:p>
      <text:p text:style-name="P291">/* <text:span text:style-name="T33">блок </text:span>try */</text:p>
      <text:p text:style-name="P291">catch( … ) { … }</text:p>
      <text:p text:style-name="P291">/* <text:span text:style-name="T33">пользовательский обработчик */</text:span></text:p>
      <text:p text:style-name="P340"><text:s/>… </text:p>
      <text:p text:style-name="P291">catch( … ) { … }</text:p>
      <text:p text:style-name="P291">/* <text:span text:style-name="T33">очередной пользовательский обработчик */</text:span></text:p>
      <text:p text:style-name="P291">finally { … }</text:p>
      <text:p text:style-name="P291">/* <text:span text:style-name="T33">блок </text:span>finally <text:span text:style-name="T33">выполняется после блока </text:span>try, <text:span text:style-name="T33">причем независимо от выполнения каких- либо блоков пользовательских обработчиков; этот блок предназначен для выполнения каких- либо последующих действий после выполнения каких- либо обработчиков; этот блок </text:span><text:span text:style-name="T56">может использоваться вместо обработчика, если же обработчик присутствует — этот блок</text:span><text:span text:style-name="T33"> опционален </text:span>*/</text:p>
      <text:p text:style-name="P291"/>
      <text:p text:style-name="P139">Как обычно, участок кода, в котором предполагается выброс прерываний, должен быть заключен в блок<text:span text:style-name="T69"> </text:span><text:span text:style-name="T70">try</text:span><text:span text:style-name="T1">. </text:span><text:span text:style-name="T248">Этот блок должен быть именно блоком, а к единственному оператору он не применим</text:span><text:span text:style-name="T1">. </text:span><text:span text:style-name="T246">Разумеется, блоков</text:span><text:span text:style-name="T154"> </text:span><text:span text:style-name="T104">try </text:span><text:span text:style-name="T246">в исходном коде может быть и несколько. Блоки обработчиков <text:s/>должны следовать непосредственно за этим блоком. Если же заданным блоком</text:span><text:span text:style-name="T154"> </text:span><text:span text:style-name="T104">try </text:span><text:span text:style-name="T246">нет </text:span><text:soft-page-break/><text:span text:style-name="T246">обработчика, то он ищется за тем блоком</text:span><text:span text:style-name="T154"> </text:span><text:span text:style-name="T104">try</text:span><text:span text:style-name="T25">, </text:span><text:span text:style-name="T246">что инкапсулирует данный блок</text:span><text:span text:style-name="T154"> </text:span><text:span text:style-name="T104">try</text:span><text:span text:style-name="T25"> </text:span><text:span text:style-name="T246">(эти блоки могут быть вложенными; что касается вложенных блоков — то сами эти блоки, и блоки (образованные телами вложенных в</text:span><text:span text:style-name="T154"> </text:span><text:span text:style-name="T105">try </text:span><text:span text:style-name="T248">методов) воспринимаются языком как взаимозаменимые конструкции — за тем исключением, что блоки обработчиков могут располагаться только за блоками </text:span><text:span text:style-name="T105">try</text:span><text:span text:style-name="T248">)</text:span><text:span text:style-name="T25">. </text:span><text:span text:style-name="T246">Если же нет никакого такого инкапсулирующего блока</text:span><text:span text:style-name="T154"> </text:span><text:span text:style-name="T104">try</text:span><text:span text:style-name="T25">, </text:span><text:span text:style-name="T246">либо, так или иначе, нет никакого пользовательского обработчика, то применяется системный обработчик (системный обработчик просто выводит сообщение об ошибке, и завершает программу).</text:span></text:p>
      <text:p text:style-name="P140">Поскольку все выбрасываемые прерывания имеют сопоставленные им объекты прерываний, то пользовательский обработчик должен иметь вид:</text:p>
      <text:p text:style-name="P292">catch(ClassName ObjectName)</text:p>
      <text:p text:style-name="P292">{ … } // <text:span text:style-name="T33">код обработчика</text:span></text:p>
      <text:p text:style-name="P341"/>
      <text:p text:style-name="P223"><text:span text:style-name="T33">По выбросу прерывания тот или иной обработчик вызывается в зависимости от класса объекта выброшенного прерывания. При этом, необходимо помнить о следующем — в языке</text:span><text:span text:style-name="T113"> </text:span><text:span text:style-name="T69">Java </text:span><text:span text:style-name="T33">требуется, чтобы обработчики подклассов прерываний были прописаны раньше обработчиков суперклассов прерываний, иначе возникает ошибка.</text:span></text:p>
      <text:p text:style-name="P224"><text:span text:style-name="T33">По исполнении блока обработчика происходит переход на код, расположенный за блоком</text:span><text:span text:style-name="T113"> </text:span><text:span text:style-name="T69">try</text:span><text:span text:style-name="T162">. </text:span><text:span text:style-name="T164">И</text:span><text:span text:style-name="T163">менно так!</text:span></text:p>
      <text:p text:style-name="P398"/>
      <text:p text:style-name="P398">Многократный перехват исключений</text:p>
      <text:p text:style-name="P398"/>
      <text:p text:style-name="P157">Это перехват ряда исключений в одном обработчике. Это средство служит для тех случаев, когда перехват разных исключений требует одних и тех же действий. Таким образом, применение многократного перехвата исключений уменьшает объем исходного кода. Многократный перехват исключений задается следующей записью:</text:p>
      <text:p text:style-name="P294">catch(ClassName0 | … | ClassNameN)</text:p>
      <text:p text:style-name="P294">{ … } // <text:span text:style-name="T33">код обработчика</text:span></text:p>
      <text:p text:style-name="P425"/>
      <text:p text:style-name="P425"><text:soft-page-break/>try <text:span text:style-name="T33">с ресурсами</text:span></text:p>
      <text:p text:style-name="P414"/>
      <text:p text:style-name="P223"><text:span text:style-name="T33">Блок</text:span><text:span text:style-name="T113"> </text:span><text:span text:style-name="T69">try </text:span><text:span text:style-name="T33">позволяет автоматически управлять закрытием ресурсов. Под этими ресурсами подразумеваются все потоки, в том числе потоки ввода- вывода. </text:span><text:span text:style-name="T55">При использовании</text:span><text:span text:style-name="T123"> </text:span><text:span text:style-name="T155">try </text:span><text:span text:style-name="T55">с автоматическим управлением ресурсами эти ресурсы будут автоматически закрыты по исполнении блока</text:span><text:span text:style-name="T123"> </text:span><text:span text:style-name="T155">try</text:span><text:span text:style-name="T247">. </text:span><text:span text:style-name="T55">Блок</text:span><text:span text:style-name="T123"> </text:span><text:span text:style-name="T155">try </text:span><text:span text:style-name="T55">с ресурсами в записи выглядит так:</text:span></text:p>
      <text:p text:style-name="P293">try(ObjectName0 = new ClassName0(); …; … )</text:p>
      <text:p text:style-name="P293">/* <text:span text:style-name="T33">( … ) - это и есть ресурсы */</text:span></text:p>
      <text:p text:style-name="P293">{ … }</text:p>
      <text:p text:style-name="P295">/* <text:span text:style-name="T33">тело, оперирующее с объектами — объявленными ресурсами */</text:span></text:p>
      <text:p text:style-name="P293"/>
      <text:p text:style-name="P399">Список прерываний</text:p>
      <text:p text:style-name="P399"/>
      <text:p text:style-name="P141">Прерывания, поставляемые самим языком, хранятся в пакете<text:span text:style-name="T69"> </text:span><text:span text:style-name="T70">java.lang</text:span><text:span text:style-name="T1">. </text:span>Кроме того, ряд исключений располагается в прочих пакетах. Некоторые из них проверяются на этапе компилляции — это проверяемые исключения, некоторые из них не проверяются на этапе компилляции — это непроверяемые.</text:p>
      <text:p text:style-name="P141">Имеются следующие непроверяемые исключения <text:span text:style-name="T1">(</text:span><text:span text:style-name="T70">java.lang</text:span><text:span text:style-name="T1">)</text:span>, производные от<text:span text:style-name="T69"> </text:span><text:span text:style-name="T70">RuntimeException</text:span><text:span text:style-name="T1">.</text:span></text:p>
      <text:p text:style-name="P299"/>
      <text:p text:style-name="P299">ArithmeticException</text:p>
      <text:p text:style-name="P299"/>
      <text:p text:style-name="P141"><text:span text:style-name="T249">арифметическая ошибка (деление на ноль, … )</text:span><text:span text:style-name="T1">;</text:span></text:p>
      <text:p text:style-name="P225"/>
      <text:p text:style-name="P299">ArrayIndexOutOfBoundsException</text:p>
      <text:p text:style-name="P299"/>
      <text:p text:style-name="P141"><text:span text:style-name="T249">выход за пределы массива</text:span><text:span text:style-name="T1">;</text:span></text:p>
      <text:p text:style-name="P299"/>
      <text:p text:style-name="P299">ArrayStoreException</text:p>
      <text:p text:style-name="P299"/>
      <text:p text:style-name="P143">сохранение в массиве несовместимого типа;</text:p>
      <text:p text:style-name="P296"/>
      <text:p text:style-name="P296">ClassCastException</text:p>
      <text:p text:style-name="P296"/>
      <text:p text:style-name="P143"><text:soft-page-break/>ошибка приведения типа;</text:p>
      <text:p text:style-name="P296"/>
      <text:p text:style-name="P296">EnumConstantNotPresentException</text:p>
      <text:p text:style-name="P296"/>
      <text:p text:style-name="P143">использование неопределенного значения перечисления;</text:p>
      <text:p text:style-name="P296"/>
      <text:p text:style-name="P296">IllegalArgumentException</text:p>
      <text:p text:style-name="P296"/>
      <text:p text:style-name="P143">передача недопустимого аргумента;</text:p>
      <text:p text:style-name="P296"/>
      <text:p text:style-name="P296">IllegalMonitorStateException</text:p>
      <text:p text:style-name="P296"/>
      <text:p text:style-name="P144">недопустимая контрольная операция;</text:p>
      <text:p text:style-name="P296"/>
      <text:p text:style-name="P296">IllegalStateException</text:p>
      <text:p text:style-name="P296"/>
      <text:p text:style-name="P144">недопустимое состояние приложения/среды;</text:p>
      <text:p text:style-name="P296"/>
      <text:p text:style-name="P296">IllegalThreadStateException</text:p>
      <text:p text:style-name="P296"/>
      <text:p text:style-name="P144">операция не совместима с состоянием потока;</text:p>
      <text:p text:style-name="P297"/>
      <text:p text:style-name="P297">IndexOutOfBoundsException</text:p>
      <text:p text:style-name="P297"/>
      <text:p text:style-name="P144">выход за пределы типа;</text:p>
      <text:p text:style-name="P297"/>
      <text:p text:style-name="P297">NegativeArraySizeException</text:p>
      <text:p text:style-name="P297"/>
      <text:p text:style-name="P144">отрицательный размер массива;</text:p>
      <text:p text:style-name="P297"/>
      <text:p text:style-name="P297">NullPointerException</text:p>
      <text:p text:style-name="P297"/>
      <text:p text:style-name="P144">использование ссылки на ничтоже;</text:p>
      <text:p text:style-name="P297"/>
      <text:p text:style-name="P297">NumberFormatExcetion</text:p>
      <text:p text:style-name="P297"/>
      <text:p text:style-name="P144">ошибка преобразования строки в число;</text:p>
      <text:p text:style-name="P297"/>
      <text:p text:style-name="P297">SecurityException</text:p>
      <text:p text:style-name="P144"><text:soft-page-break/>нарушение безопасности;</text:p>
      <text:p text:style-name="P297"/>
      <text:p text:style-name="P297">StringIndexOutOfBounds</text:p>
      <text:p text:style-name="P297"/>
      <text:p text:style-name="P144">выход за пределы строки;</text:p>
      <text:p text:style-name="P297"/>
      <text:p text:style-name="P297">TypeNotPresentException</text:p>
      <text:p text:style-name="P297"/>
      <text:p text:style-name="P144">тип не найден;</text:p>
      <text:p text:style-name="P298"/>
      <text:p text:style-name="P298">UnsupportedOperationException</text:p>
      <text:p text:style-name="P298"/>
      <text:p text:style-name="P145">неподдерживаемая операция;</text:p>
      <text:p text:style-name="P145"/>
      <text:p text:style-name="P142">Имеются следующие проверяемые исключения <text:span text:style-name="T1">(</text:span><text:span text:style-name="T70">java.lang</text:span><text:span text:style-name="T1">).</text:span></text:p>
      <text:p text:style-name="P298"/>
      <text:p text:style-name="P298">ClassNotFoundException</text:p>
      <text:p text:style-name="P298"/>
      <text:p text:style-name="P146">класс не найден;</text:p>
      <text:p text:style-name="P298"/>
      <text:p text:style-name="P298">CloneNotSupported</text:p>
      <text:p text:style-name="P298"/>
      <text:p text:style-name="P146">клонирование не поддерживается (<text:span text:style-name="T70">Cloneable </text:span>не реал.);</text:p>
      <text:p text:style-name="P298"/>
      <text:p text:style-name="P298">IllegalAccessException</text:p>
      <text:p text:style-name="P298"/>
      <text:p text:style-name="P146">ошибка доступа к классу;</text:p>
      <text:p text:style-name="P298"/>
      <text:p text:style-name="P298">InstantiationException</text:p>
      <text:p text:style-name="P298"/>
      <text:p text:style-name="P145">создание экземпляра абстрактного класса (интерфейса);</text:p>
      <text:p text:style-name="P298"/>
      <text:p text:style-name="P298">InterruptedException</text:p>
      <text:p text:style-name="P298"/>
      <text:p text:style-name="P145">поток исполнения прерван другим потоком;</text:p>
      <text:p text:style-name="P298"/>
      <text:p text:style-name="P298">NoSuchFieldException</text:p>
      <text:p text:style-name="P298"/>
      <text:p text:style-name="P145">поле не существует;</text:p>
      <text:p text:style-name="P298"><text:soft-page-break/>NoSuchMethodException</text:p>
      <text:p text:style-name="P298"/>
      <text:p text:style-name="P145">метод не существует;</text:p>
      <text:p text:style-name="P298"/>
      <text:p text:style-name="P298">ReflectiveOperationException</text:p>
      <text:p text:style-name="P298"/>
      <text:p text:style-name="P145">ошибка, связанная с рефлексией;</text:p>
      <text:p text:style-name="P436"/>
      <text:p text:style-name="P436">Лямбда- выражения</text:p>
      <text:p text:style-name="P436"/>
      <text:p text:style-name="P147">Лямбда- выражения — <text:span text:style-name="T251">это специфическое средство языка</text:span>.</text:p>
      <text:p text:style-name="P147"><text:span text:style-name="T252">Для его задействования потребуются следующие составляющие — само лямбда- выражение, и функциональный интерфейс (так же именуемый как </text:span><text:span text:style-name="T26">Single Abstract Method Interface, SAM- Interface, SAM- Type</text:span><text:span text:style-name="T252">).</text:span></text:p>
      <text:p text:style-name="P158">Функциональный интерфейс — это специфический интерфейс, объявляющий один единственный абстрактный метод.</text:p>
      <text:p text:style-name="P158">Лямбда- выражение дает определение методу функционального интерфейса. При применении лямбда- выражений этот метод может быть вызван непосредственно как член функционального интерфейса — реализация в классах для этого не используется. Лямбда- выражениямогут переопределять метод функционального интерфейса столько раз, сколько потребуется — это делается просто употреблением этого выражения в целевом участке исходного кода.</text:p>
      <text:p text:style-name="P159">Само лямбда- выражение имеет следующие составляющие:</text:p>
      <text:p text:style-name="P159">левая составляющая — называется «параметры выражения» — здесь объявляются имена, которые используются в правой составляющей выражения;</text:p>
      <text:p text:style-name="P159">лямбда- оператор — это оператор<text:span text:style-name="T69"> -</text:span><text:span text:style-name="T70">&gt; </text:span><text:span text:style-name="T165">- </text:span><text:span text:style-name="T162">он </text:span>соединяет левую и правую составляющие выражения;</text:p>
      <text:p text:style-name="P160">правая составляющая — называется «тело выражения» — это полезная нагрузка выражения;</text:p>
      <text:p text:style-name="P160"/>
      <text:p text:style-name="P160">Тело выражения может быть единственным оператором, или блочным. <text:span text:style-name="T253">Причем, если тело выражения блочное — то оно счи</text:span><text:soft-page-break/><text:span text:style-name="T253">тается самим телом метода, и поэтому оно должно быть полной последовательностью его операторов. Параметры выражения опциональны — действительно, тело выражения может и не оперировать какими- либо новыми именами. Если выражение не содержит новых имен, то они просто не прописываются; но, сама левая составляющая выражения присутствует все равно. Параметры выражения (если их область не пуста) не требуют объявления их типов. Их типы выводятся из параметров метода функционального интерфейса. Но если типы все же прописываются, то они должны прописываться для всех имен.</text:span></text:p>
      <text:p text:style-name="P161">Запись самого лямбда- выражения имеет вид:</text:p>
      <text:p text:style-name="P305">(VarName, … ) -&gt; … ;</text:p>
      <text:p text:style-name="P305">/* <text:span text:style-name="T33">левая и правая составляющие; </text:span><text:span text:style-name="T57">причем, если в левой составляющей используется лишь один параметр, то можно и без скобок */</text:span></text:p>
      <text:p text:style-name="P161"/>
      <text:p text:style-name="P161">Запись объявления функционального интерфейса:</text:p>
      <text:p text:style-name="P305">interface InterfaceName</text:p>
      <text:p text:style-name="P305">{ RetTypeFuncName(); }</text:p>
      <text:p text:style-name="P230"/>
      <text:p text:style-name="P161">Задействование лямбда- выражения в исходном коде имеет вид:</text:p>
      <text:p text:style-name="P305">interface InterfaceName {RetType FuncName();}</text:p>
      <text:p text:style-name="P305">/* <text:span text:style-name="T33">объявляется функциональный интерфейс */</text:span></text:p>
      <text:p text:style-name="P305">InterfaceName ExemplarName;</text:p>
      <text:p text:style-name="P305">/* <text:span text:style-name="T33">оъявляется его экземпляр, для него это можно */</text:span></text:p>
      <text:p text:style-name="P305">ExemplarName = ( … ) -&gt; … ;</text:p>
      <text:p text:style-name="P305">/* <text:span text:style-name="T33">этой записью осуществляется переопределение метода функционального интерфейса; </text:span><text:span text:style-name="T57">как и говорилось выше, его в последствии можно и переопределить</text:span><text:span text:style-name="T33"> */</text:span></text:p>
      <text:p text:style-name="P307">ExemplarName.FuncName( … );</text:p>
      <text:p text:style-name="P343">/* этой записью метод вызывается */</text:p>
      <text:p text:style-name="P344">ExemplarName = ( … ) -&gt; … ;</text:p>
      <text:p text:style-name="P306"><text:span text:style-name="T33">/* этой записью осуществляется переопределение; переопределить можно тело; но необходимо помнить, что параметры выражения должны соответствовать по типу, количеству, и имени параметрам метода </text:span><text:span text:style-name="T58">функционального интерфейса </text:span><text:span text:style-name="T260">(</text:span><text:span text:style-name="T65">то есть, параметры могут быть переопределены лишь в плане их значений — передача значений параметров происходит при вызове метода</text:span><text:span text:style-name="T260">)</text:span><text:span text:style-name="T33">; </text:span><text:soft-page-break/><text:span text:style-name="T33">это же касается и возвращаемых типов */</text:span></text:p>
      <text:p text:style-name="P163"/>
      <text:p text:style-name="P162">Как видно из приведенной записи, параметры выражения — это и есть параметры метода функционального интерфейса. Если они есть у метода — то они должны быть и у выражения.</text:p>
      <text:p text:style-name="P404"/>
      <text:p text:style-name="P404">Применение обобщенных функциональных интерфейсов</text:p>
      <text:p text:style-name="P404"/>
      <text:p text:style-name="P162">Для применения лямбда- выражений могут применяться как обычные функциональные интерфейсы, так и обобщенные функциональные интерфейсы. Когда применяются обобщенные функциональные интерфейсы, то требуется их конкретизация. <text:span text:style-name="T254">Их конкретизация происходит в следующей записи:</text:span></text:p>
      <text:p text:style-name="P308">interface InterfaceName&lt; … &gt; { … }</text:p>
      <text:p text:style-name="P308">/* <text:span text:style-name="T33">объявление *</text:span><text:span text:style-name="T66">/</text:span></text:p>
      <text:p text:style-name="P309">InterfaceName ExemplarName&lt;ClassName&gt; =</text:p>
      <text:p text:style-name="P309">( … ) -&gt; … ;</text:p>
      <text:p text:style-name="P310">/* <text:span text:style-name="T33">и конкретизация;</text:span></text:p>
      <text:p text:style-name="P349">причем, конкретизация должна происходить непременно — в лямбда- выражениях не допустимо оперировать с обобщенным типом */</text:p>
      <text:p text:style-name="P405"/>
      <text:p text:style-name="P405">Лямбда- выражения в параметрах методов</text:p>
      <text:p text:style-name="P405"/>
      <text:p text:style-name="P231"><text:span text:style-name="T33">Есть и альтернативный способ использования лямбда- выражений. </text:span><text:span text:style-name="T59">Этот способ задействуется не при вызове метода из экземпляра функционального интерфейса, а при вызове метода, не являющегося методом функционального интерфейса. </text:span><text:span text:style-name="T60">К этому методу выдвигаются специфические требования. Он должен вызывать метод экземпляра функционального интерфейса; в его аргументах должен быть экземпляр функционального интерфейса — на место него будет подставлено лямбда- выражение. В исходном коде это будет выглядеть так:</text:span></text:p>
      <text:p text:style-name="P312">interface InterfaceName {RetType FuncName( … );}</text:p>
      <text:p text:style-name="P311">// <text:span text:style-name="T33">объявлен интерфейс</text:span></text:p>
      <text:p text:style-name="P311">RetType FuncName(InerfaceName ExemplarName, … )</text:p>
      <text:p text:style-name="P311">{ … </text:p>
      <text:p text:style-name="P311">ExemplarName.FuncName( … );</text:p>
      <text:p text:style-name="P311"><text:soft-page-break/><text:s/>… }</text:p>
      <text:p text:style-name="P311">// <text:span text:style-name="T33">объявлен метод</text:span></text:p>
      <text:p text:style-name="P311">FuncName(( … ) -<text:span text:style-name="T260">&gt;</text:span> …, … );</text:p>
      <text:p text:style-name="P311">// <text:span text:style-name="T33">вызван метод</text:span></text:p>
      <text:p text:style-name="P311"/>
      <text:p text:style-name="P164">В этой записи вместо лямбда- выражения методу можно передать и объявленный экземпляр, если ему предварительно присвоено лямбда- выражение.</text:p>
      <text:p text:style-name="P406"/>
      <text:p text:style-name="P406"><text:span text:style-name="T255">О з</text:span>ахват<text:span text:style-name="T255">е</text:span> переменных</text:p>
      <text:p text:style-name="P406"/>
      <text:p text:style-name="P165">В лямбда- выражениях доступны для использования имена, глобальные относительно выражения. Но, если в лямбда- выражении используются <text:span text:style-name="T255">переменные</text:span> из непосредственно инкапсулирующей его области видимости, то <text:span text:style-name="T255">это</text:span> называе<text:span text:style-name="T255">тся</text:span> захват<text:span text:style-name="T255">ом</text:span> переменных. <text:span text:style-name="T255">В</text:span> этой области видимости <text:span text:style-name="T255">оказываются </text:span>доступны только те переменные, что фактически используются как завершенные (но при этом не обязательно объявленные как завершенные). <text:span text:style-name="T255">Это же означает, что переменные из этой области видимости доступны в лямбда- выражении только не для присваивания. Присваивание им, будучи запрещенным языком, называется недопустимым захватом. А использование их без присваивания им называется допустимым захватом. Необходимо помнить, что это правило распространяется только на эту область видимости.</text:span></text:p>
      <text:p text:style-name="P407"/>
      <text:p text:style-name="P407">Ссылки на методы</text:p>
      <text:p text:style-name="P407"/>
      <text:p text:style-name="P172">Ссылка на метод позволяет использовать в исходном коде имя метода, не выхывая его. При создании ссылки на метод необходимо помнить, что из области видимости (в которой она создается) должен быть видим функциональный интерфейс.</text:p>
      <text:p text:style-name="P166">Ссылки на <text:span text:style-name="T256">статические</text:span> методы создаются следующей записью:</text:p>
      <text:p text:style-name="P313">ClassName::FuncName</text:p>
      <text:p text:style-name="P313"/>
      <text:p text:style-name="P167">И использование этой ссылки выглядит так:</text:p>
      <text:p text:style-name="P314">interface InterfaceName</text:p>
      <text:p text:style-name="P314">{RetType FuncName0( … );}</text:p>
      <text:p text:style-name="P313">// <text:span text:style-name="T61">объявлен функциональный интерфейс</text:span></text:p>
      <text:p text:style-name="P314"><text:soft-page-break/>static RetType <text:span text:style-name="T257">F</text:span>uncName1( … ) { … }</text:p>
      <text:p text:style-name="P314">//<text:span text:style-name="T61">объявлен некий статический метод</text:span></text:p>
      <text:p text:style-name="P315">static RetType FuncNameN(InterfaceName ExemplarName, … )</text:p>
      <text:p text:style-name="P315">{ExemplarName.FuncName0( … );}</text:p>
      <text:p text:style-name="P316">//<text:span text:style-name="T61">объявлен статический метод,</text:span></text:p>
      <text:p text:style-name="P345">//принимающий функциональный интерфейс</text:p>
      <text:p text:style-name="P317">FuncNameN(ClassName::FuncName1, … );</text:p>
      <text:p text:style-name="P317">//<text:span text:style-name="T33">используется ссылка на метод,</text:span></text:p>
      <text:p text:style-name="P317"><text:span text:style-name="T33">//</text:span><text:span text:style-name="T62">она передается методу вместо лямбда- выражения</text:span></text:p>
      <text:p text:style-name="P346"/>
      <text:p text:style-name="P168">Разумеется, типы возвращаемых значений методов<text:span text:style-name="T70"> FuncName1()</text:span><text:span text:style-name="T1"> </text:span>и<text:span text:style-name="T70"> FuncNameN() </text:span>должны быть те же, что у метода <text:span text:style-name="T70">FuncName0()</text:span>.</text:p>
      <text:p text:style-name="P169">Ссылки на нестатические методы создаются записью:</text:p>
      <text:p text:style-name="P318">ObjectName::FuncName</text:p>
      <text:p text:style-name="P318"/>
      <text:p text:style-name="P170">И используются вышеописанным образом. В принципе, нестатические методы могут быть указаны и как статические (записью <text:span text:style-name="T70">ClassName::FuncName</text:span>). Кроме того, можно использовать и метод из суперкласса <text:span text:style-name="T1">(</text:span>записью<text:span text:style-name="T69"> </text:span><text:span text:style-name="T70">super::FuncName</text:span><text:span text:style-name="T1">).</text:span></text:p>
      <text:p text:style-name="P170">Ссылки на обобщенные методы создаются записью:</text:p>
      <text:p text:style-name="P319">interface InterfaceName&lt; … &gt;</text:p>
      <text:p text:style-name="P319">{<text:span text:style-name="T258">RetType FuncName0 ( … );</text:span>}</text:p>
      <text:p text:style-name="P318">//<text:span text:style-name="T63">объявлен </text:span><text:span text:style-name="T64">о</text:span><text:span text:style-name="T63">бобщенный функциональн</text:span><text:span text:style-name="T64">ый</text:span><text:span text:style-name="T63"> интерфейс,</text:span></text:p>
      <text:p text:style-name="P318">//<text:span text:style-name="T63">а в нем — обобщенный метод</text:span></text:p>
      <text:p text:style-name="P318">static &lt; … &gt; RetType FuncName( … ) { … }</text:p>
      <text:p text:style-name="P318">//<text:span text:style-name="T63">оъявлен обобщенный метод в программе,</text:span></text:p>
      <text:p text:style-name="P318">//<text:span text:style-name="T63">а в нем — вызов метода интерфейса</text:span></text:p>
      <text:p text:style-name="P320">static &lt; … &gt; RetType FuncNameN( … ) { … }</text:p>
      <text:p text:style-name="P318"><text:span text:style-name="T63">// </text:span><text:span text:style-name="T64">объявлен еще один обобщенный метод в программе,</text:span></text:p>
      <text:p text:style-name="P347">//но он уже не вызывает метод интерфейса</text:p>
      <text:p text:style-name="P320">FuncNameN(ClassName::&lt; … &gt;FuncName0, … );</text:p>
      <text:p text:style-name="P320">// <text:span text:style-name="T33">используется ссылка на метод,</text:span></text:p>
      <text:p text:style-name="P348">//при этом происходит конкретизация,</text:p>
      <text:p text:style-name="P348">// если это метод обобщенного класса,</text:p>
      <text:p text:style-name="P318">// <text:span text:style-name="T64">то запись такова:</text:span></text:p>
      <text:p text:style-name="P319"><text:span text:style-name="T64">// </text:span><text:span text:style-name="T258">ClassName&lt; … &gt;::FuncName0</text:span></text:p>
      <text:p text:style-name="P319"/>
      <text:p text:style-name="P171"><text:soft-page-break/>Ссылки на конструкторы <text:span text:style-name="T259">могут быть переданы вместо лямбда- выражения, как и обычные методы</text:span>.</text:p>
      <text:p text:style-name="P173">Кроме того, они могут быть переданы записью:</text:p>
      <text:p text:style-name="P321">ClassName::new</text:p>
      <text:p text:style-name="P321">//VarType::new – <text:span text:style-name="T33">запись для массивов</text:span></text:p>
      <text:p text:style-name="P173"/>
      <text:p text:style-name="P437">Предикаты</text:p>
      <text:p text:style-name="P437"/>
      <text:p text:style-name="P173">Предикаты — это <text:span text:style-name="T261">собственно предикаты (в формальной логике это высказывания, значения которых заведомо известны)</text:span>. <text:span text:style-name="T262">В яыке</text:span><text:span text:style-name="T156"> </text:span><text:span text:style-name="T106">Java </text:span><text:span text:style-name="T262">они применяются для проверки исполнения тех или иных участков кода программы. Применять их следует в целях тестирования и отладки.</text:span></text:p>
      <text:p text:style-name="P174">Предикаты используются следующей записью:</text:p>
      <text:p text:style-name="P322">assert … ;</text:p>
      <text:p text:style-name="P322">// … - <text:span text:style-name="T33">выражение</text:span></text:p>
      <text:p text:style-name="P350"/>
      <text:p text:style-name="P174">Если выражение истинно, то программа просто продолжит исполнение. Если же оно ложно — то произойдет соответствующее исключение.</text:p>
      <text:p text:style-name="P232"><text:span text:style-name="T33">Оператор</text:span><text:span text:style-name="T113"> </text:span><text:span text:style-name="T69">assert </text:span><text:span text:style-name="T33">допускает альтернативную запись:</text:span></text:p>
      <text:p text:style-name="P323">assert … :<text:span text:style-name="T263">StringOfText</text:span>;</text:p>
      <text:p text:style-name="P323">/* … – <text:span text:style-name="T33">выражение, проверяемое на истинность</text:span>;</text:p>
      <text:p text:style-name="P323"><text:span text:style-name="T263">StringOfText</text:span> - <text:span text:style-name="T33">строка передаваемая конструктору соответствующего исключения (если оно возникает, то эта строка принимается конструктором, и используется им </text:span><text:span text:style-name="T67">в </text:span><text:span text:style-name="T33">сообщени</text:span><text:span text:style-name="T67">и</text:span><text:span text:style-name="T33"> об ошибке)</text:span>*/</text:p>
      <text:p text:style-name="P323"/>
      <text:p text:style-name="P175">Необходимо помнить, что предикаты по умолчанию не проверяются, несмотря на то, что они прописываются в исходном коде <text:span text:style-name="T27">(</text:span><text:span text:style-name="T264">то есть, операторы</text:span><text:span text:style-name="T157"> </text:span><text:span text:style-name="T107">assert </text:span><text:span text:style-name="T264">не исполняются</text:span><text:span text:style-name="T27">)</text:span>. Для того, чтобы они проверялись, это надо явно указать <text:span text:style-name="T264">(в параметрах командной строки при запуске приложения, о них — в справочниках)</text:span>.</text:p>
      <text:p text:style-name="P438"/>
      <text:p text:style-name="P468">Аннотации</text:p>
      <text:p text:style-name="P438"/>
      <text:p text:style-name="P176">Аннотации — это <text:span text:style-name="T265">средство языка, позволяющее включать в исходный код посторонние сведения</text:span>. <text:span text:style-name="T265">Это предусмотрено для применения в средствах разработчика и интерпретаторе</text:span><text:span text:style-name="T158"> </text:span><text:span text:style-name="T108">Java</text:span><text:span text:style-name="T265">. Аннотации бывают языковые (поставляемые самим языком), и пользовательские (определяемые пользователем). Языковые аннотации имеют определенные имена, формы записи, и способы применения. О языковых аннотациях — в <text:s/>Томе</text:span><text:span text:style-name="T28">II</text:span><text:span text:style-name="T265">. Пользовательские аннотации применяются с помощью методов работы с аннотациями. Об этих методах — в Томе</text:span><text:span text:style-name="T28">II.</text:span></text:p>
      <text:p text:style-name="P177">Пользовательские аннотации объявляются так:</text:p>
      <text:p text:style-name="P324">@interface AnnotationName { … }</text:p>
      <text:p text:style-name="P351">/* тела аннотаций состоят из прототипов методов <text:span text:style-name="T271">(причем, именно кратких)</text:span>;</text:p>
      <text:p text:style-name="P354">эти методы не могут иметь параметров;</text:p>
      <text:p text:style-name="P351"><text:span text:style-name="T271">эти методы могут возвращать этд,</text:span><text:span text:style-name="T30"> </text:span><text:span text:style-name="T271">объекты </text:span><text:span text:style-name="T30">String, </text:span><text:span text:style-name="T271">объекты </text:span><text:span text:style-name="T30">Class,</text:span><text:span text:style-name="T271"> перечисления, массив из вышеперечисленных, аннотации;</text:span></text:p>
      <text:p text:style-name="P354">эти методы не могут оперировать обобщ.типом;</text:p>
      <text:p text:style-name="P351"><text:span text:style-name="T272">этим методам не доступен оператор</text:span><text:span text:style-name="T31"> throws</text:span><text:span text:style-name="T1"> </text:span>*/</text:p>
      <text:p text:style-name="P324"/>
      <text:p text:style-name="P177">Как видно из записи, аннотации синтаксически сходны с классами (интерфейсами). Все аннотации (неявно) наследуют от интерфейса<text:span text:style-name="T69"> </text:span><text:span text:style-name="T70">java.lang.annotation</text:span><text:span text:style-name="T1">. </text:span><text:span text:style-name="T266">Явное наследование для аннотаций не доступно; кроме того, невозможно создать экземпляр аннотации.</text:span></text:p>
      <text:p text:style-name="P178">После объявления аннотации могут быть приписаны к целевому участку исходного кода (и таким образом аннотировать его). Целевым участком исходного кода может быть: объявление класса его членов (и все вложенные в них структуры исходного кода), <text:span text:style-name="T267">объявление перечислений, аннотация. Приписывание аннотаций к целевым участкам исходного кода осуществляется записью:</text:span></text:p>
      <text:p text:style-name="P325">@AnnotationName ( … )</text:p>
      <text:p text:style-name="P325">/* ( … ) -<text:span text:style-name="T33"> инициализация членов аннотации </text:span>*/</text:p>
      <text:p text:style-name="P325"><text:s/>… </text:p>
      <text:p text:style-name="P325">/* … <text:span text:style-name="T33">это целевой участок исходного кода</text:span>*/</text:p>
      <text:p text:style-name="P179"><text:soft-page-break/>При приписывании аннотации к целевому участку исходного кода происходит инициализация ее членов. Инициализация членов аннотации выглядит в записи как инициализация переменных элементарных типов данных:</text:p>
      <text:p text:style-name="P325">(VarName0 = Value0, … , VarNameN = ValueN)</text:p>
      <text:p text:style-name="P325"/>
      <text:p text:style-name="P408">Правила удержания аннотаций</text:p>
      <text:p text:style-name="P352"/>
      <text:p text:style-name="P180">Правила удержания аннотаций определяют, когда аннотации удерживаются, а когда отбрасываются. <text:span text:style-name="T268">Эти правила хранятся в перечислении</text:span><text:span text:style-name="T159"> </text:span><text:span text:style-name="T109">java.lang.annotation.RetentionPolicy</text:span><text:span text:style-name="T268">.</text:span></text:p>
      <text:p text:style-name="P181">Есть следующие правила удержания аннотаций.</text:p>
      <text:p text:style-name="P326"/>
      <text:p text:style-name="P326">SOURCE</text:p>
      <text:p text:style-name="P326"/>
      <text:p text:style-name="P181">аннотации с этим правилом удерживаются в исходном коде, а после компилляции отбрасываются; необходимо помнить, что аннотации, приписываемые к локальным переменным, в любом случае следуют именно этому правилу — и удерживаются не далее, чем в исходном коде;</text:p>
      <text:p text:style-name="P181"/>
      <text:p text:style-name="P326">CLASS</text:p>
      <text:p text:style-name="P326"/>
      <text:p text:style-name="P181">аннотации с этим правил<text:span text:style-name="T269">ом удерживаются после компилляции, но при исполнении отбрасываются;</text:span></text:p>
      <text:p text:style-name="P181"/>
      <text:p text:style-name="P326">RUNTIME</text:p>
      <text:p text:style-name="P326"/>
      <text:p text:style-name="P182">аннотации с этим правилом удерживаются после компилляции, и при исполнении;</text:p>
      <text:p text:style-name="P182"/>
      <text:p text:style-name="P182">Эти правила (опционально) прописываются для каждой аннотации отдельно. Причем, если правило не прописано, то по умолчанию задействуется правило<text:span text:style-name="T69"> </text:span><text:span text:style-name="T70">CLASS</text:span><text:span text:style-name="T1">. </text:span>Если же правило прописывается, то это делается в объявлении аннотации, и следующей записью:</text:p>
      <text:p text:style-name="P327">@Retention ( … )</text:p>
      <text:p text:style-name="P327">/* ( … ) - SOURCE\CLASS\RUNTIME */</text:p>
      <text:p text:style-name="P327"><text:soft-page-break/>@interface AnnotationName { … }</text:p>
      <text:p text:style-name="P233"/>
      <text:p text:style-name="P233"><text:span text:style-name="T69">@Retention </text:span>– <text:span text:style-name="T33">это языковая аннотация, при помощи нее и прописываются правила.</text:span></text:p>
      <text:p text:style-name="P409"/>
      <text:p text:style-name="P409">Значения по умолчанию</text:p>
      <text:p text:style-name="P409"/>
      <text:p text:style-name="P183">Для членов аннотаций можно задать значения по умолчанию, тогда тело аннотации примет вид:</text:p>
      <text:p text:style-name="P328">{RetType FuncName() default … ;}</text:p>
      <text:p text:style-name="P328">/* … - <text:span text:style-name="T33">значение </text:span>*/</text:p>
      <text:p text:style-name="P328"/>
      <text:p text:style-name="P183">Члены со значением по умолчанию могут быть реинициализированы — при приписывании аннотации.</text:p>
      <text:p text:style-name="P409"/>
      <text:p text:style-name="P409">Аннотации с одним членом</text:p>
      <text:p text:style-name="P409"/>
      <text:p text:style-name="P183">Если тело аннотации состоит из одного единственного члена, то такую аннотацию принято называть одночленной аннотацией. <text:span text:style-name="T270">Одночленным аннотациям присущ особый синтаксис — единственный их член должен иметь имя</text:span><text:span text:style-name="T160"> </text:span><text:span text:style-name="T110">value</text:span><text:span text:style-name="T29">. </text:span><text:span text:style-name="T270">И их тело будет иметь вид:</text:span></text:p>
      <text:p text:style-name="P329">{RetType value();}</text:p>
      <text:p text:style-name="P329"/>
      <text:p text:style-name="P184">В записи приписывания такой аннотации достаточно просто указать значение инициализации ее члена, а запись присваивания для этого будет избыточной (но допустимой). То есть, запись приписывания такой аннотации может иметь вид:</text:p>
      <text:p text:style-name="P330">@AnnotationName ( … )</text:p>
      <text:p text:style-name="P330">/* … - <text:span text:style-name="T33">это просто значение инициализации</text:span>*/</text:p>
      <text:p text:style-name="P330"><text:s/>… </text:p>
      <text:p text:style-name="P353">/* … - целевой участок кода */</text:p>
      <text:p text:style-name="P184"/>
      <text:p text:style-name="P185">Этот синтаксис доступен для одночленных аннотаций, и не одночленных аннотаций — когда все их члены, кроме одного, объявлены со значениями по умолчанию. И тогда тело не одночленных аннотаций должно иметь вид:</text:p>
      <text:p text:style-name="P331">{RetType value();</text:p>
      <text:p text:style-name="P331"><text:soft-page-break/>RetType FuncName0() defoult … ;</text:p>
      <text:p text:style-name="P331"><text:s/>… </text:p>
      <text:p text:style-name="P331">RetType FuncNameN() defoult … ;}</text:p>
      <text:p text:style-name="P331"/>
      <text:p text:style-name="P186">Если же при приписывании такой аннотации происходит реинициализация членов со значениями по умолчанию, то запись приписывания принимает обычный вид (рассмотрено выше).</text:p>
      <text:p text:style-name="P410"/>
      <text:p text:style-name="P410">Пустые аннотации</text:p>
      <text:p text:style-name="P410"/>
      <text:p text:style-name="P186">Если тело аннотации пусто, то такую аннотацию принято называть аннотацией- маркером. Такая аннотация объявляется простейшей записью:</text:p>
      <text:p text:style-name="P332">@AnnotationName {}</text:p>
      <text:p text:style-name="P332"/>
      <text:p text:style-name="P186">И приписывается записью:</text:p>
      <text:p text:style-name="P332">@AnnotationName()</text:p>
      <text:p text:style-name="P332"><text:s/>… // <text:span text:style-name="T33">целевой участок кода</text:span></text:p>
      <text:p text:style-name="P355"/>
      <text:p text:style-name="P186">Причем, в этой записи круглые скобки можно и опустить.</text:p>
      <text:p text:style-name="P466">Часть 4 (Приложения)</text:p>
      <text:p text:style-name="P445"/>
      <text:p text:style-name="P439">Литералы</text:p>
      <text:p text:style-name="P439"/>
      <text:p text:style-name="P188">Идентично тому, как в<text:span text:style-name="T69"> </text:span><text:span text:style-name="T70">C++</text:span><text:span text:style-name="T1">. </text:span>Разве что, имеют место некоторые различия.</text:p>
      <text:p text:style-name="P188">Численные литералы в шестнадцатеричном виде записываются через регистронезависимый префикс (<text:span text:style-name="T70">0X </text:span>или<text:span text:style-name="T69"> </text:span><text:span text:style-name="T70">0x</text:span>).</text:p>
      <text:p text:style-name="P188">Определение типа литерала, как обычно, осуществляется самим компиллятором языка.</text:p>
      <text:p text:style-name="P189">Численные литералы в целочисленном виде по умолчанию считаются<text:span text:style-name="T69"> </text:span><text:span text:style-name="T70">int</text:span><text:span text:style-name="T1">. </text:span>А в нецелочисленном виде —<text:span text:style-name="T69"> </text:span><text:span text:style-name="T70">double</text:span><text:span text:style-name="T1">. </text:span>Но программист может и явно задать тип литерала. Для этого надо просто указать за записью литерала соответствующий суффикс — он представляет собой первую литеру имени типа, и он регистронезависим.</text:p>
      <text:p text:style-name="P189"><text:span text:style-name="T281">Численные литералы в целочисленном виде можно указывать и в двоичном виде — через префикс</text:span><text:span text:style-name="T161"> </text:span><text:span text:style-name="T112">0b</text:span><text:span text:style-name="T32">.</text:span></text:p>
      <text:p text:style-name="P190">Численные литералы в нецелочисленном виде можно указывать в десятичном или шестнадцатеричном виде. В любой системе счисления они могут быть как в обычном, так и в научном виде. При записи в шестнадцатеричной системе счисления в научном виде запись имеет специфический вид — например,<text:span text:style-name="T69"> </text:span><text:span text:style-name="T70">0x2.1p789</text:span><text:span text:style-name="T1">, </text:span>где<text:span text:style-name="T69"> </text:span><text:span text:style-name="T70">p </text:span>(неважно,<text:span text:style-name="T69"> </text:span><text:span text:style-name="T70">p </text:span>или<text:span text:style-name="T69"> </text:span><text:span text:style-name="T70">P</text:span>) обозначает степень числа 2, а не <text:span text:style-name="T1">10</text:span>.</text:p>
      <text:p text:style-name="P190">Все численные литералы допускают верстку их записи при помощи символа<text:span text:style-name="T69"> _</text:span>, причем допускается употреблять несколько идущих подряд символов<text:span text:style-name="T69"> _</text:span>. Эта возможность предусмотрена просто для наглядности записи.</text:p>
      <text:p text:style-name="P440"/>
      <text:p text:style-name="P440">Эскейп- последовательности</text:p>
      <text:p text:style-name="P440"/>
      <text:p text:style-name="P190">Так же, как и в <text:span text:style-name="T1">C++.</text:span></text:p>
      <text:p text:style-name="P469">О языке и библиотеках</text:p>
      <text:p text:style-name="P441"/>
      <text:p text:style-name="P462">Говоря о языке<text:span text:style-name="T69"> </text:span><text:span text:style-name="T70">Java </text:span>следует иметь ввиду — библиотеки, включаемые в стандартную поставку языка, считаются средствами самого языка. Однако средства языка, являющиеся библиотечными, не рассматриваются в этом томе. Сведения о них — в Томе <text:span text:style-name="T1">II.</text:span></text:p>
      <text:p text:style-name="P441"/>
      <text:p text:style-name="P441">О некоторых средствах языка</text:p>
      <text:p text:style-name="P441"/>
      <text:p text:style-name="P411">Об апплетах</text:p>
      <text:p text:style-name="P411"/>
      <text:p text:style-name="P191">Это средство задействуется применением библиотек, и поэтому сведения о нем — в Томе <text:span text:style-name="T1">II.</text:span></text:p>
      <text:p text:style-name="P411"/>
      <text:p text:style-name="P411">О сервлетах</text:p>
      <text:p text:style-name="P411"/>
      <text:p text:style-name="P191">Это средство задействуется применением библиотек, и поэтому сведения о нем — в Томе <text:span text:style-name="T1">II.</text:span></text:p>
      <text:p text:style-name="P411"/>
      <text:p text:style-name="P411">О многопоточности</text:p>
      <text:p text:style-name="P411"/>
      <text:p text:style-name="P191">Это средство задействуется применением библиотек, и поэтому сведения о нем — в Томе <text:span text:style-name="T1">I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loext:graphic-properties draw:fill="none" draw:fill-color="#ffffff" draw:opacity="100%"/>
      <style:paragraph-properties fo:text-align="center" style:justify-single-word="false" fo:background-color="transparent"/>
      <style:text-properties style:font-name="Tahoma" fo:font-size="10pt" fo:background-color="#ffffff" style:font-size-asian="10pt" style:font-size-complex="10pt"/>
    </style:style>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22:07:06.359000000</meta:creation-date>
    <dc:date>2019-04-02T04:59:38.132000000</dc:date>
    <meta:editing-duration>PT4H56M59S</meta:editing-duration>
    <meta:editing-cycles>48</meta:editing-cycles>
    <meta:generator>LibreOffice/6.2.0.3$Windows_x86 LibreOffice_project/98c6a8a1c6c7b144ce3cc729e34964b47ce25d62</meta:generator>
    <meta:document-statistic meta:table-count="0" meta:image-count="0" meta:object-count="0" meta:page-count="56" meta:paragraph-count="769" meta:word-count="9695" meta:character-count="71617" meta:non-whitespace-character-count="62488"/>
  </office:meta>
</office:document-meta>
</file>